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irisWipe" smil:subtype="rectangl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3" style:family="graphic" style:parent-style-name="standard">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5" style:family="graphic" style:parent-style-name="standard">
      <style:graphic-properties draw:stroke="none" draw:fill="none" draw:fill-color="#f47a00" draw:textarea-horizontal-align="justify" draw:textarea-vertical-align="top" draw:auto-grow-height="false" draw:fit-to-size="shrink-to-fit" fo:padding-top="0.13cm" fo:padding-bottom="0.13cm" fo:padding-left="0.25cm" fo:padding-right="0.25cm" fo:wrap-option="wrap" draw:shadow-color="#777777"/>
    </style:style>
    <style:style style:name="gr6" style:family="graphic" style:parent-style-name="standard">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25cm" fo:padding-right="0.25cm" fo:wrap-option="no-wrap" draw:shadow-color="#777777"/>
    </style:style>
    <style:style style:name="gr7"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8" style:family="graphic" style:parent-style-name="standard">
      <style:graphic-properties draw:stroke="solid" svg:stroke-width="0.026cm" svg:stroke-color="#000000" draw:marker-start="" draw:marker-start-width="0.21cm" draw:marker-start-center="false" draw:marker-end="Çizgi_20_ucu_20_1"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9" style:family="graphic" style:parent-style-name="standard">
      <style:graphic-properties draw:stroke="solid" svg:stroke-width="0.026cm" svg:stroke-color="#000000" draw:marker-start="" draw:marker-start-width="0.21cm" draw:marker-start-center="false" draw:marker-end="Çizgi_20_ucu_20_2"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0"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color="#777777"/>
    </style:style>
    <style:style style:name="gr11" style:family="graphic" style:parent-style-name="standard">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12"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13" style:family="graphic" style:parent-style-name="standard">
      <style:graphic-properties draw:stroke="solid" svg:stroke-width="0.079cm" svg:stroke-color="#f47a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4" style:family="graphic" style:parent-style-name="standard">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15"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wrap" draw:shadow-color="#777777"/>
    </style:style>
    <style:style style:name="gr16" style:family="graphic" style:parent-style-name="standard">
      <style:graphic-properties draw:stroke="solid" svg:stroke-width="0.026cm" svg:stroke-color="#f47a00" draw:marker-end="Çizgi_20_ucu_20_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7"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color="#777777"/>
    </style:style>
    <style:style style:name="gr18" style:family="graphic" style:parent-style-name="standard">
      <style:graphic-properties draw:stroke="solid" svg:stroke-width="0.026cm" svg:stroke-color="#000000" draw:marker-start="" draw:marker-start-width="0.21cm" draw:marker-start-center="false" draw:marker-end="Çizgi_20_ucu_20_4"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19" style:family="graphic" style:parent-style-name="standard">
      <style:graphic-properties draw:stroke="solid" svg:stroke-width="0.026cm" svg:stroke-color="#000000" draw:marker-start="" draw:marker-start-width="0.21cm" draw:marker-start-center="false" draw:marker-end="Çizgi_20_ucu_20_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0" style:family="graphic" style:parent-style-name="standard">
      <style:graphic-properties draw:stroke="solid" svg:stroke-width="0.026cm" svg:stroke-color="#000000" draw:marker-start="" draw:marker-start-width="0.21cm" draw:marker-start-center="false" draw:marker-end="Çizgi_20_ucu_20_6"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1" style:family="graphic" style:parent-style-name="standard">
      <style:graphic-properties draw:stroke="solid" svg:stroke-width="0.026cm" svg:stroke-color="#000000" draw:marker-start="" draw:marker-start-width="0.21cm" draw:marker-start-center="false" draw:marker-end="Çizgi_20_ucu_20_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2" style:family="graphic" style:parent-style-name="standard">
      <style:graphic-properties draw:stroke="solid" svg:stroke-width="0.026cm" svg:stroke-color="#000000" draw:marker-end="Çizgi_20_ucu_20_8"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3" style:family="graphic" style:parent-style-name="standard">
      <style:graphic-properties draw:stroke="solid" svg:stroke-width="0.026cm" svg:stroke-color="#000000" draw:stroke-linejoin="miter" draw:fill="solid" draw:fill-color="#ffff00" draw:textarea-horizontal-align="justify" draw:textarea-vertical-align="top" draw:auto-grow-height="false" fo:padding-top="0.13cm" fo:padding-bottom="0.13cm" fo:padding-left="0.25cm" fo:padding-right="0.25cm" fo:wrap-option="wrap" draw:shadow-color="#777777"/>
    </style:style>
    <style:style style:name="gr24" style:family="graphic" style:parent-style-name="standard">
      <style:graphic-properties draw:stroke="solid" svg:stroke-width="0.026cm" svg:stroke-color="#000000" draw:marker-start="" draw:marker-start-width="0.21cm" draw:marker-start-center="false" draw:marker-end="Çizgi_20_ucu_20_9"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5" style:family="graphic" style:parent-style-name="standard">
      <style:graphic-properties draw:stroke="solid" svg:stroke-width="0.026cm" svg:stroke-color="#000000" draw:marker-start="" draw:marker-start-width="0.21cm" draw:marker-start-center="false" draw:marker-end="Çizgi_20_ucu_20_10"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6" style:family="graphic" style:parent-style-name="standard">
      <style:graphic-properties draw:stroke="solid" svg:stroke-width="0.026cm" svg:stroke-color="#000000" draw:marker-start="" draw:marker-start-width="0.21cm" draw:marker-start-center="false" draw:marker-end="Çizgi_20_ucu_20_11"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7" style:family="graphic" style:parent-style-name="standard">
      <style:graphic-properties draw:stroke="solid" svg:stroke-width="0.026cm" svg:stroke-color="#000000" draw:marker-start="" draw:marker-start-width="0.21cm" draw:marker-start-center="false" draw:marker-end="Çizgi_20_ucu_20_12"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28" style:family="graphic" style:parent-style-name="standard">
      <style:graphic-properties draw:stroke="solid" svg:stroke-width="0.026cm" svg:stroke-color="#000000" draw:marker-end="Çizgi_20_ucu_20_1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29" style:family="graphic" style:parent-style-name="standard">
      <style:graphic-properties draw:stroke="none" draw:fill="none" draw:fill-color="#00ffff" draw:textarea-horizontal-align="justify" draw:textarea-vertical-align="top" draw:auto-grow-height="false" fo:padding-top="0.13cm" fo:padding-bottom="0.13cm" fo:padding-left="0.25cm" fo:padding-right="0.25cm" fo:wrap-option="wrap" draw:shadow-color="#777777"/>
    </style:style>
    <style:style style:name="gr30" style:family="graphic" style:parent-style-name="standard">
      <style:graphic-properties draw:stroke="solid" svg:stroke-width="0.026cm" svg:stroke-color="#f47a00" draw:marker-end="Çizgi_20_ucu_20_14"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1" style:family="graphic" style:parent-style-name="standard">
      <style:graphic-properties draw:stroke="solid" svg:stroke-width="0.026cm" svg:stroke-color="#000000" draw:marker-start="" draw:marker-start-width="0.21cm" draw:marker-start-center="false" draw:marker-end="Çizgi_20_ucu_20_1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2" style:family="graphic" style:parent-style-name="standard">
      <style:graphic-properties draw:stroke="solid" svg:stroke-width="0.026cm" svg:stroke-color="#000000" draw:marker-end="Çizgi_20_ucu_20_16"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3" style:family="graphic" style:parent-style-name="standard">
      <style:graphic-properties draw:stroke="solid" svg:stroke-width="0.026cm" svg:stroke-color="#000000" draw:marker-start="" draw:marker-start-width="0.21cm" draw:marker-start-center="false" draw:marker-end="Çizgi_20_ucu_20_1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4" style:family="graphic" style:parent-style-name="standard">
      <style:graphic-properties draw:stroke="solid" svg:stroke-width="0.026cm" svg:stroke-color="#000000" draw:marker-start="" draw:marker-start-width="0.21cm" draw:marker-start-center="false" draw:marker-end="Çizgi_20_ucu_20_18"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5" style:family="graphic" style:parent-style-name="standard">
      <style:graphic-properties draw:stroke="solid" svg:stroke-width="0.026cm" svg:stroke-color="#000000" draw:marker-start="" draw:marker-start-width="0.21cm" draw:marker-start-center="false" draw:marker-end="Çizgi_20_ucu_20_19"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6" style:family="graphic" style:parent-style-name="standard">
      <style:graphic-properties draw:stroke="solid" svg:stroke-width="0.026cm" svg:stroke-color="#000000" draw:marker-start="" draw:marker-start-width="0.21cm" draw:marker-start-center="false" draw:marker-end="Çizgi_20_ucu_20_20"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37" style:family="graphic" style:parent-style-name="standard">
      <style:graphic-properties draw:stroke="solid" svg:stroke-width="0.026cm" svg:stroke-color="#000000" draw:marker-end="Çizgi_20_ucu_20_21"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8" style:family="graphic" style:parent-style-name="standard">
      <style:graphic-properties draw:stroke="solid" svg:stroke-width="0.026cm" svg:stroke-color="#000000" draw:marker-end="Çizgi_20_ucu_20_22"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9" style:family="graphic" style:parent-style-name="standard">
      <style:graphic-properties draw:stroke="solid" svg:stroke-width="0.026cm" svg:stroke-color="#000000" draw:marker-end="Çizgi_20_ucu_20_23"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0" style:family="graphic" style:parent-style-name="standard">
      <style:graphic-properties draw:stroke="solid" svg:stroke-width="0.026cm" svg:stroke-color="#000000" draw:marker-end="Çizgi_20_ucu_20_24"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1" style:family="graphic" style:parent-style-name="standard">
      <style:graphic-properties draw:stroke="solid" svg:stroke-width="0.026cm" svg:stroke-color="#000000" draw:marker-start="" draw:marker-start-width="0.21cm" draw:marker-start-center="false" draw:marker-end="Çizgi_20_ucu_20_25"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42" style:family="graphic" style:parent-style-name="standard">
      <style:graphic-properties draw:stroke="solid" svg:stroke-width="0.026cm" svg:stroke-color="#000000" draw:marker-start="" draw:marker-start-width="0.21cm" draw:marker-start-center="false" draw:marker-end="Çizgi_20_ucu_20_26"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gr43" style:family="graphic" style:parent-style-name="standard">
      <style:graphic-properties draw:stroke="solid" svg:stroke-width="0.026cm" svg:stroke-color="#000000" draw:marker-start="" draw:marker-start-width="0.21cm" draw:marker-start-center="false" draw:marker-end="Çizgi_20_ucu_20_27" draw:marker-end-width="0.35cm" draw:marker-end-center="false" svg:stroke-opacity="100%" draw:stroke-linejoin="round" draw:fill="none" draw:fill-color="#ffff00" draw:textarea-horizontal-align="left" draw:textarea-vertical-align="top" draw:auto-grow-height="false" fo:padding-top="0.127cm" fo:padding-bottom="0.127cm" fo:padding-left="0.254cm" fo:padding-right="0.254cm" fo:wrap-option="wrap" draw:shadow-offset-x="0.071cm" draw:shadow-offset-y="0.071cm" draw:shadow-color="#777777" draw:shadow-opacity="100%"/>
    </style:style>
    <style:style style:name="pr1" style:family="presentation" style:parent-style-name="Varsayılan-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Varsayılan-notes">
      <style:graphic-properties draw:stroke="none" draw:fill="none" draw:fill-color="#00cc99" draw:auto-grow-height="true" fo:min-height="11.798cm" draw:shadow-color="#808080"/>
    </style:style>
    <style:style style:name="pr3"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5"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6"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6.726cm" fo:min-width="0cm" fo:padding-top="0.13cm" fo:padding-bottom="0.13cm" fo:padding-left="0.25cm" fo:padding-right="0.25cm" fo:wrap-option="wrap" draw:shadow-color="#777777"/>
    </style:style>
    <style:style style:name="pr7" style:family="presentation" style:parent-style-name="Varsayılan-outline1">
      <style:graphic-properties draw:stroke="none" draw:fill="none" draw:fill-color="#00ffff" draw:textarea-horizontal-align="justify" draw:textarea-vertical-align="top" draw:auto-grow-height="false" draw:auto-grow-width="false" draw:fit-to-size="shrink-to-fit" fo:min-height="14.987cm" fo:min-width="0cm" fo:padding-top="0.127cm" fo:padding-bottom="0.127cm" fo:padding-left="0.254cm" fo:padding-right="0.254cm" fo:wrap-option="wrap" draw:shadow-color="#777777"/>
    </style:style>
    <style:style style:name="pr8" style:family="presentation" style:parent-style-name="Varsayılan-notes">
      <style:graphic-properties draw:fill-color="#ffffff" fo:min-height="11.798cm"/>
    </style:style>
    <style:style style:name="pr9"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0.324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617cm" fo:margin-bottom="0cm" fo:text-indent="0cm"/>
    </style:style>
    <style:style style:name="P5" style:family="paragraph">
      <style:paragraph-properties fo:margin-left="0cm" fo:margin-right="0cm" fo:margin-top="0.105cm" fo:margin-bottom="0cm" fo:text-indent="0cm"/>
    </style:style>
    <style:style style:name="P6" style:family="paragraph">
      <style:paragraph-properties fo:margin-left="0cm" fo:margin-right="0cm" fo:margin-top="0.529cm" fo:margin-bottom="0cm" fo:text-indent="0cm"/>
    </style:style>
    <style:style style:name="P7" style:family="paragraph">
      <style:paragraph-properties fo:margin-left="0cm" fo:margin-right="0cm" fo:margin-top="0.088cm" fo:margin-bottom="0cm" fo:text-indent="0cm"/>
    </style:style>
    <style:style style:name="P8" style:family="paragraph">
      <style:paragraph-properties fo:margin-left="0cm" fo:margin-right="0cm" fo:margin-top="0.088cm" fo:margin-bottom="0cm" fo:line-height="100%" fo:text-indent="0cm"/>
    </style:style>
    <style:style style:name="P9" style:family="paragraph">
      <style:paragraph-properties fo:text-align="center" style:writing-mode="lr-tb"/>
    </style:style>
    <style:style style:name="P10" style:family="paragraph">
      <style:paragraph-properties fo:margin-left="0.621cm" fo:margin-right="0cm" fo:margin-top="0.529cm" fo:margin-bottom="0cm" fo:line-height="70%" fo:text-indent="-0.621cm"/>
    </style:style>
    <style:style style:name="P11" style:family="paragraph">
      <style:paragraph-properties fo:margin-left="0.621cm" fo:margin-right="0cm" fo:margin-top="0.529cm" fo:margin-bottom="0cm" fo:line-height="20%" fo:text-indent="-0.621cm"/>
    </style:style>
    <style:style style:name="P12" style:family="paragraph">
      <style:paragraph-properties fo:margin-left="0.621cm" fo:margin-right="0cm" fo:margin-top="0.529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3" style:family="paragraph">
      <style:paragraph-properties fo:margin-left="0cm" fo:margin-right="0cm" fo:margin-top="0.158cm" fo:margin-bottom="0cm" fo:text-indent="0cm"/>
    </style:style>
    <style:style style:name="P14" style:family="paragraph">
      <style:paragraph-properties fo:margin-left="0cm" fo:margin-right="0cm" fo:margin-top="0.105cm" fo:margin-bottom="0cm" fo:line-height="100%" fo:text-indent="0cm"/>
    </style:style>
    <style:style style:name="P15" style:family="paragraph">
      <style:paragraph-properties fo:margin-left="0.621cm" fo:margin-right="0cm" fo:margin-top="0.529cm" fo:margin-bottom="0cm" fo:line-height="70%" fo:text-indent="-0.621cm" style:punctuation-wrap="simple" style:line-break="normal"/>
    </style:style>
    <style:style style:name="P16" style:family="paragraph">
      <style:paragraph-properties fo:margin-left="0.621cm" fo:margin-right="0cm" fo:margin-top="0.529cm" fo:margin-bottom="0cm" fo:line-height="0cm" fo:text-indent="-0.621cm" style:punctuation-wrap="simple" style:line-break="normal"/>
    </style:style>
    <style:style style:name="P17" style:family="paragraph">
      <style:paragraph-properties fo:margin-left="0.621cm" fo:margin-right="0cm" fo:margin-top="0.529cm" fo:margin-bottom="0cm" fo:line-height="20%" fo:text-indent="-0.621cm" style:punctuation-wrap="simple" style:line-break="normal"/>
    </style:style>
    <style:style style:name="P18" style:family="paragraph">
      <style:paragraph-properties fo:margin-left="0.621cm" fo:margin-right="0cm" fo:margin-top="0.529cm" fo:margin-bottom="0cm" fo:line-height="7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19" style:family="paragraph">
      <style:paragraph-properties fo:margin-left="0.621cm" fo:margin-right="0cm" fo:margin-top="0.529cm" fo:margin-bottom="0cm" fo:line-height="40%" fo:text-indent="-0.621cm" style:punctuation-wrap="simple" style:line-break="normal"/>
    </style:style>
    <style:style style:name="P20" style:family="paragraph">
      <style:paragraph-properties fo:margin-left="0.621cm" fo:margin-right="0cm" fo:margin-top="0.529cm" fo:margin-bottom="0cm" fo:line-height="50%" fo:text-indent="-0.621cm" style:punctuation-wrap="simple" style:line-break="normal"/>
    </style:style>
    <style:style style:name="P21" style:family="paragraph">
      <style:paragraph-properties fo:margin-left="0.621cm" fo:margin-right="0cm" fo:margin-top="0.529cm" fo:margin-bottom="0cm" fo:line-height="5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2" style:family="paragraph">
      <style:paragraph-properties fo:margin-left="0.621cm" fo:margin-right="0cm" fo:margin-top="0.529cm" fo:margin-bottom="0cm" fo:line-height="60%" fo:text-indent="-0.621cm"/>
    </style:style>
    <style:style style:name="P23" style:family="paragraph">
      <style:paragraph-properties fo:margin-left="0.621cm" fo:margin-right="0cm" fo:margin-top="0.529cm" fo:margin-bottom="0cm" fo:line-height="6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4" style:family="paragraph">
      <style:paragraph-properties fo:margin-left="0.621cm" fo:margin-right="0cm" fo:margin-top="0.529cm" fo:margin-bottom="0cm" fo:line-height="100%" fo:text-indent="-0.621cm" style:punctuation-wrap="simple" style:line-break="normal"/>
    </style:style>
    <style:style style:name="P25" style:family="paragraph">
      <style:paragraph-properties fo:margin-left="0.621cm" fo:margin-right="0cm" fo:margin-top="0.529cm" fo:margin-bottom="0cm" fo:line-height="10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6" style:family="paragraph">
      <style:paragraph-properties fo:margin-left="0.621cm" fo:margin-right="0cm" fo:margin-top="0.529cm" fo:margin-bottom="0cm" fo:line-height="80%" fo:text-indent="-0.621cm" style:punctuation-wrap="simple" style:line-break="normal"/>
    </style:style>
    <style:style style:name="P27" style:family="paragraph">
      <style:paragraph-properties fo:margin-left="0.621cm" fo:margin-right="0cm" fo:margin-top="0.529cm" fo:margin-bottom="0cm" fo:line-height="8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28" style:family="paragraph">
      <style:paragraph-properties fo:margin-left="0.621cm" fo:margin-right="0cm" fo:margin-top="0.529cm" fo:margin-bottom="0cm" fo:text-indent="-0.621cm"/>
    </style:style>
    <style:style style:name="P29" style:family="paragraph">
      <style:paragraph-properties fo:margin-left="0.621cm" fo:margin-right="0cm" fo:margin-top="0.352cm" fo:margin-bottom="0cm" fo:line-height="100%" fo:text-indent="-0.621cm"/>
    </style:style>
    <style:style style:name="P30" style:family="paragraph">
      <style:paragraph-properties fo:margin-left="0.621cm" fo:margin-right="0cm" fo:margin-top="0.529cm" fo:margin-bottom="0cm" fo:line-height="80%" fo:text-indent="-0.621cm"/>
    </style:style>
    <style:style style:name="P31" style:family="paragraph">
      <style:paragraph-properties fo:margin-left="0.621cm" fo:margin-right="0cm" fo:margin-top="0.529cm" fo:margin-bottom="0cm" fo:line-height="8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32" style:family="paragraph">
      <style:paragraph-properties fo:margin-left="0.621cm" fo:margin-right="0cm" fo:margin-top="0.529cm" fo:margin-bottom="0cm" fo:line-height="50%" fo:text-indent="-0.621cm"/>
    </style:style>
    <style:style style:name="P33" style:family="paragraph">
      <style:paragraph-properties fo:margin-left="0.621cm" fo:margin-right="0cm" fo:margin-top="0.352cm" fo:margin-bottom="0cm" fo:line-height="60%" fo:text-indent="-0.621cm"/>
    </style:style>
    <style:style style:name="P34" style:family="paragraph">
      <style:paragraph-properties fo:margin-left="0.621cm" fo:margin-right="0cm" fo:margin-top="0.352cm" fo:margin-bottom="0cm" fo:line-height="20%" fo:text-indent="-0.621cm"/>
    </style:style>
    <style:style style:name="P35" style:family="paragraph">
      <style:paragraph-properties fo:margin-left="0cm" fo:margin-right="0cm" fo:margin-top="0.352cm" fo:margin-bottom="0cm" fo:line-height="60%" fo:text-indent="0cm" style:punctuation-wrap="simple" style:line-break="normal"/>
    </style:style>
    <style:style style:name="P36" style:family="paragraph">
      <style:paragraph-properties fo:margin-left="0cm" fo:margin-right="0cm" fo:margin-top="0.352cm" fo:margin-bottom="0cm" fo:line-height="90%" fo:text-indent="0cm" style:punctuation-wrap="simple" style:line-break="normal"/>
    </style:style>
    <style:style style:name="P37" style:family="paragraph">
      <style:paragraph-properties fo:margin-left="0.621cm" fo:margin-right="0cm" fo:margin-top="0.529cm" fo:margin-bottom="0cm" fo:line-height="90%" fo:text-indent="-0.621cm"/>
    </style:style>
    <style:style style:name="P38" style:family="paragraph">
      <style:paragraph-properties fo:margin-left="0.621cm" fo:margin-right="0cm" fo:margin-top="0.617cm" fo:margin-bottom="0cm" fo:line-height="80%" fo:text-indent="-0.621cm"/>
    </style:style>
    <style:style style:name="P39" style:family="paragraph">
      <style:paragraph-properties fo:margin-left="0.621cm" fo:margin-right="0cm" fo:margin-top="0.617cm" fo:margin-bottom="0cm" fo:line-height="50%" fo:text-indent="-0.621cm"/>
    </style:style>
    <style:style style:name="P40" style:family="paragraph">
      <style:paragraph-properties fo:margin-left="0.621cm" fo:margin-right="0cm" fo:margin-top="0.617cm" fo:margin-bottom="0cm" fo:line-height="20%" fo:text-indent="-0.621cm"/>
    </style:style>
    <style:style style:name="P41" style:family="paragraph">
      <style:paragraph-properties fo:margin-left="0.621cm" fo:margin-right="0cm" fo:margin-top="0.617cm" fo:margin-bottom="0cm" fo:line-height="2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42" style:family="paragraph">
      <style:paragraph-properties fo:margin-left="0.621cm" fo:margin-right="0cm" fo:margin-top="0.44cm" fo:margin-bottom="0cm" fo:line-height="80%" fo:text-indent="-0.621cm"/>
    </style:style>
    <style:style style:name="P43" style:family="paragraph">
      <style:paragraph-properties fo:margin-left="0.621cm" fo:margin-right="0cm" fo:margin-top="0.617cm" fo:margin-bottom="0cm" fo:line-height="70%" fo:text-indent="-0.621cm"/>
    </style:style>
    <style:style style:name="P44" style:family="paragraph">
      <style:paragraph-properties fo:margin-left="0.621cm" fo:margin-right="0cm" fo:margin-top="0.617cm" fo:margin-bottom="0cm" fo:line-height="7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45" style:family="paragraph">
      <style:paragraph-properties fo:margin-left="0cm" fo:margin-right="0cm" fo:line-height="100%" fo:text-indent="0cm"/>
    </style:style>
    <style:style style:name="P46" style:family="paragraph">
      <style:paragraph-properties fo:margin-left="0.621cm" fo:margin-right="0cm" fo:margin-top="0.352cm" fo:margin-bottom="0cm" fo:line-height="50%" fo:text-indent="-0.621cm"/>
    </style:style>
    <style:style style:name="P47" style:family="paragraph">
      <style:paragraph-properties fo:margin-left="0.621cm" fo:margin-right="0cm" fo:margin-top="0.352cm" fo:margin-bottom="0cm" fo:line-height="80%" fo:text-indent="-0.621cm"/>
    </style:style>
    <style:style style:name="P48" style:family="paragraph">
      <style:paragraph-properties fo:margin-left="0.621cm" fo:margin-right="0cm" fo:margin-top="0.352cm" fo:margin-bottom="0cm" fo:line-height="5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49" style:family="paragraph">
      <style:paragraph-properties fo:margin-left="0.621cm" fo:margin-right="0cm" fo:margin-top="0.352cm" fo:margin-bottom="0cm" fo:line-height="90%" fo:text-indent="-0.621cm"/>
    </style:style>
    <style:style style:name="P50" style:family="paragraph">
      <style:paragraph-properties fo:margin-left="0.621cm" fo:margin-right="0cm" fo:margin-top="0cm" fo:margin-bottom="0cm" fo:line-height="90%" fo:text-indent="-0.621cm" style:punctuation-wrap="hanging" style:line-break="strict"/>
    </style:style>
    <style:style style:name="P51" style:family="paragraph">
      <style:paragraph-properties fo:margin-left="0.621cm" fo:margin-right="0cm" fo:margin-top="0cm" fo:margin-bottom="0cm" fo:line-height="90%" fo:text-indent="-0.621cm" style:punctuation-wrap="hanging" style:line-break="strict">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2" style:family="paragraph">
      <style:paragraph-properties fo:margin-left="0.621cm" fo:margin-right="0cm" fo:margin-top="0.352cm" fo:margin-bottom="0cm" fo:line-height="9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3" style:family="paragraph">
      <style:paragraph-properties fo:margin-left="0.621cm" fo:margin-right="0cm" fo:margin-top="0.352cm" fo:margin-bottom="0cm" fo:line-height="10%" fo:text-indent="-0.621cm"/>
    </style:style>
    <style:style style:name="P54" style:family="paragraph">
      <style:paragraph-properties fo:margin-left="0.621cm" fo:margin-right="0cm" fo:margin-top="0.352cm" fo:margin-bottom="0cm" fo:line-height="40%" fo:text-indent="-0.621cm"/>
    </style:style>
    <style:style style:name="P55" style:family="paragraph">
      <style:paragraph-properties fo:margin-left="0.621cm" fo:margin-right="0cm" fo:margin-top="0.352cm" fo:margin-bottom="0cm" fo:line-height="4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56" style:family="paragraph">
      <style:paragraph-properties fo:margin-left="0.621cm" fo:margin-right="0cm" fo:margin-top="0.352cm" fo:margin-bottom="0cm" fo:line-height="50%" fo:text-indent="-0.621cm" style:punctuation-wrap="simple" style:line-break="normal"/>
    </style:style>
    <style:style style:name="P57" style:family="paragraph">
      <style:paragraph-properties fo:margin-left="0.621cm" fo:margin-right="0cm" fo:margin-top="0.352cm" fo:margin-bottom="0cm" fo:line-height="80%" fo:text-indent="-0.621cm" style:punctuation-wrap="simple" style:line-break="normal"/>
    </style:style>
    <style:style style:name="P58" style:family="paragraph">
      <style:paragraph-properties fo:margin-left="0.621cm" fo:margin-right="0cm" fo:margin-top="0.352cm" fo:margin-bottom="0cm" fo:line-height="10%" fo:text-indent="-0.621cm" style:punctuation-wrap="simple" style:line-break="normal"/>
    </style:style>
    <style:style style:name="P59" style:family="paragraph">
      <style:paragraph-properties fo:margin-left="0.621cm" fo:margin-right="0cm" fo:margin-top="0.352cm" fo:margin-bottom="0cm" fo:line-height="8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0" style:family="paragraph">
      <style:paragraph-properties fo:margin-left="0.621cm" fo:margin-right="0cm" fo:margin-top="0.396cm" fo:margin-bottom="0cm" fo:line-height="100%" fo:text-indent="-0.621cm" style:punctuation-wrap="simple" style:line-break="normal"/>
    </style:style>
    <style:style style:name="P61" style:family="paragraph">
      <style:paragraph-properties fo:margin-left="0.621cm" fo:margin-right="0cm" fo:margin-top="0.396cm" fo:margin-bottom="0cm" fo:line-height="50%" fo:text-indent="-0.621cm" style:punctuation-wrap="simple" style:line-break="normal"/>
    </style:style>
    <style:style style:name="P62" style:family="paragraph">
      <style:paragraph-properties fo:margin-left="0.621cm" fo:margin-right="0cm" fo:margin-top="0.396cm" fo:margin-bottom="0cm" fo:line-height="70%" fo:text-indent="-0.621cm" style:punctuation-wrap="simple" style:line-break="normal"/>
    </style:style>
    <style:style style:name="P63" style:family="paragraph">
      <style:paragraph-properties fo:margin-left="0.621cm" fo:margin-right="0cm" fo:margin-top="0.396cm" fo:margin-bottom="0cm" fo:line-height="60%" fo:text-indent="-0.621cm" style:punctuation-wrap="simple" style:line-break="normal">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4" style:family="paragraph">
      <style:paragraph-properties fo:margin-left="0.621cm" fo:margin-right="0cm" fo:margin-top="0.396cm" fo:margin-bottom="0cm" fo:line-height="30%" fo:text-indent="-0.621cm" style:punctuation-wrap="simple" style:line-break="normal"/>
    </style:style>
    <style:style style:name="P65" style:family="paragraph">
      <style:paragraph-properties fo:margin-left="0.621cm" fo:margin-right="0cm" fo:margin-top="0.352cm" fo:margin-bottom="0cm" fo:line-height="100%" fo:text-indent="-0.621cm">
        <style:tab-stops>
          <style:tab-stop style:position="0cm"/>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style>
    <style:style style:name="P66" style:family="paragraph">
      <style:paragraph-properties fo:margin-left="1.565cm" fo:margin-right="0cm" fo:margin-top="0.105cm" fo:margin-bottom="0cm" fo:text-indent="-0.622cm"/>
    </style:style>
    <style:style style:name="P67" style:family="paragraph">
      <style:paragraph-properties fo:margin-left="1.27cm" fo:margin-right="0cm" fo:margin-top="0cm" fo:margin-bottom="0cm" fo:line-height="100%" fo:text-align="center" fo:text-indent="0cm" style:punctuation-wrap="hanging" style:line-break="strict" style:writing-mode="lr-tb"/>
    </style:style>
    <style:style style:name="T1" style:family="text">
      <style:text-properties fo:color="#000000" fo:font-size="32pt" style:font-size-asian="32pt" style:font-size-complex="32pt"/>
    </style:style>
    <style:style style:name="T2" style:family="text">
      <style:text-properties fo:font-size="28pt" fo:language="en" fo:country="US" style:font-size-asian="28pt" style:font-size-complex="28pt"/>
    </style:style>
    <style:style style:name="T3" style:family="text">
      <style:text-properties fo:font-size="24pt" fo:language="en" fo:country="US" style:font-size-asian="24pt" style:font-size-complex="24pt"/>
    </style:style>
    <style:style style:name="T4" style:family="text">
      <style:text-properties fo:color="#a50021" fo:language="en" fo:country="US"/>
    </style:style>
    <style:style style:name="T5" style:family="text">
      <style:text-properties fo:language="en" fo:country="US"/>
    </style:style>
    <style:style style:name="T6" style:family="text">
      <style:text-properties fo:font-family="'Courier New'" style:font-family-generic="modern" style:font-pitch="fixed" fo:language="en" fo:country="US" fo:font-weight="bold" style:font-weight-asian="bold" style:font-weight-complex="bold"/>
    </style:style>
    <style:style style:name="T7" style:family="text">
      <style:text-properties fo:color="#000000" fo:font-family="'Courier New'" style:font-family-generic="modern" style:font-pitch="fixed" fo:language="en" fo:country="US" fo:font-weight="bold" style:font-weight-asian="bold" style:font-weight-complex="bold"/>
    </style:style>
    <style:style style:name="T8" style:family="text">
      <style:text-properties fo:language="tr" fo:country="TR"/>
    </style:style>
    <style:style style:name="T9"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10" style:family="text">
      <style:text-properties fo:color="#ff0000"/>
    </style:style>
    <style:style style:name="T11" style:family="text">
      <style:text-properties fo:color="#0000ff" fo:font-family="'Courier New'" style:font-family-generic="modern" style:font-pitch="fixed" fo:language="en" fo:country="US" fo:font-weight="bold" style:font-weight-asian="bold" style:font-weight-complex="bold"/>
    </style:style>
    <style:style style:name="T12" style:family="text">
      <style:text-properties fo:color="#ff0000" fo:font-family="'Courier New'" style:font-family-generic="modern" style:font-pitch="fixed" fo:language="en" fo:country="US" fo:font-weight="bold" style:font-weight-asian="bold" style:font-weight-complex="bold"/>
    </style:style>
    <style:style style:name="T13" style:family="text">
      <style:text-properties fo:font-family="'Courier New'" style:font-family-generic="modern" style:font-pitch="fixed" fo:font-weight="bold" style:font-weight-asian="bold" style:font-weight-complex="bold"/>
    </style:style>
    <style:style style:name="T14" style:family="text">
      <style:text-properties fo:color="#ff0000" fo:font-family="'Courier New'" style:font-family-generic="modern" style:font-pitch="fixed" fo:language="tr" fo:country="TR" fo:font-weight="bold" style:font-weight-asian="bold" style:font-weight-complex="bold"/>
    </style:style>
    <style:style style:name="T15" style:family="text">
      <style:text-properties fo:font-family="'Courier New'" style:font-family-generic="modern" style:font-pitch="fixed" fo:language="en" fo:country="US" fo:font-weight="normal" style:font-weight-asian="normal" style:font-weight-complex="normal"/>
    </style:style>
    <style:style style:name="T16" style:family="text">
      <style:text-properties fo:font-size="18pt" style:font-size-asian="18pt" style:font-size-complex="18pt"/>
    </style:style>
    <style:style style:name="T17" style:family="text">
      <style:text-properties fo:color="#000000" fo:language="en" fo:country="US" fo:font-weight="bold" style:font-weight-asian="bold" style:font-weight-complex="bold"/>
    </style:style>
    <style:style style:name="T18" style:family="text">
      <style:text-properties fo:font-family="Helvetica" style:font-family-generic="swiss" style:font-pitch="variable" fo:language="en" fo:country="US"/>
    </style:style>
    <style:style style:name="T19" style:family="text">
      <style:text-properties fo:color="#f47a00"/>
    </style:style>
    <style:style style:name="T20" style:family="text">
      <style:text-properties fo:font-family="Helvetica" style:font-family-generic="swiss" style:font-pitch="variable" fo:language="en" fo:country="US" fo:font-weight="bold" style:font-weight-asian="bold" style:font-weight-complex="bold"/>
    </style:style>
    <style:style style:name="T21" style:family="text">
      <style:text-properties fo:language="en" fo:country="US" fo:font-weight="bold" style:font-weight-asian="bold" style:font-weight-complex="bold"/>
    </style:style>
    <style:style style:name="T22" style:family="text">
      <style:text-properties fo:color="#008000" fo:language="en" fo:country="US" fo:font-weight="bold" style:font-weight-asian="bold" style:font-weight-complex="bold"/>
    </style:style>
    <style:style style:name="T23" style:family="text">
      <style:text-properties fo:color="#000000" fo:language="en" fo:country="US"/>
    </style:style>
    <style:style style:name="T24" style:family="text">
      <style:text-properties fo:color="#ff0000" fo:language="en" fo:country="US"/>
    </style:style>
    <style:style style:name="T25" style:family="text">
      <style:text-properties fo:font-family="'Courier New'" style:font-family-generic="modern" style:font-pitch="fixed"/>
    </style:style>
    <style:style style:name="T26" style:family="text">
      <style:text-properties fo:font-family="'Courier New'" style:font-family-generic="modern" style:font-pitch="fixed" fo:font-size="16pt" style:font-size-asian="16pt" style:font-size-complex="16pt"/>
    </style:style>
    <style:style style:name="T27" style:family="text">
      <style:text-properties fo:color="#000000" fo:font-family="'Courier New'" style:font-family-generic="modern" style:font-pitch="fixed" fo:font-size="16pt" fo:font-weight="bold" style:font-size-asian="16pt" style:font-weight-asian="bold" style:font-size-complex="16pt" style:font-weight-complex="bold"/>
    </style:style>
    <style:style style:name="T28" style:family="text">
      <style:text-properties fo:font-family="'Courier New'" style:font-family-generic="modern" style:font-pitch="fixed" fo:font-size="16pt" fo:font-weight="bold" style:font-size-asian="16pt" style:font-weight-asian="bold" style:font-size-complex="16pt" style:font-weight-complex="bold"/>
    </style:style>
    <style:style style:name="T29" style:family="text">
      <style:text-properties fo:color="#008000" fo:font-family="'Courier New'" style:font-family-generic="modern" style:font-pitch="fixed" fo:font-size="16pt" fo:text-shadow="1pt 1pt" fo:font-weight="bold" style:font-size-asian="16pt" style:font-weight-asian="bold" style:font-size-complex="16pt" style:font-weight-complex="bold"/>
    </style:style>
    <style:style style:name="T30"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31" style:family="text">
      <style:text-properties fo:color="#ff0000" fo:font-family="'Courier New'" style:font-family-generic="modern" style:font-pitch="fixed" fo:font-size="16pt" fo:text-shadow="1pt 1pt" fo:font-weight="bold" style:font-size-asian="16pt" style:font-weight-asian="bold" style:font-size-complex="16pt" style:font-weight-complex="bold"/>
    </style:style>
    <style:style style:name="T32" style:family="text">
      <style:text-properties fo:color="#008000"/>
    </style:style>
    <style:style style:name="T33" style:family="text">
      <style:text-properties fo:color="#000000" fo:font-family="'Courier New'" style:font-family-generic="modern" style:font-pitch="fixed" fo:language="en" fo:country="US"/>
    </style:style>
    <style:style style:name="T34" style:family="text">
      <style:text-properties fo:font-size="28pt" style:font-size-asian="28pt" style:font-size-complex="28pt"/>
    </style:style>
    <style:style style:name="T35" style:family="text">
      <style:text-properties fo:font-size="24pt" style:font-size-asian="24pt" style:font-size-complex="24pt"/>
    </style:style>
    <style:style style:name="T36" style:family="text">
      <style:text-properties fo:font-family="Arial" style:font-family-generic="swiss" style:font-pitch="variable" fo:font-size="16pt" fo:language="en" fo:country="US" style:font-size-asian="16pt" style:font-size-complex="16pt"/>
    </style:style>
    <style:style style:name="T37" style:family="text">
      <style:text-properties fo:font-family="'Courier New'" style:font-family-generic="modern" style:font-pitch="fixed" fo:font-size="28pt" fo:language="en" fo:country="US" fo:font-weight="bold" style:font-size-asian="28pt" style:font-weight-asian="bold" style:font-size-complex="28pt" style:font-weight-complex="bold"/>
    </style:style>
    <style:style style:name="T38" style:family="text">
      <style:text-properties fo:font-family="'Courier New'" style:font-family-generic="modern" style:font-pitch="fixed" fo:font-size="28pt" fo:language="en" fo:country="US" fo:font-style="italic" style:font-size-asian="28pt" style:font-style-asian="italic" style:font-size-complex="28pt" style:font-style-complex="italic"/>
    </style:style>
    <style:style style:name="T39" style:family="text">
      <style:text-properties fo:font-family="'Courier New'" style:font-family-generic="modern" style:font-pitch="fixed" fo:font-size="28pt" fo:language="en" fo:country="US" style:font-size-asian="28pt" style:font-size-complex="28pt"/>
    </style:style>
    <style:style style:name="T40" style:family="text">
      <style:text-properties fo:font-family="'Courier New'" style:font-family-generic="modern" style:font-pitch="fixed" fo:font-size="20pt" fo:language="en" fo:country="US" fo:font-style="italic" style:font-size-asian="20pt" style:font-style-asian="italic" style:font-size-complex="20pt" style:font-style-complex="italic"/>
    </style:style>
    <style:style style:name="T41" style:family="text">
      <style:text-properties fo:font-family="'Courier New'" style:font-family-generic="modern" style:font-pitch="fixed" fo:font-size="24pt" fo:language="en" fo:country="US" fo:font-weight="normal" style:font-size-asian="24pt" style:font-weight-asian="normal" style:font-size-complex="24pt" style:font-weight-complex="normal"/>
    </style:style>
    <style:style style:name="T42" style:family="text">
      <style:text-properties fo:color="#ff0000" fo:font-size="24pt" fo:language="en" fo:country="US" style:font-size-asian="24pt" style:font-size-complex="24pt"/>
    </style:style>
    <style:style style:name="T43" style:family="text">
      <style:text-properties fo:color="#ff0000" fo:font-family="Wingdings" style:font-pitch="variable" style:font-charset="x-symbol" fo:font-size="24pt" fo:language="en" fo:country="US" style:font-size-asian="24pt" style:font-size-complex="24pt"/>
    </style:style>
    <style:style style:name="T44" style:family="text">
      <style:text-properties fo:color="#000000" fo:font-size="24pt" fo:language="en" fo:country="US" style:font-size-asian="24pt" style:font-size-complex="24pt"/>
    </style:style>
    <style:style style:name="T45" style:family="text">
      <style:text-properties style:text-position="30% 58%" fo:language="en" fo:country="US"/>
    </style:style>
    <style:style style:name="T46" style:family="text">
      <style:text-properties fo:color="#ff0000" fo:font-family="Wingdings" style:font-pitch="variable" style:font-charset="x-symbol" fo:language="en" fo:country="US"/>
    </style:style>
    <style:style style:name="T47" style:family="text">
      <style:text-properties fo:color="#000000" fo:font-family="'Courier New'" style:font-family-generic="modern" style:font-pitch="fixed" fo:font-size="28pt" fo:language="en" fo:country="US" fo:font-weight="bold" style:font-size-asian="28pt" style:font-weight-asian="bold" style:font-size-complex="28pt" style:font-weight-complex="bold"/>
    </style:style>
    <style:style style:name="T48" style:family="text">
      <style:text-properties fo:color="#ff0000" fo:font-family="Arial" style:font-family-generic="swiss" style:font-pitch="variable" fo:font-size="28pt" fo:language="en" fo:country="US" fo:font-style="italic" style:font-size-asian="28pt" style:font-style-asian="italic" style:font-size-complex="28pt" style:font-style-complex="italic"/>
    </style:style>
    <style:style style:name="T49" style:family="text">
      <style:text-properties fo:color="#000000" fo:font-family="'Courier New'" style:font-family-generic="modern" style:font-pitch="fixed" fo:font-weight="bold" style:font-weight-asian="bold" style:font-weight-complex="bold"/>
    </style:style>
    <style:style style:name="T50" style:family="text">
      <style:text-properties fo:color="#000000" fo:font-family="Arial" style:font-family-generic="swiss" style:font-pitch="variable" fo:font-style="italic" style:font-style-asian="italic" style:font-style-complex="italic"/>
    </style:style>
    <style:style style:name="T51"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52" style:family="text">
      <style:text-properties fo:font-size="16pt" style:font-size-asian="16pt" style:font-size-complex="16pt"/>
    </style:style>
    <style:style style:name="T53" style:family="text">
      <style:text-properties fo:color="#000000" fo:font-family="'Courier New'" style:font-family-generic="modern" style:font-pitch="fixed" fo:font-size="16pt" fo:language="en" fo:country="US" fo:font-weight="bold" style:font-size-asian="16pt" style:font-weight-asian="bold" style:font-size-complex="16pt" style:font-weight-complex="bold"/>
    </style:style>
    <style:style style:name="T54"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55"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56" style:family="text">
      <style:text-properties fo:color="#ff0000" fo:font-family="Arial" style:font-family-generic="swiss" style:font-pitch="variable" fo:font-size="16pt" fo:language="en" fo:country="US" fo:font-style="italic" style:font-size-asian="16pt" style:font-style-asian="italic" style:font-size-complex="16pt" style:font-style-complex="italic"/>
    </style:style>
    <style:style style:name="T57" style:family="text">
      <style:text-properties fo:color="#000000" fo:font-family="'Courier New'" style:font-family-generic="modern" style:font-pitch="fixed" fo:font-size="16pt" fo:language="en" fo:country="US" fo:font-style="italic" style:font-size-asian="16pt" style:font-style-asian="italic" style:font-size-complex="16pt" style:font-style-complex="italic"/>
    </style:style>
    <style:style style:name="T58" style:family="text">
      <style:text-properties fo:font-family="Arial" style:font-family-generic="swiss" style:font-pitch="variable" fo:font-size="24pt" style:font-size-asian="24pt" style:font-size-complex="24pt"/>
    </style:style>
    <style:style style:name="T59" style:family="text">
      <style:text-properties fo:color="#000000" fo:font-family="Arial" style:font-family-generic="swiss" style:font-pitch="variable" fo:font-size="16pt" fo:language="en" fo:country="US" fo:font-style="italic" style:font-size-asian="16pt" style:font-style-asian="italic" style:font-size-complex="16pt" style:font-style-complex="italic"/>
    </style:style>
    <style:style style:name="T60" style:family="text">
      <style:text-properties fo:font-size="32pt" style:font-size-asian="32pt" style:font-size-complex="32pt"/>
    </style:style>
    <style:style style:name="T61" style:family="text">
      <style:text-properties fo:font-family="'Courier New'" style:font-family-generic="modern" style:font-pitch="fixed" fo:language="en" fo:country="US" fo:font-style="italic" fo:font-weight="bold" style:font-style-asian="italic" style:font-weight-asian="bold" style:font-style-complex="italic" style:font-weight-complex="bold"/>
    </style:style>
    <style:style style:name="T62"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63"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64" style:family="text">
      <style:text-properties fo:color="#000000" fo:font-family="'Courier New'" style:font-family-generic="modern" style:font-pitch="fixed" fo:font-size="18pt" style:font-size-asian="18pt" style:font-size-complex="18pt"/>
    </style:style>
    <style:style style:name="T65" style:family="text">
      <style:text-properties fo:font-family="Wingdings" style:font-pitch="variable" style:font-charset="x-symbol" fo:font-size="24pt" fo:language="en" fo:country="US" style:font-size-asian="24pt" style:font-size-complex="24pt"/>
    </style:style>
    <style:style style:name="T66" style:family="text">
      <style:text-properties fo:color="#0000ff" fo:font-size="28pt" style:font-size-asian="28pt" style:font-size-complex="28pt"/>
    </style:style>
    <style:style style:name="T67" style:family="text">
      <style:text-properties fo:color="#000066" fo:font-size="24pt" style:font-size-asian="24pt" style:font-size-complex="24pt"/>
    </style:style>
    <style:style style:name="T68" style:family="text">
      <style:text-properties fo:color="#000066" fo:font-size="20pt" style:font-size-asian="20pt" style:font-size-complex="20pt"/>
    </style:style>
    <style:style style:name="T69" style:family="text">
      <style:text-properties fo:color="#0000ff" fo:font-size="28pt" fo:language="en" fo:country="US" style:font-size-asian="28pt" style:font-size-complex="28pt"/>
    </style:style>
    <style:style style:name="T70" style:family="text">
      <style:text-properties fo:color="#000066" fo:font-size="24pt" fo:language="en" fo:country="US" style:font-size-asian="24pt" style:font-size-complex="24pt"/>
    </style:style>
    <style:style style:name="T71" style:family="text">
      <style:text-properties fo:color="#0000ff" style:text-underline-style="solid" style:text-underline-width="auto" style:text-underline-color="font-color"/>
    </style:style>
    <style:style style:name="T72" style:family="text">
      <style:text-properties fo:color="#000066"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73" style:family="text">
      <style:text-properties fo:color="#000066"/>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47a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621cm"/>
        <style:text-properties fo:font-family="Helvetica" style:font-family-generic="swiss" style:font-pitch="variable" fo:color="#008000"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0">
      <text:list-level-style-number text:level="1" style:num-format="">
        <style:list-level-properties/>
        <style:text-properties fo:color="#0000ff"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1">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ff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4">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66"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66"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list text:style-name="L1">
              <text:list-header>
                <text:p text:style-name="P1"><text:span text:style-name="T1">Ders 2:</text:span><text:span text:style-name="T1"><text:line-break/></text:span><text:span text:style-name="T1">Karakter G/Ç</text:span></text:p>
              </text:list-header>
            </text:list>
          </draw:text-box>
        </draw:frame>
        <presentation:notes draw:style-name="dp2">
          <draw:page-thumbnail draw:style-name="gr1" draw:layer="layout" svg:width="13.428cm" svg:height="10.072cm" svg:x="3.545cm" svg:y="1.967cm" draw:page-number="1" presentation:class="page"/>
          <draw:frame presentation:style-name="pr2" draw:layer="layout" svg:width="14.75cm" svg:height="11.798cm" svg:x="2.752cm" svg:y="12.775cm" presentation:class="notes" presentation:placeholder="true">
            <draw:text-box/>
          </draw:frame>
        </presentation:notes>
      </draw:page>
      <draw:page draw:name="page2"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Bugün</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Amaç</text:span></text:p>
              </text:list-item>
            </text:list>
            <text:list text:style-name="L3">
              <text:list-item>
                <text:list>
                  <text:list-item>
                    <text:p text:style-name="P5"><text:span text:style-name="T3">Önemli C yapıları</text:span></text:p>
                    <text:list>
                      <text:list-item>
                        <text:p text:style-name="P5"><text:span text:style-name="T3">Program akışı (if/else, döngü, ve switch)</text:span></text:p>
                      </text:list-item>
                      <text:list-item>
                        <text:p text:style-name="P5"><text:span text:style-name="T3">Karakter G/Ç (getchar ve putchar)</text:span></text:p>
                      </text:list-item>
                    </text:list>
                  </text:list-item>
                  <text:list-item>
                    <text:p text:style-name="P5"><text:span text:style-name="T3">Deterministik sonlu otomata (durum makinesi)</text:span></text:p>
                  </text:list-item>
                </text:list>
              </text:list-item>
            </text:list>
            <text:list text:style-name="L2">
              <text:list-item>
                <text:p text:style-name="P4"><text:span text:style-name="T2">C programlama örnekleri</text:span></text:p>
              </text:list-item>
            </text:list>
            <text:list text:style-name="L3">
              <text:list-item>
                <text:list>
                  <text:list-item>
                    <text:p text:style-name="P5"><text:span text:style-name="T3">Girişi doğrudan çıkışa bas</text:span></text:p>
                  </text:list-item>
                  <text:list-item>
                    <text:p text:style-name="P5"><text:span text:style-name="T3">Büyük harfe çevir</text:span></text:p>
                  </text:list-item>
                  <text:list-item>
                    <text:p text:style-name="P5"><text:span text:style-name="T3">Ilk harfleri büyüt</text:span></text:p>
                  </text:list-item>
                </text:list>
              </text:list-item>
            </text:list>
            <text:list text:style-name="L2">
              <text:list-header>
                <text:p text:style-name="P4"><text:span text:style-name="T3"/></text:p>
              </text:list-header>
            </text:list>
          </draw:text-box>
        </draw:frame>
        <presentation:notes draw:style-name="dp2">
          <draw:page-thumbnail draw:style-name="gr1" draw:layer="layout" svg:width="13.428cm" svg:height="10.072cm" svg:x="3.545cm" svg:y="1.967cm" draw:page-number="2" presentation:class="page"/>
          <draw:frame presentation:style-name="pr2" draw:layer="layout" svg:width="14.75cm" svg:height="11.798cm" svg:x="2.752cm" svg:y="12.775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Her bir girişi doğrudan çıkışa bas</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text:span text:style-name="T4">St</text:span><text:span text:style-name="T5">an</text:span><text:span text:style-name="T4">d</text:span><text:span text:style-name="T5">ard </text:span><text:span text:style-name="T4">I</text:span><text:span text:style-name="T5">nput/</text:span><text:span text:style-name="T4">O</text:span><text:span text:style-name="T5">utput (stdio) kitaplığı</text:span></text:p>
              </text:list-item>
            </text:list>
            <text:list text:style-name="L3">
              <text:list-item>
                <text:list>
                  <text:list-item>
                    <text:p text:style-name="P7"><text:span text:style-name="T5">Işlevler, değişkenler ve makrolar</text:span></text:p>
                  </text:list-item>
                  <text:list-item>
                    <text:p text:style-name="P8"><text:span text:style-name="T6">#include &lt;stdio.h&gt;</text:span></text:p>
                  </text:list-item>
                </text:list>
              </text:list-item>
            </text:list>
            <text:list text:style-name="L2">
              <text:list-item>
                <text:p text:style-name="P6"><text:span text:style-name="T5">main() işlev tasarımı</text:span></text:p>
              </text:list-item>
            </text:list>
            <text:list text:style-name="L3">
              <text:list-item>
                <text:list>
                  <text:list-item>
                    <text:p text:style-name="P7"><text:span text:style-name="T5">Programın başladığı yer</text:span></text:p>
                  </text:list-item>
                  <text:list-item>
                    <text:p text:style-name="P8"><text:span text:style-name="T6">int main(void)</text:span></text:p>
                  </text:list-item>
                  <text:list-item>
                    <text:p text:style-name="P8"><text:span text:style-name="T6">int main(int argc, char **argv)</text:span></text:p>
                  </text:list-item>
                </text:list>
              </text:list-item>
            </text:list>
            <text:list text:style-name="L2">
              <text:list-item>
                <text:p text:style-name="P6"><text:span text:style-name="T5">Tek karakter okuma</text:span></text:p>
              </text:list-item>
            </text:list>
            <text:list text:style-name="L3">
              <text:list-item>
                <text:list>
                  <text:list-item>
                    <text:p text:style-name="P7"><text:span text:style-name="T5">stdin den tek karakter oku</text:span></text:p>
                  </text:list-item>
                  <text:list-item>
                    <text:p text:style-name="P8"><text:span text:style-name="T6">c = getchar();</text:span></text:p>
                  </text:list-item>
                </text:list>
              </text:list-item>
            </text:list>
            <text:list text:style-name="L2">
              <text:list-item>
                <text:p text:style-name="P6"><text:span text:style-name="T5">Tek karakter bas</text:span></text:p>
              </text:list-item>
            </text:list>
            <text:list text:style-name="L3">
              <text:list-item>
                <text:list>
                  <text:list-item>
                    <text:p text:style-name="P7"><text:span text:style-name="T5">stdout a tek karakter bas</text:span></text:p>
                  </text:list-item>
                  <text:list-item>
                    <text:p text:style-name="P8"><text:span text:style-name="T6">putchar(c);</text:span></text:p>
                  </text:list-item>
                </text:list>
              </text:list-item>
            </text:list>
          </draw:text-box>
        </draw:frame>
        <presentation:notes draw:style-name="dp2">
          <draw:page-thumbnail draw:style-name="gr1" draw:layer="layout" svg:width="13.428cm" svg:height="10.072cm" svg:x="3.545cm" svg:y="1.967cm" draw:page-number="3" presentation:class="page"/>
          <draw:frame presentation:style-name="pr2" draw:layer="layout" svg:width="14.75cm" svg:height="11.798cm" svg:x="2.752cm" svg:y="12.775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g draw:id="id1">
          <draw:custom-shape draw:style-name="gr2" draw:text-style-name="P2" draw:layer="layout" svg:width="5.08cm" svg:height="1.27cm" svg:x="2.328cm" svg:y="11.853cm">
            <text:p/>
            <draw:enhanced-geometry svg:viewBox="0 0 21600 21600" draw:type="rectangle" draw:enhanced-path="M 0 0 L 21600 0 21600 21600 0 21600 0 0 Z N"/>
          </draw:custom-shape>
          <draw:line draw:style-name="gr3" draw:text-style-name="P9" draw:layer="layout" svg:x1="17.144cm" svg:y1="14.604cm" svg:x2="7.619cm" svg:y2="12.487cm">
            <text:p/>
          </draw:line>
          <draw:custom-shape draw:style-name="gr4" draw:text-style-name="P2" draw:layer="layout" svg:width="5.239cm" svg:height="1.277cm" svg:x="18.44cm" svg:y="13.97cm">
            <text:list text:style-name="L4">
              <text:list-header>
                <text:p text:style-name="P3">dönüş değeri?</text:p>
              </text:list-header>
            </text:list>
            <draw:enhanced-geometry svg:viewBox="0 0 21600 21600" draw:type="mso-spt202" draw:enhanced-path="M 0 0 L 21600 0 21600 21600 0 21600 0 0 Z N"/>
          </draw:custom-shape>
        </draw:g>
        <draw:g draw:id="id2">
          <draw:custom-shape draw:style-name="gr2" draw:text-style-name="P2" draw:layer="layout" svg:width="3.81cm" svg:height="1.27cm" svg:x="2.117cm" svg:y="6.773cm">
            <text:p/>
            <draw:enhanced-geometry svg:viewBox="0 0 21600 21600" draw:type="rectangle" draw:enhanced-path="M 0 0 L 21600 0 21600 21600 0 21600 0 0 Z N"/>
          </draw:custom-shape>
          <draw:line draw:style-name="gr3" draw:text-style-name="P9" draw:layer="layout" svg:x1="15.874cm" svg:y1="9.524cm" svg:x2="6.349cm" svg:y2="7.407cm">
            <text:p/>
          </draw:line>
          <draw:custom-shape draw:style-name="gr4" draw:text-style-name="P2" draw:layer="layout" svg:width="1.78cm" svg:height="1.277cm" svg:x="18.487cm" svg:y="9.216cm">
            <text:list text:style-name="L4">
              <text:list-header>
                <text:p text:style-name="P3"><text:span text:style-name="T5">int?</text:span></text:p>
              </text:list-header>
            </text:list>
            <draw:enhanced-geometry svg:viewBox="0 0 21600 21600" draw:type="mso-spt202" draw:enhanced-path="M 0 0 L 21600 0 21600 21600 0 21600 0 0 Z N"/>
          </draw:custom-shape>
        </draw:g>
        <draw:frame presentation:style-name="pr3" draw:text-style-name="P2" draw:layer="layout" svg:width="23.706cm" svg:height="1.906cm" svg:x="0.847cm" svg:y="1.057cm" presentation:class="title" presentation:user-transformed="true">
          <draw:text-box>
            <text:list text:style-name="L1">
              <text:list-header>
                <text:p text:style-name="P3">Parçaları birleştir</text:p>
              </text:list-header>
            </text:list>
          </draw:text-box>
        </draw:frame>
        <draw:frame presentation:style-name="pr4" draw:text-style-name="P2" draw:layer="layout" svg:width="23.495cm" svg:height="15.24cm" svg:x="1.269cm" svg:y="3.387cm" presentation:class="outline" presentation:user-transformed="true">
          <draw:text-box>
            <text:list text:style-name="L5">
              <text:list-header>
                <text:p text:style-name="P10"><text:span text:style-name="T7">#include &lt;stdio.h&gt;</text:span></text:p>
                <text:p text:style-name="P10"><text:span text:style-name="T7"/></text:p>
                <text:p text:style-name="P10"><text:span text:style-name="T7">int main(void) {</text:span></text:p>
                <text:p text:style-name="P10"><text:span text:style-name="T7"><text:s text:c="2"/></text:span><text:span text:style-name="T7">int c;</text:span></text:p>
                <text:p text:style-name="P11"><text:span text:style-name="T7"/></text:p>
                <text:p text:style-name="P10"><text:span text:style-name="T7"><text:s text:c="2"/></text:span><text:span text:style-name="T7">c = getchar();</text:span></text:p>
                <text:p text:style-name="P12"><text:span text:style-name="T7"><text:tab/></text:span><text:span text:style-name="T7"> </text:span><text:span text:style-name="T7">putchar(c);</text:span></text:p>
                <text:p text:style-name="P11"><text:span text:style-name="T7"/></text:p>
                <text:p text:style-name="P10"><text:span text:style-name="T7"><text:s text:c="2"/></text:span><text:span text:style-name="T7">return 0;</text:span></text:p>
                <text:p text:style-name="P10"><text:span text:style-name="T7">}</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428cm" svg:height="10.072cm" svg:x="3.545cm" svg:y="1.967cm" draw:page-number="4" presentation:class="page"/>
          <draw:frame presentation:style-name="pr5" draw:text-style-name="P2" draw:layer="layout" svg:width="14.75cm" svg:height="11.797cm" svg:x="2.752cm" svg:y="12.775cm" presentation:class="notes" presentation:user-transformed="true">
            <draw:text-box>
              <text:list text:style-name="L4">
                <text:list-header>
                  <text:p text:style-name="P13"><text:span text:style-name="T8">“</text:span><text:span text:style-name="T8">We must declare 'c' to be a type big enough to hold any value that 'getchar' returns. We can't use 'char' since 'c' must be big enough to hold EOF in addition to any possible 'char'. Therefore we use 'int'. "</text:span><text:span text:style-name="T8"><text:line-break/></text:span><text:span text:style-name="T8"/></text:p>
                </text:list-header>
              </text:list>
            </draw:text-box>
          </draw:frame>
        </presentation:notes>
      </draw:page>
      <draw:page draw:name="page5"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5">int ?</text:span></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Neden veri türü</text:span></text:p>
              </text:list-item>
            </text:list>
            <text:list text:style-name="L3">
              <text:list-item>
                <text:list>
                  <text:list-item>
                    <text:p text:style-name="P5"><text:span text:style-name="T3">Değişken boyutlarını belirler</text:span></text:p>
                  </text:list-item>
                  <text:list-item>
                    <text:p text:style-name="P5"><text:span text:style-name="T3">Ve nasıl yorumlanacağını ve işleneceğini</text:span></text:p>
                  </text:list-item>
                </text:list>
              </text:list-item>
            </text:list>
            <text:list text:style-name="L2">
              <text:list-item>
                <text:p><text:span text:style-name="T2">char ile int arasındaki fark</text:span></text:p>
              </text:list-item>
            </text:list>
            <text:list text:style-name="L3">
              <text:list-item>
                <text:list>
                  <text:list-item>
                    <text:p text:style-name="P14"><text:span text:style-name="T9">char</text:span><text:span text:style-name="T3">: karakter, tek bayt</text:span></text:p>
                  </text:list-item>
                  <text:list-item>
                    <text:p text:style-name="P14"><text:span text:style-name="T9">int</text:span><text:span text:style-name="T3">: tamsayı, makine bağımlı (yani -32,768 ~ 32,767)</text:span></text:p>
                  </text:list-item>
                </text:list>
              </text:list-item>
            </text:list>
            <text:list text:style-name="L2">
              <text:list-item>
                <text:p text:style-name="P4"><text:span text:style-name="T2">Bir bayt yetmeyebiliyor</text:span></text:p>
              </text:list-item>
            </text:list>
            <text:list text:style-name="L3">
              <text:list-item>
                <text:list>
                  <text:list-item>
                    <text:p text:style-name="P5"><text:span text:style-name="T3">EOF (=-1)</text:span></text:p>
                  </text:list-item>
                </text:list>
              </text:list-item>
            </text:list>
          </draw:text-box>
        </draw:frame>
        <presentation:notes draw:style-name="dp2">
          <draw:page-thumbnail draw:style-name="gr1" draw:layer="layout" svg:width="13.428cm" svg:height="10.072cm" svg:x="3.545cm" svg:y="1.967cm" draw:page-number="5" presentation:class="page"/>
          <draw:frame presentation:style-name="pr2" draw:layer="layout" svg:width="14.75cm" svg:height="11.798cm" svg:x="2.752cm" svg:y="12.775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10">On</text:span> karakter oku ve bas</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for döngüsü</text:p>
              </text:list-item>
            </text:list>
            <text:list text:style-name="L3">
              <text:list-item>
                <text:list>
                  <text:list-item>
                    <text:p text:style-name="P7">Üç argüman: ilkle, sonla, arttır</text:p>
                  </text:list-item>
                  <text:list-item>
                    <text:p text:style-name="P7">0 ile başla; 10 a kadar ilerle; her bir seferde 1 arttır</text:p>
                  </text:list-item>
                </text:list>
              </text:list-item>
            </text:list>
            <text:list text:style-name="L2">
              <text:list-header>
                <text:p text:style-name="P6"/>
              </text:list-header>
            </text:list>
          </draw:text-box>
        </draw:frame>
        <draw:custom-shape draw:style-name="gr5" draw:text-style-name="P2" draw:layer="layout" svg:width="23.495cm" svg:height="11.218cm" svg:x="1.27cm" svg:y="7.62cm">
          <text:list text:style-name="L4">
            <text:list-header>
              <text:p text:style-name="P15"><text:span text:style-name="T7">#include &lt;stdio.h&gt;</text:span></text:p>
              <text:p text:style-name="P16"><text:span text:style-name="T7"/></text:p>
              <text:p text:style-name="P17"><text:span text:style-name="T7">int main(void) {</text:span></text:p>
              <text:p text:style-name="P15"><text:span text:style-name="T7"><text:s text:c="2"/></text:span><text:span text:style-name="T7">int c, i;</text:span></text:p>
              <text:p text:style-name="P16"><text:span text:style-name="T7"/></text:p>
            </text:list-header>
          </text:list>
          <text:list text:style-name="L6">
            <text:list-header>
              <text:p text:style-name="P15"><text:span text:style-name="T11"><text:s text:c="2"/></text:span><text:span text:style-name="T12">for (i=0; i&lt;10; i++) {</text:span></text:p>
              <text:p text:style-name="P15"><text:span text:style-name="T11"><text:s text:c="4"/></text:span><text:span text:style-name="T7">c = getchar();</text:span></text:p>
            </text:list-header>
          </text:list>
          <text:list text:style-name="L4">
            <text:list-header>
              <text:p text:style-name="P18"><text:span text:style-name="T7"><text:tab/></text:span><text:span text:style-name="T7"> <text:s text:c="2"/></text:span><text:span text:style-name="T7">putchar(c);</text:span></text:p>
              <text:p text:style-name="P15"><text:span text:style-name="T7"><text:s text:c="2"/></text:span><text:span text:style-name="T12">}</text:span></text:p>
              <text:p text:style-name="P16"><text:span text:style-name="T7"/></text:p>
              <text:p text:style-name="P19"><text:span text:style-name="T7"><text:s text:c="2"/></text:span><text:span text:style-name="T7">return 0;</text:span></text:p>
              <text:p text:style-name="P17"><text:span text:style-name="T7">}</text:span></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6" presentation:class="page"/>
          <draw:frame presentation:style-name="pr2" draw:layer="layout" svg:width="14.75cm" svg:height="11.798cm" svg:x="2.752cm" svg:y="12.775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10">Sonsuz</text:span>a değin ...</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Sonsuz döngü</text:p>
              </text:list-item>
            </text:list>
            <text:list text:style-name="L3">
              <text:list-item>
                <text:list>
                  <text:list-item>
                    <text:p text:style-name="P7">Argüman verme</text:p>
                  </text:list-item>
                  <text:list-item>
                    <text:p text:style-name="P7">yani <text:span text:style-name="T13">for ( ; ; ) </text:span></text:p>
                    <text:p text:style-name="P8"><text:span text:style-name="T13"/></text:p>
                  </text:list-item>
                </text:list>
              </text:list-item>
            </text:list>
          </draw:text-box>
        </draw:frame>
        <draw:custom-shape draw:style-name="gr5" draw:text-style-name="P2" draw:layer="layout" svg:width="23.495cm" svg:height="11.218cm" svg:x="1.27cm" svg:y="7.62cm">
          <text:list text:style-name="L4">
            <text:list-header>
              <text:p text:style-name="P15"><text:span text:style-name="T7">#include &lt;stdio.h&gt;</text:span></text:p>
              <text:p text:style-name="P16"><text:span text:style-name="T7"/></text:p>
              <text:p text:style-name="P17"><text:span text:style-name="T7">int main(void) {</text:span></text:p>
              <text:p text:style-name="P15"><text:span text:style-name="T7"><text:s text:c="2"/></text:span><text:span text:style-name="T7">int c, i;</text:span></text:p>
              <text:p text:style-name="P16"><text:span text:style-name="T7"/></text:p>
            </text:list-header>
          </text:list>
          <text:list text:style-name="L6">
            <text:list-header>
              <text:p text:style-name="P15"><text:span text:style-name="T11"><text:s text:c="2"/></text:span><text:span text:style-name="T12">for (</text:span><text:span text:style-name="T14"> <text:s text:c="2"/></text:span><text:span text:style-name="T12">; </text:span><text:span text:style-name="T14"><text:s text:c="4"/></text:span><text:span text:style-name="T12">; </text:span><text:span text:style-name="T14"><text:s text:c="3"/></text:span><text:span text:style-name="T12">) {</text:span></text:p>
              <text:p text:style-name="P15"><text:span text:style-name="T11"><text:s text:c="4"/></text:span><text:span text:style-name="T7">c = getchar();</text:span></text:p>
            </text:list-header>
          </text:list>
          <text:list text:style-name="L4">
            <text:list-header>
              <text:p text:style-name="P18"><text:span text:style-name="T7"><text:tab/></text:span><text:span text:style-name="T7"> <text:s text:c="2"/></text:span><text:span text:style-name="T7">putchar(c);</text:span></text:p>
              <text:p text:style-name="P15"><text:span text:style-name="T7"><text:s text:c="2"/></text:span><text:span text:style-name="T12">}</text:span></text:p>
              <text:p text:style-name="P16"><text:span text:style-name="T7"/></text:p>
              <text:p text:style-name="P19"><text:span text:style-name="T7"><text:s text:c="2"/></text:span><text:span text:style-name="T7">return 0;</text:span></text:p>
              <text:p text:style-name="P17"><text:span text:style-name="T7">}</text:span></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7" presentation:class="page"/>
          <draw:frame presentation:style-name="pr2" draw:layer="layout" svg:width="14.75cm" svg:height="11.798cm" svg:x="2.752cm" svg:y="12.775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10">Dosyanın sonuna kadar</text:span> ...</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text:span text:style-name="T5">EOF)</text:span></text:p>
              </text:list-item>
            </text:list>
            <text:list text:style-name="L3">
              <text:list-item>
                <text:list>
                  <text:list-item>
                    <text:p text:style-name="P8"><text:span text:style-name="T6">EOF, </text:span><text:span text:style-name="T15">global sabittir, stdio</text:span></text:p>
                  </text:list-item>
                  <text:list-item>
                    <text:p text:style-name="P7"><text:span text:style-name="T5">break döngüyü sonlandırır</text:span></text:p>
                  </text:list-item>
                </text:list>
              </text:list-item>
            </text:list>
          </draw:text-box>
        </draw:frame>
        <draw:custom-shape draw:style-name="gr5" draw:text-style-name="P2" draw:layer="layout" svg:width="23.495cm" svg:height="12.912cm" svg:x="1.27cm" svg:y="6.985cm">
          <text:list text:style-name="L4">
            <text:list-header>
              <text:p text:style-name="P15"><text:span text:style-name="T7">#include &lt;stdio.h&gt;</text:span></text:p>
              <text:p text:style-name="P15"><text:span text:style-name="T7">int main(void) {</text:span></text:p>
              <text:p text:style-name="P20"><text:span text:style-name="T7"><text:s text:c="2"/></text:span><text:span text:style-name="T7">int c;</text:span></text:p>
              <text:p text:style-name="P20"><text:span text:style-name="T7"><text:s text:c="2"/></text:span><text:span text:style-name="T7">for ( ; ; ) {</text:span></text:p>
              <text:p text:style-name="P21"><text:span text:style-name="T7"><text:s text:c="3"/></text:span><text:span text:style-name="T7"><text:tab/></text:span><text:span text:style-name="T7">c = getchar();</text:span></text:p>
              <text:p text:style-name="P21"><text:span text:style-name="T7"><text:tab/></text:span><text:span text:style-name="T7"><text:tab/></text:span><text:span text:style-name="T12">if (c == EOF) </text:span></text:p>
            </text:list-header>
          </text:list>
          <text:list text:style-name="L7">
            <text:list-header>
              <text:p text:style-name="P20"><text:span text:style-name="T12"><text:s text:c="7"/></text:span><text:span text:style-name="T12">break;</text:span></text:p>
            </text:list-header>
          </text:list>
          <text:list text:style-name="L4">
            <text:list-header>
              <text:p text:style-name="P21"><text:span text:style-name="T7"><text:tab/></text:span><text:span text:style-name="T7"> <text:s text:c="3"/></text:span><text:span text:style-name="T7">putchar(c);</text:span></text:p>
              <text:p text:style-name="P20"><text:span text:style-name="T7"><text:s text:c="2"/></text:span><text:span text:style-name="T7">}</text:span></text:p>
              <text:p text:style-name="P20"><text:span text:style-name="T7"><text:s text:c="2"/></text:span><text:span text:style-name="T7">return 0;</text:span></text:p>
              <text:p text:style-name="P20"><text:span text:style-name="T7">}</text:span></text:p>
            </text:list-header>
          </text:list>
          <draw:enhanced-geometry svg:viewBox="0 0 21600 21600" draw:type="rectangle" draw:enhanced-path="M 0 0 L 21600 0 21600 21600 0 21600 0 0 Z N"/>
        </draw:custom-shape>
        <draw:g draw:id="id3">
          <draw:custom-shape draw:style-name="gr6" draw:text-style-name="P2" draw:layer="layout" svg:width="4.022cm" svg:height="1.482cm" svg:x="18.419cm" svg:y="9.15cm">
            <text:list text:style-name="L4">
              <text:list-header>
                <text:p text:style-name="P1"><text:span text:style-name="T16">do some stuff</text:span></text:p>
              </text:list-header>
            </text:list>
            <draw:enhanced-geometry svg:viewBox="0 0 21600 21600" draw:type="rectangle" draw:enhanced-path="M 0 0 L 21600 0 21600 21600 0 21600 0 0 Z N"/>
          </draw:custom-shape>
          <draw:custom-shape draw:style-name="gr6" draw:text-style-name="P2" draw:layer="layout" svg:width="4.234cm" svg:height="1.693cm" svg:x="18.419cm" svg:y="11.267cm">
            <text:list text:style-name="L4">
              <text:list-header>
                <text:p text:style-name="P1"><text:span text:style-name="T16">done yet? </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2" draw:layer="layout" svg:width="4.022cm" svg:height="1.482cm" svg:x="20.32cm" svg:y="5.503cm">
            <text:list text:style-name="L4">
              <text:list-header>
                <text:p text:style-name="P1"><text:span text:style-name="T16">before the loop</text:span></text:p>
              </text:list-header>
            </text:list>
            <draw:enhanced-geometry svg:viewBox="0 0 21600 21600" draw:type="rectangle" draw:enhanced-path="M 0 0 L 21600 0 21600 21600 0 21600 0 0 Z N"/>
          </draw:custom-shape>
          <draw:custom-shape draw:style-name="gr6" draw:text-style-name="P2" draw:layer="layout" svg:width="4.022cm" svg:height="1.482cm" svg:x="18.419cm" svg:y="13.595cm">
            <text:list text:style-name="L4">
              <text:list-header>
                <text:p text:style-name="P1"><text:span text:style-name="T16">do more stuff</text:span></text:p>
              </text:list-header>
            </text:list>
            <draw:enhanced-geometry svg:viewBox="0 0 21600 21600" draw:type="rectangle" draw:enhanced-path="M 0 0 L 21600 0 21600 21600 0 21600 0 0 Z N"/>
          </draw:custom-shape>
          <draw:custom-shape draw:style-name="gr6" draw:text-style-name="P2" draw:layer="layout" svg:width="4.022cm" svg:height="1.482cm" svg:x="16.514cm" svg:y="16.982cm">
            <text:list text:style-name="L4">
              <text:list-header>
                <text:p text:style-name="P1"><text:span text:style-name="T16">after the loop</text:span></text:p>
              </text:list-header>
            </text:list>
            <draw:enhanced-geometry svg:viewBox="0 0 21600 21600" draw:type="rectangle" draw:enhanced-path="M 0 0 L 21600 0 21600 21600 0 21600 0 0 Z N"/>
          </draw:custom-shape>
          <draw:line draw:style-name="gr7" draw:text-style-name="P9" draw:layer="layout" svg:x1="22.012cm" svg:y1="6.985cm" svg:x2="20.531cm" svg:y2="9.313cm">
            <text:p/>
          </draw:line>
          <draw:line draw:style-name="gr7" draw:text-style-name="P9" draw:layer="layout" svg:x1="20.536cm" svg:y1="10.632cm" svg:x2="20.536cm" svg:y2="11.267cm">
            <text:p/>
          </draw:line>
          <draw:line draw:style-name="gr7" draw:text-style-name="P9" draw:layer="layout" svg:x1="20.536cm" svg:y1="12.96cm" svg:x2="20.536cm" svg:y2="13.595cm">
            <text:p/>
          </draw:line>
          <draw:custom-shape draw:style-name="gr8" draw:text-style-name="P2" draw:layer="layout" svg:width="4.022cm" svg:height="6.773cm" svg:x="15.663cm" svg:y="9.102cm">
            <text:p/>
            <draw:enhanced-geometry svg:viewBox="0 0 936 1864" draw:type="non-primitive" draw:enhanced-path="M 920 1688 C 928 1724 936 1760 920 1784 904 1808 896 1824 824 1832 752 1840 592 1864 488 1832 384 1800 280 1800 200 1640 120 1480 0 1128 8 872 16 616 152 208 248 104 344 0 520 208 584 248 648 288 640 316 632 344 N"/>
          </draw:custom-shape>
          <draw:custom-shape draw:style-name="gr9" draw:text-style-name="P2" draw:layer="layout" svg:width="4.877cm" svg:height="4.912cm" svg:x="20.108cm" svg:y="12.065cm">
            <text:p/>
            <draw:enhanced-geometry svg:viewBox="0 0 1106 1114" draw:type="non-primitive" draw:enhanced-path="M 575 0 C 622 7 779 1 859 40 939 79 1037 128 1054 235 1071 342 1106 567 962 682 818 797 353 850 192 922 32 994 16 1054 0 1114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428cm" svg:height="10.072cm" svg:x="3.545cm" svg:y="1.967cm" draw:page-number="8" presentation:class="page"/>
          <draw:frame presentation:style-name="pr2" draw:layer="layout" svg:width="14.75cm" svg:height="11.798cm" svg:x="2.752cm" svg:y="12.775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custom-shape draw:style-name="gr10" draw:text-style-name="P2" draw:layer="layout" svg:width="20.32cm" svg:height="2.963cm" svg:x="1.27cm" svg:y="4.022cm">
          <text:p/>
          <draw:enhanced-geometry svg:viewBox="0 0 21600 21600" draw:type="rectangle" draw:enhanced-path="M 0 0 L 21600 0 21600 21600 0 21600 0 0 Z N"/>
        </draw:custom-shape>
        <draw:custom-shape draw:style-name="gr10" draw:text-style-name="P2" draw:layer="layout" svg:width="13.547cm" svg:height="2.963cm" svg:x="1.27cm" svg:y="8.255cm">
          <text:p/>
          <draw:enhanced-geometry svg:viewBox="0 0 21600 21600" draw:type="rectangle" draw:enhanced-path="M 0 0 L 21600 0 21600 21600 0 21600 0 0 Z N"/>
        </draw:custom-shape>
        <draw:custom-shape draw:style-name="gr10" draw:text-style-name="P2" draw:layer="layout" svg:width="9.102cm" svg:height="6.774cm" svg:x="1.27cm" svg:y="11.853cm">
          <text:p/>
          <draw:enhanced-geometry svg:viewBox="0 0 21600 21600" draw:type="rectangle" draw:enhanced-path="M 0 0 L 21600 0 21600 21600 0 21600 0 0 Z N"/>
        </draw:custom-shape>
        <draw:frame presentation:style-name="pr3" draw:text-style-name="P2" draw:layer="layout" svg:width="23.706cm" svg:height="1.906cm" svg:x="0.847cm" svg:y="1.057cm" presentation:class="title" presentation:user-transformed="true">
          <draw:text-box>
            <text:list text:style-name="L1">
              <text:list-header>
                <text:p text:style-name="P3">Aynı şeyi yapmanın birçok yolu vardır</text:p>
              </text:list-header>
            </text:list>
          </draw:text-box>
        </draw:frame>
        <draw:frame presentation:style-name="pr6" draw:text-style-name="P2" draw:layer="layout" svg:width="9.102cm" svg:height="6.985cm" svg:x="1.27cm" svg:y="12.064cm" presentation:class="outline" presentation:user-transformed="true">
          <draw:text-box>
            <text:list text:style-name="L5">
              <text:list-header>
                <text:p text:style-name="P22"><text:span text:style-name="T7">for (;;) <text:s/>{</text:span></text:p>
              </text:list-header>
            </text:list>
            <text:list text:style-name="L1">
              <text:list-header>
                <text:p text:style-name="P22"><text:span text:style-name="T17"><text:s text:c="2"/></text:span><text:span text:style-name="T7">c = getchar();</text:span></text:p>
                <text:p text:style-name="P22"><text:span text:style-name="T17"><text:s text:c="2"/></text:span><text:span text:style-name="T7">if</text:span><text:span text:style-name="T17"> <text:s/>(</text:span><text:span text:style-name="T7">c == EOF</text:span><text:span text:style-name="T17">)</text:span></text:p>
                <text:p text:style-name="P22"><text:span text:style-name="T17"><text:s text:c="7"/></text:span><text:span text:style-name="T7">break;</text:span></text:p>
                <text:p text:style-name="P23"><text:span text:style-name="T17"><text:tab/></text:span><text:span text:style-name="T7">putchar(c);</text:span></text:p>
              </text:list-header>
            </text:list>
            <text:list text:style-name="L5">
              <text:list-header>
                <text:p text:style-name="P22"><text:span text:style-name="T7">}</text:span></text:p>
              </text:list-header>
            </text:list>
          </draw:text-box>
        </draw:frame>
        <draw:custom-shape draw:style-name="gr11" draw:text-style-name="P2" draw:layer="layout" svg:width="22.225cm" svg:height="6.985cm" svg:x="1.27cm" svg:y="4.022cm">
          <text:list text:style-name="L4">
            <text:list-header>
              <text:p text:style-name="P24"><text:span text:style-name="T6">for (c=getchar(); c!=EOF; c=getchar()) </text:span></text:p>
            </text:list-header>
          </text:list>
          <text:list text:style-name="L1">
            <text:list-header>
              <text:p text:style-name="P25"><text:span text:style-name="T18"><text:s text:c="2"/></text:span><text:span text:style-name="T18"><text:tab/></text:span><text:span text:style-name="T18"> <text:s/></text:span><text:span text:style-name="T6">putchar(c);</text:span></text:p>
            </text:list-header>
          </text:list>
          <text:list text:style-name="L4">
            <text:list-header>
              <text:p text:style-name="P24"><text:span text:style-name="T6"/></text:p>
              <text:p text:style-name="P24"><text:span text:style-name="T6">while ((c=getchar())!=EOF)</text:span></text:p>
              <text:p text:style-name="P24"><text:span text:style-name="T6"><text:s text:c="3"/></text:span><text:span text:style-name="T6">putchar(c);</text:span></text:p>
            </text:list-header>
          </text:list>
          <draw:enhanced-geometry svg:viewBox="0 0 21600 21600" draw:type="rectangle" draw:enhanced-path="M 0 0 L 21600 0 21600 21600 0 21600 0 0 Z N"/>
        </draw:custom-shape>
        <draw:custom-shape draw:style-name="gr12" draw:text-style-name="P2" draw:layer="layout" svg:width="9.102cm" svg:height="1.277cm" svg:x="15.875cm" svg:y="8.255cm">
          <text:list text:style-name="L8">
            <text:list-header>
              <text:p text:style-name="P3"><text:span text:style-name="T19">Yan etkileri vardır</text:span></text:p>
            </text:list-header>
          </text:list>
          <draw:enhanced-geometry svg:viewBox="0 0 21600 21600" draw:type="mso-spt202" draw:enhanced-path="M 0 0 L 21600 0 21600 21600 0 21600 0 0 Z N"/>
        </draw:custom-shape>
        <draw:line draw:style-name="gr13" draw:text-style-name="P9" draw:layer="layout" svg:x1="15.862cm" svg:y1="8.996cm" svg:x2="15.028cm" svg:y2="9.102cm">
          <text:p/>
        </draw:line>
        <draw:custom-shape draw:style-name="gr10" draw:text-style-name="P2" draw:layer="layout" svg:width="9.314cm" svg:height="6.774cm" svg:x="13.123cm" svg:y="11.853cm">
          <text:p/>
          <draw:enhanced-geometry svg:viewBox="0 0 21600 21600" draw:type="rectangle" draw:enhanced-path="M 0 0 L 21600 0 21600 21600 0 21600 0 0 Z N"/>
        </draw:custom-shape>
        <draw:custom-shape draw:style-name="gr11" draw:text-style-name="P2" draw:layer="layout" svg:width="8.89cm" svg:height="5.715cm" svg:x="13.547cm" svg:y="12.277cm">
          <text:list text:style-name="L4">
            <text:list-header>
              <text:p text:style-name="P26"><text:span text:style-name="T6">c = getchar();</text:span></text:p>
              <text:p text:style-name="P26"><text:span text:style-name="T6">while (c!=EOF) {</text:span></text:p>
            </text:list-header>
          </text:list>
          <text:list text:style-name="L1">
            <text:list-header>
              <text:p text:style-name="P27"><text:span text:style-name="T20"><text:tab/></text:span><text:span text:style-name="T20"> </text:span><text:span text:style-name="T6">putchar(c);</text:span></text:p>
            </text:list-header>
          </text:list>
          <text:list text:style-name="L4">
            <text:list-header>
              <text:p text:style-name="P26"><text:span text:style-name="T6"><text:s text:c="2"/></text:span><text:span text:style-name="T6">c = getchar();</text:span></text:p>
              <text:p text:style-name="P26"><text:span text:style-name="T6">}</text:span></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9" presentation:class="page"/>
          <draw:frame presentation:style-name="pr2" draw:layer="layout" svg:width="14.75cm" svg:height="11.798cm" svg:x="2.752cm" svg:y="12.775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Örnek #1: yorum</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text:span text:style-name="T5">Karakter G/Ç</text:span></text:p>
              </text:list-item>
            </text:list>
            <text:list text:style-name="L3">
              <text:list-item>
                <text:list>
                  <text:list-item>
                    <text:p text:style-name="P7"><text:span text:style-name="T6">“</text:span><text:span text:style-name="T6">import” stdio.h</text:span></text:p>
                  </text:list-item>
                  <text:list-item>
                    <text:p text:style-name="P7"><text:span text:style-name="T5"><text:s/></text:span><text:span text:style-name="T6">getchar()</text:span><text:span text:style-name="T5"> ve </text:span><text:span text:style-name="T6">putchar() </text:span><text:span text:style-name="T15">işlevleri</text:span></text:p>
                  </text:list-item>
                  <text:list-item>
                    <text:p text:style-name="P7"><text:span text:style-name="T5">Karakterin tamsayıyla temsili</text:span></text:p>
                  </text:list-item>
                  <text:list-item>
                    <text:p text:style-name="P7"><text:span text:style-name="T5">Öntanımlı <text:s/></text:span><text:span text:style-name="T6">EOF </text:span><text:span text:style-name="T15">sabiti</text:span></text:p>
                  </text:list-item>
                </text:list>
              </text:list-item>
            </text:list>
            <text:list text:style-name="L2">
              <text:list-item>
                <text:p text:style-name="P6"><text:span text:style-name="T5">Program akış denetimi</text:span></text:p>
              </text:list-item>
            </text:list>
            <text:list text:style-name="L3">
              <text:list-item>
                <text:list>
                  <text:list-item>
                    <text:p text:style-name="P7"><text:span text:style-name="T6">for</text:span><text:span text:style-name="T5"> ve </text:span><text:span text:style-name="T6">while </text:span><text:span text:style-name="T15">döngüsü</text:span></text:p>
                  </text:list-item>
                  <text:list-item>
                    <text:p text:style-name="P7"><text:span text:style-name="T6">break</text:span><text:span text:style-name="T5"> ifadesi</text:span></text:p>
                  </text:list-item>
                  <text:list-item>
                    <text:p text:style-name="P7"><text:span text:style-name="T6">return</text:span><text:span text:style-name="T5"> ifadesi</text:span></text:p>
                  </text:list-item>
                </text:list>
              </text:list-item>
            </text:list>
            <text:list text:style-name="L2">
              <text:list-item>
                <text:p text:style-name="P6"><text:span text:style-name="T5">Atama ve karşılaştırma</text:span></text:p>
              </text:list-item>
            </text:list>
            <text:list text:style-name="L3">
              <text:list-item>
                <text:list>
                  <text:list-item>
                    <text:p text:style-name="P7"><text:span text:style-name="T5">atama: “</text:span><text:span text:style-name="T21">=</text:span><text:span text:style-name="T5">” </text:span></text:p>
                  </text:list-item>
                  <text:list-item>
                    <text:p text:style-name="P7"><text:span text:style-name="T5">arttırma: “</text:span><text:span text:style-name="T21">i++</text:span><text:span text:style-name="T5">”</text:span></text:p>
                  </text:list-item>
                  <text:list-item>
                    <text:p text:style-name="P7"><text:span text:style-name="T5">Eşit mi “</text:span><text:span text:style-name="T21">==</text:span><text:span text:style-name="T5">”</text:span></text:p>
                  </text:list-item>
                  <text:list-item>
                    <text:p text:style-name="P7"><text:span text:style-name="T5">Eşit değil mi “</text:span><text:span text:style-name="T21">!=</text:span><text:span text:style-name="T5">”</text:span></text:p>
                  </text:list-item>
                </text:list>
              </text:list-item>
            </text:list>
          </draw:text-box>
        </draw:frame>
        <presentation:notes draw:style-name="dp2">
          <draw:page-thumbnail draw:style-name="gr1" draw:layer="layout" svg:width="13.428cm" svg:height="10.072cm" svg:x="3.545cm" svg:y="1.967cm" draw:page-number="10" presentation:class="page"/>
          <draw:frame presentation:style-name="pr2" draw:layer="layout" svg:width="14.75cm" svg:height="11.798cm" svg:x="2.752cm" svg:y="12.775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Örnek #2: Büyük harfe çevir</text:p>
              </text:list-header>
            </text:list>
          </draw:text-box>
        </draw:frame>
        <draw:frame presentation:style-name="pr4" draw:text-style-name="P2" draw:layer="layout" svg:width="23.495cm" svg:height="15.24cm" svg:x="1.269cm" svg:y="3.387cm" presentation:class="outline" presentation:user-transformed="true">
          <draw:text-box>
            <text:list text:style-name="L9">
              <text:list-item>
                <text:p text:style-name="P6"><text:span text:style-name="T22">Problem</text:span><text:span text:style-name="T21">: </text:span><text:span text:style-name="T23">dosyayı büyük harfe çevirecek bir program yazın</text:span></text:p>
              </text:list-item>
            </text:list>
            <text:list text:style-name="L1">
              <text:list-header>
                <text:p text:style-name="P28"><text:span text:style-name="T23">(alfabetik olmayanlar olduğu gibi kalacak)</text:span></text:p>
              </text:list-header>
            </text:list>
            <text:list text:style-name="L9">
              <text:list-item>
                <text:p text:style-name="P6"><text:span text:style-name="T22">Program tasarımı:</text:span></text:p>
              </text:list-item>
            </text:list>
            <text:list text:style-name="L10">
              <text:list-header>
                <text:p text:style-name="P28"><text:span text:style-name="T5"><text:s text:c="2"/></text:span><text:span text:style-name="T5">repeat</text:span></text:p>
                <text:p text:style-name="P28"><text:span text:style-name="T5"><text:s text:c="5"/></text:span><text:span text:style-name="T5">read a character</text:span></text:p>
                <text:p text:style-name="P28"><text:span text:style-name="T5"><text:s text:c="5"/></text:span><text:span text:style-name="T24">if it’s lower-case, convert to upper-case</text:span></text:p>
                <text:p text:style-name="P28"><text:span text:style-name="T5"><text:s text:c="5"/></text:span><text:span text:style-name="T5">write the character</text:span></text:p>
                <text:p text:style-name="P28"><text:span text:style-name="T5"><text:s text:c="2"/></text:span><text:span text:style-name="T5">until end-of-file</text:span></text:p>
                <text:p text:style-name="P28"><text:span text:style-name="T5"/></text:p>
              </text:list-header>
            </text:list>
          </draw:text-box>
        </draw:frame>
        <presentation:notes draw:style-name="dp2">
          <draw:page-thumbnail draw:style-name="gr1" draw:layer="layout" svg:width="13.428cm" svg:height="10.072cm" svg:x="3.545cm" svg:y="1.967cm" draw:page-number="11" presentation:class="page"/>
          <draw:frame presentation:style-name="pr2" draw:layer="layout" svg:width="14.75cm" svg:height="11.798cm" svg:x="2.752cm" svg:y="12.775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ASCII</text:p>
              </text:list-header>
            </text:list>
          </draw:text-box>
        </draw:frame>
        <draw:frame presentation:style-name="pr4" draw:text-style-name="P2" draw:layer="layout" svg:width="23.495cm" svg:height="15.24cm" svg:x="1.269cm" svg:y="3.387cm" presentation:class="outline" presentation:user-transformed="true">
          <draw:text-box>
            <text:list text:style-name="L10">
              <text:list-header>
                <text:p text:style-name="P28">American Standard Code for Information Interchange</text:p>
                <text:p text:style-name="P29"><text:span text:style-name="T25"><text:s text:c="2"/></text:span><text:span text:style-name="T26"><text:s/></text:span><text:span text:style-name="T27">0 <text:s text:c="3"/>1 <text:s text:c="2"/>2 <text:s text:c="2"/>3 <text:s text:c="2"/>4 <text:s text:c="2"/>5 <text:s text:c="2"/>6 <text:s text:c="2"/>7 <text:s text:c="2"/>8 <text:s text:c="2"/>9 <text:s/>10 <text:s/>11 <text:s/>12 <text:s/>13 <text:s/>14 <text:s/>15</text:span></text:p>
              </text:list-header>
            </text:list>
            <text:list text:style-name="L5">
              <text:list-header>
                <text:p text:style-name="P29"><text:span text:style-name="T27"><text:s text:c="2"/></text:span><text:span text:style-name="T27">0 </text:span><text:span text:style-name="T28">NUL SOH STX ETX EOT ENQ ACK BEL BS <text:s/>HT <text:s/>LF <text:s/>VT <text:s/>FF <text:s/>CR <text:s/>SO <text:s/>SI</text:span></text:p>
                <text:p text:style-name="P29"><text:span text:style-name="T27"><text:s/></text:span><text:span text:style-name="T27">16 </text:span><text:span text:style-name="T28">DLE DC1 DC2 DC3 DC4 NAK SYN ETB CAN EM <text:s/>SUB ESC FS <text:s/>GS <text:s/>RS <text:s/>US</text:span></text:p>
                <text:p text:style-name="P29"><text:span text:style-name="T27"><text:s/></text:span><text:span text:style-name="T27">32 </text:span><text:span text:style-name="T28">SP <text:s text:c="2"/>! <text:s text:c="2"/>" <text:s text:c="2"/># <text:s text:c="2"/>$ <text:s text:c="2"/>% <text:s text:c="2"/>&amp; <text:s text:c="2"/>' <text:s text:c="2"/>( <text:s text:c="2"/>) <text:s text:c="2"/>* <text:s text:c="2"/>+ <text:s text:c="2"/>, <text:s text:c="2"/>- <text:s text:c="2"/>. <text:s text:c="2"/>/</text:span><text:span text:style-name="T27"> </text:span></text:p>
                <text:p text:style-name="P29"><text:span text:style-name="T27"><text:s/></text:span><text:span text:style-name="T27">48 <text:s/></text:span><text:span text:style-name="T28">0 <text:s text:c="2"/>1 <text:s text:c="2"/>2 <text:s text:c="2"/>3 <text:s text:c="2"/>4 <text:s text:c="2"/>5 <text:s text:c="2"/>6 <text:s text:c="2"/>7 <text:s text:c="2"/>8 <text:s text:c="2"/>9 <text:s text:c="2"/>: <text:s text:c="2"/>; <text:s text:c="2"/>&lt; <text:s text:c="2"/>= <text:s text:c="2"/>&gt; <text:s text:c="2"/>?</text:span><text:span text:style-name="T27"> </text:span></text:p>
                <text:p text:style-name="P29"><text:span text:style-name="T27"><text:s/></text:span><text:span text:style-name="T27">64 <text:s/></text:span><text:span text:style-name="T28">@ <text:s text:c="2"/></text:span><text:span text:style-name="T29">A <text:s text:c="2"/>B <text:s text:c="2"/>C <text:s text:c="2"/>D <text:s text:c="2"/>E <text:s text:c="2"/>F <text:s text:c="2"/>G <text:s text:c="2"/>H <text:s text:c="2"/>I <text:s text:c="2"/>J <text:s text:c="2"/>K <text:s text:c="2"/>L <text:s text:c="2"/>M <text:s text:c="2"/>N <text:s text:c="2"/>O</text:span><text:span text:style-name="T28"> </text:span></text:p>
                <text:p text:style-name="P29"><text:span text:style-name="T27"><text:s/></text:span><text:span text:style-name="T27">80</text:span><text:span text:style-name="T28"> <text:s/></text:span><text:span text:style-name="T29">P <text:s text:c="2"/>Q <text:s text:c="2"/>R <text:s text:c="2"/>S <text:s text:c="2"/>T <text:s text:c="2"/>U <text:s text:c="2"/>V <text:s text:c="2"/>W <text:s text:c="2"/>X <text:s text:c="2"/>Y <text:s text:c="2"/>Z <text:s text:c="2"/></text:span><text:span text:style-name="T28">[ <text:s text:c="2"/>\ <text:s text:c="2"/>] <text:s text:c="2"/>^ <text:s text:c="2"/>_ </text:span></text:p>
                <text:p text:style-name="P29"><text:span text:style-name="T27"><text:s/></text:span><text:span text:style-name="T27">96</text:span><text:span text:style-name="T28"> <text:s/>` </text:span><text:span text:style-name="T30"><text:s text:c="2"/></text:span><text:span text:style-name="T31">a <text:s text:c="2"/>b <text:s text:c="2"/>c <text:s text:c="2"/>d <text:s text:c="2"/>e <text:s text:c="2"/>f <text:s text:c="2"/>g <text:s text:c="2"/>h <text:s text:c="2"/>i <text:s text:c="2"/>j <text:s text:c="2"/>k <text:s text:c="2"/>l <text:s text:c="2"/>m <text:s text:c="2"/>n <text:s text:c="2"/>o </text:span></text:p>
                <text:p text:style-name="P29"><text:span text:style-name="T27">112</text:span><text:span text:style-name="T28"> <text:s/></text:span><text:span text:style-name="T31">p <text:s text:c="2"/>q <text:s text:c="2"/>r <text:s text:c="2"/>s <text:s text:c="2"/>t <text:s text:c="2"/>u <text:s text:c="2"/>v <text:s text:c="2"/>w <text:s text:c="2"/>x <text:s text:c="2"/>y <text:s text:c="2"/>z </text:span><text:span text:style-name="T28"><text:s text:c="2"/>{ <text:s text:c="2"/>| <text:s text:c="2"/>} <text:s text:c="2"/>~ <text:s/>DEL </text:span></text:p>
              </text:list-header>
            </text:list>
          </draw:text-box>
        </draw:frame>
        <draw:custom-shape draw:style-name="gr4" draw:text-style-name="P2" draw:layer="layout" svg:width="14.908cm" svg:height="2.293cm" svg:x="4.865cm" svg:y="15.452cm">
          <text:list text:style-name="L7">
            <text:list-header>
              <text:p text:style-name="P3"><text:span text:style-name="T10">Lower case: 97-122</text:span><text:span text:style-name="T32"> </text:span>and<text:span text:style-name="T32"> upper case: 65-90</text:span></text:p>
            </text:list-header>
          </text:list>
          <text:list text:style-name="L4">
            <text:list-header>
              <text:p text:style-name="P3">E.g., ‘<text:span text:style-name="T10">a</text:span>’ is 97 and ‘<text:span text:style-name="T32">A</text:span>’ is 65 (i.e., 32 apart)</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2" presentation:class="page"/>
          <draw:frame presentation:style-name="pr2" draw:layer="layout" svg:width="14.75cm" svg:height="11.798cm" svg:x="2.752cm" svg:y="12.775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5">
              <text:list-header>
                <text:p text:style-name="P10"><text:span text:style-name="T33">#include &lt;stdio.h&gt;</text:span></text:p>
                <text:p text:style-name="P10"><text:span text:style-name="T33">int main(void) {</text:span></text:p>
                <text:p text:style-name="P10"><text:span text:style-name="T33"><text:s text:c="2"/></text:span><text:span text:style-name="T33">int c;</text:span></text:p>
                <text:p text:style-name="P10"><text:span text:style-name="T33"><text:s text:c="2"/></text:span><text:span text:style-name="T33">for ( ; ; ) {</text:span></text:p>
                <text:p text:style-name="P12"><text:span text:style-name="T33"><text:s text:c="3"/></text:span><text:span text:style-name="T33"><text:tab/></text:span><text:span text:style-name="T33">c = getchar();</text:span></text:p>
                <text:p text:style-name="P12"><text:span text:style-name="T33"><text:tab/></text:span><text:span text:style-name="T33"><text:tab/></text:span><text:span text:style-name="T33">if (c == EOF) break;</text:span></text:p>
                <text:p text:id="id4" text:style-name="P12"><text:span text:style-name="T33"><text:tab/></text:span><text:span text:style-name="T33"><text:tab/></text:span><text:span text:style-name="T33">if ((c &gt;= 97) &amp;&amp; (c &lt; 123))</text:span></text:p>
                <text:p text:id="id6" text:style-name="P12"><text:span text:style-name="T33"><text:tab/></text:span><text:span text:style-name="T33"><text:tab/></text:span><text:span text:style-name="T33"><text:tab/></text:span><text:span text:style-name="T33">c -= 32;</text:span></text:p>
                <text:p text:style-name="P10"><text:span text:style-name="T33"><text:s text:c="5"/></text:span><text:span text:style-name="T33">putchar(c);</text:span></text:p>
                <text:p text:style-name="P10"><text:span text:style-name="T33"><text:s text:c="2"/></text:span><text:span text:style-name="T33">}</text:span></text:p>
                <text:p text:style-name="P10"><text:span text:style-name="T33"><text:s text:c="2"/></text:span><text:span text:style-name="T33">return 0;</text:span></text:p>
                <text:p text:style-name="P10"><text:span text:style-name="T33">}</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C de gerçekleme</text:p>
              </text:list-header>
            </text:list>
          </draw:text-box>
        </draw:frame>
        <draw:custom-shape draw:style-name="gr14" draw:text-style-name="P2" draw:id="id5" draw:layer="layout" svg:width="6.985cm" svg:height="1.693cm" svg:x="17.78cm" svg:y="8.467cm">
          <text:list text:style-name="L4">
            <text:list-header>
              <text:p text:style-name="P3"><text:span text:style-name="T8">“</text:span><text:span text:style-name="T8">c” küçük harf mi?</text:span></text:p>
            </text:list-header>
          </text:list>
          <draw:enhanced-geometry svg:viewBox="0 0 21600 21600" draw:glue-points="10800 0 0 10800 10800 21600 21600 10800 ?f40 ?f41" draw:text-areas="0 0 21600 21600" draw:type="rectangular-callout" draw:modifiers="1400 2592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 draw:id="id7" draw:layer="layout" svg:width="6.985cm" svg:height="1.694cm" svg:x="17.357cm" svg:y="13.123cm">
          <text:list text:style-name="L4">
            <text:list-header>
              <text:p text:style-name="P3"><text:span text:style-name="T8">büyük harfe çevir</text:span></text:p>
            </text:list-header>
          </text:list>
          <draw:enhanced-geometry svg:viewBox="0 0 21600 21600" draw:glue-points="10800 0 0 10800 10800 21600 21600 10800 ?f40 ?f41" draw:text-areas="0 0 21600 21600" draw:type="rectangular-callout" draw:modifiers="-2714 -109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mphasis" presentation:preset-id="ooo-emphasis-font-color" presentation:preset-sub-type="2">
                  <anim:animateColor smil:dur="0.5s" smil:fill="hold" smil:targetElement="id4" anim:sub-item="text" smil:attributeName="color" smil:to="#ff0000" anim:color-interpolation="rgb" anim:color-interpolation-direction="clockwise"/>
                </anim:par>
                <anim:par smil:begin="0s" presentation:node-type="with-previous" presentation:preset-class="emphasis" presentation:preset-id="ooo-emphasis-font-style" presentation:preset-sub-type="1">
                  <anim:set smil:dur="indefinite" smil:targetElement="id4" anim:sub-item="text" smil:attributeName="font-style" smil:to="normal"/>
                  <anim:set smil:dur="indefinite" smil:targetElement="id4" anim:sub-item="text" smil:attributeName="font-weight" smil:to="bold"/>
                  <anim:set smil:dur="indefinite" smil:targetElement="id4" anim:sub-item="text" smil:attributeName="text-underline" smil:to="none"/>
                </anim:par>
              </anim:par>
              <anim:par smil:begin="0.5s" smil:fill="hold">
                <anim:par smil:begin="0s" smil:fill="hold" presentation:node-type="after-previous" presentation:group-id="0" presentation:preset-class="entrance" presentation:preset-id="ooo-entrance-dissolve-in">
                  <anim:set smil:begin="0s" smil:dur="0.001s" smil:fill="hold" smil:targetElement="id5" smil:attributeName="visibility" smil:to="visible"/>
                  <anim:transitionFilter smil:dur="0.5s" smil:targetElement="id5" smil:type="dissolve"/>
                </anim:par>
              </anim:par>
              <anim:par smil:begin="1s" smil:fill="hold">
                <anim:par smil:begin="0s" smil:fill="hold" presentation:node-type="after-previous" presentation:preset-class="emphasis" presentation:preset-id="ooo-emphasis-font-color" presentation:preset-sub-type="2">
                  <anim:animateColor smil:dur="0.5s" smil:fill="hold" smil:targetElement="id6" anim:sub-item="text" smil:attributeName="color" smil:to="#ff0000" anim:color-interpolation="rgb" anim:color-interpolation-direction="clockwise"/>
                </anim:par>
                <anim:par smil:begin="0s" presentation:node-type="with-previous" presentation:preset-class="emphasis" presentation:preset-id="ooo-emphasis-font-style" presentation:preset-sub-type="1">
                  <anim:set smil:dur="indefinite" smil:targetElement="id6" anim:sub-item="text" smil:attributeName="font-style" smil:to="normal"/>
                  <anim:set smil:dur="indefinite" smil:targetElement="id6" anim:sub-item="text" smil:attributeName="font-weight" smil:to="bold"/>
                  <anim:set smil:dur="indefinite" smil:targetElement="id6" anim:sub-item="text" smil:attributeName="text-underline" smil:to="none"/>
                </anim:par>
              </anim:par>
              <anim:par smil:begin="1.5s" smil:fill="hold">
                <anim:par smil:begin="0s" smil:fill="hold" presentation:node-type="after-previous" presentation:group-id="0"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style-name="gr1" draw:layer="layout" svg:width="13.428cm" svg:height="10.072cm" svg:x="3.545cm" svg:y="1.967cm" draw:page-number="13" presentation:class="page"/>
          <draw:frame presentation:style-name="pr2" draw:layer="layout" svg:width="14.75cm" svg:height="11.798cm" svg:x="2.752cm" svg:y="12.775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oops</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34">Yazdığınız programlar </text:span></text:p>
              </text:list-item>
            </text:list>
            <text:list text:style-name="L3">
              <text:list-item>
                <text:list>
                  <text:list-item>
                    <text:p text:style-name="P5"><text:span text:style-name="T35">açık</text:span></text:p>
                  </text:list-item>
                  <text:list-item>
                    <text:p text:style-name="P5"><text:span text:style-name="T35">Okunabilir </text:span></text:p>
                  </text:list-item>
                  <text:list-item>
                    <text:p text:style-name="P5"><text:span text:style-name="T35">sürdürülebilir</text:span></text:p>
                  </text:list-item>
                </text:list>
              </text:list-item>
            </text:list>
          </draw:text-box>
        </draw:frame>
        <presentation:notes draw:style-name="dp2">
          <draw:page-thumbnail draw:style-name="gr1" draw:layer="layout" svg:width="13.428cm" svg:height="10.072cm" svg:x="3.545cm" svg:y="1.967cm" draw:page-number="14" presentation:class="page"/>
          <draw:frame presentation:style-name="pr2" draw:layer="layout" svg:width="14.75cm" svg:height="11.798cm" svg:x="2.752cm" svg:y="12.775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5">
              <text:list-header>
                <text:p text:style-name="P30"><text:span text:style-name="T7">#include &lt;stdio.h&gt;</text:span></text:p>
                <text:p text:style-name="P30"><text:span text:style-name="T7">int main(void) {</text:span></text:p>
                <text:p text:style-name="P30"><text:span text:style-name="T7"><text:s text:c="2"/></text:span><text:span text:style-name="T7">int c;</text:span></text:p>
                <text:p text:style-name="P30"><text:span text:style-name="T7"><text:s text:c="2"/></text:span><text:span text:style-name="T7">for ( ; ; ) {</text:span></text:p>
                <text:p text:style-name="P31"><text:span text:style-name="T7"><text:s text:c="3"/></text:span><text:span text:style-name="T7"><text:tab/></text:span><text:span text:style-name="T7">c = getchar();</text:span></text:p>
                <text:p text:style-name="P31"><text:span text:style-name="T7"><text:tab/></text:span><text:span text:style-name="T7"><text:tab/></text:span><text:span text:style-name="T7">if (c == EOF) break;</text:span></text:p>
                <text:p text:style-name="P31"><text:span text:style-name="T7"><text:tab/></text:span><text:span text:style-name="T7"><text:tab/></text:span><text:span text:style-name="T7">if ((c &gt;= </text:span><text:span text:style-name="T12">97</text:span><text:span text:style-name="T7">) &amp;&amp; (c &lt; </text:span><text:span text:style-name="T12">123</text:span><text:span text:style-name="T7">))</text:span></text:p>
                <text:p text:style-name="P31"><text:span text:style-name="T7"><text:tab/></text:span><text:span text:style-name="T7"><text:tab/></text:span><text:span text:style-name="T7"><text:tab/></text:span><text:span text:style-name="T7">c -= </text:span><text:span text:style-name="T12">32</text:span><text:span text:style-name="T7">;</text:span></text:p>
                <text:p text:style-name="P30"><text:span text:style-name="T7"><text:s text:c="5"/></text:span><text:span text:style-name="T7">putchar(c);</text:span></text:p>
                <text:p text:style-name="P30"><text:span text:style-name="T7"><text:s text:c="2"/></text:span><text:span text:style-name="T7">}</text:span></text:p>
                <text:p text:style-name="P30"><text:span text:style-name="T7"><text:s text:c="2"/></text:span><text:span text:style-name="T7">return 0;</text:span></text:p>
                <text:p text:style-name="P32"><text:span text:style-name="T7">}</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Gizemli sayılardan uzak durun</text:p>
              </text:list-header>
            </text:list>
          </draw:text-box>
        </draw:frame>
        <draw:custom-shape draw:style-name="gr12" draw:text-style-name="P2" draw:layer="layout" svg:width="8.679cm" svg:height="2.293cm" svg:x="16.298cm" svg:y="6.138cm">
          <text:list text:style-name="L8">
            <text:list-header>
              <text:p text:style-name="P3"><text:span text:style-name="T19">Doğru, fakat gizemli sayılar</text:span></text:p>
            </text:list-header>
          </text:list>
          <draw:enhanced-geometry svg:viewBox="0 0 21600 21600" draw:type="mso-spt202" draw:enhanced-path="M 0 0 L 21600 0 21600 21600 0 21600 0 0 Z N"/>
        </draw:custom-shape>
        <draw:line draw:style-name="gr13" draw:text-style-name="P9" draw:layer="layout" svg:x1="16.297cm" svg:y1="6.985cm" svg:x2="10.582cm" svg:y2="11.43cm">
          <text:p/>
        </draw:line>
        <draw:line draw:style-name="gr13" draw:text-style-name="P9" draw:layer="layout" svg:x1="16.297cm" svg:y1="6.985cm" svg:x2="15.874cm" svg:y2="11.007cm">
          <text:p/>
        </draw:line>
        <draw:line draw:style-name="gr13" draw:text-style-name="P9" draw:layer="layout" svg:x1="16.298cm" svg:y1="6.985cm" svg:x2="11.218cm" svg:y2="12.912cm">
          <text:p/>
        </draw:line>
        <presentation:notes draw:style-name="dp2">
          <draw:page-thumbnail draw:style-name="gr1" draw:layer="layout" svg:width="13.428cm" svg:height="10.072cm" svg:x="3.545cm" svg:y="1.967cm" draw:page-number="15" presentation:class="page"/>
          <draw:frame presentation:style-name="pr2" draw:layer="layout" svg:width="14.75cm" svg:height="11.798cm" svg:x="2.752cm" svg:y="12.775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5">
              <text:list-header>
                <text:p text:style-name="P30"><text:span text:style-name="T7">#include &lt;stdio.h&gt;</text:span></text:p>
                <text:p text:style-name="P30"><text:span text:style-name="T7">int main(void) {</text:span></text:p>
                <text:p text:style-name="P30"><text:span text:style-name="T7"><text:s text:c="2"/></text:span><text:span text:style-name="T7">int c;</text:span></text:p>
                <text:p text:style-name="P30"><text:span text:style-name="T7"><text:s text:c="2"/></text:span><text:span text:style-name="T7">for ( ; ; ) {</text:span></text:p>
                <text:p text:style-name="P31"><text:span text:style-name="T7"><text:s text:c="3"/></text:span><text:span text:style-name="T7"><text:tab/></text:span><text:span text:style-name="T7">c = getchar();</text:span></text:p>
                <text:p text:style-name="P31"><text:span text:style-name="T7"><text:tab/></text:span><text:span text:style-name="T7"><text:tab/></text:span><text:span text:style-name="T7">if (c == EOF) break;</text:span></text:p>
                <text:p text:style-name="P31"><text:span text:style-name="T7"><text:tab/></text:span><text:span text:style-name="T7"><text:tab/></text:span><text:span text:style-name="T7">if ((c &gt;= </text:span><text:span text:style-name="T12">’a’</text:span><text:span text:style-name="T7">) &amp;&amp; (c &lt;= </text:span><text:span text:style-name="T12">’z’</text:span><text:span text:style-name="T7">))</text:span></text:p>
                <text:p text:style-name="P31"><text:span text:style-name="T7"><text:tab/></text:span><text:span text:style-name="T7"><text:tab/></text:span><text:span text:style-name="T7"><text:tab/></text:span><text:span text:style-name="T7">c += </text:span><text:span text:style-name="T12">’A’ - ’a’</text:span><text:span text:style-name="T7">;</text:span></text:p>
                <text:p text:style-name="P30"><text:span text:style-name="T7"><text:s text:c="5"/></text:span><text:span text:style-name="T7">putchar(c);</text:span></text:p>
                <text:p text:style-name="P30"><text:span text:style-name="T7"><text:s text:c="2"/></text:span><text:span text:style-name="T7">}</text:span></text:p>
                <text:p text:style-name="P30"><text:span text:style-name="T7"><text:s text:c="2"/></text:span><text:span text:style-name="T7">return 0;</text:span></text:p>
                <text:p text:style-name="P32"><text:span text:style-name="T7">}</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İyileştirme: karakterleri kullan</text:p>
              </text:list-header>
            </text:list>
          </draw:text-box>
        </draw:frame>
        <presentation:notes draw:style-name="dp2">
          <draw:page-thumbnail draw:style-name="gr1" draw:layer="layout" svg:width="13.428cm" svg:height="10.072cm" svg:x="3.545cm" svg:y="1.967cm" draw:page-number="16" presentation:class="page"/>
          <draw:frame presentation:style-name="pr2" draw:layer="layout" svg:width="14.75cm" svg:height="11.798cm" svg:x="2.752cm" svg:y="12.775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custom-shape draw:style-name="gr2" draw:text-style-name="P2" draw:layer="layout" svg:width="5.291cm" svg:height="0.846cm" svg:x="2.117cm" svg:y="8.467cm">
          <text:p/>
          <draw:enhanced-geometry svg:viewBox="0 0 21600 21600" draw:type="rectangle" draw:enhanced-path="M 0 0 L 21600 0 21600 21600 0 21600 0 0 Z N"/>
        </draw:custom-shape>
        <draw:custom-shape draw:style-name="gr2" draw:text-style-name="P2" draw:layer="layout" svg:width="1.905cm" svg:height="0.635cm" svg:x="2.963cm" svg:y="10.795cm">
          <text:p/>
          <draw:enhanced-geometry svg:viewBox="0 0 21600 21600" draw:type="rectangle" draw:enhanced-path="M 0 0 L 21600 0 21600 21600 0 21600 0 0 Z N"/>
        </draw:custom-shape>
        <draw:custom-shape draw:style-name="gr2" draw:text-style-name="P2" draw:layer="layout" svg:width="1.905cm" svg:height="0.635cm" svg:x="2.963cm" svg:y="16.722cm">
          <text:p/>
          <draw:enhanced-geometry svg:viewBox="0 0 21600 21600" draw:type="rectangle" draw:enhanced-path="M 0 0 L 21600 0 21600 21600 0 21600 0 0 Z N"/>
        </draw:custom-shape>
        <draw:frame presentation:style-name="pr4" draw:text-style-name="P2" draw:layer="layout" svg:width="23.495cm" svg:height="15.24cm" svg:x="1.269cm" svg:y="3.387cm" presentation:class="outline" presentation:user-transformed="true">
          <draw:text-box>
            <text:list text:style-name="L10">
              <text:list-header>
                <text:p text:style-name="P33"><text:span text:style-name="T36">Standard C Library Functions <text:s text:c="27"/>ctype(3C)</text:span></text:p>
                <text:p text:style-name="P34"><text:span text:style-name="T36"/></text:p>
                <text:p text:style-name="P33"><text:span text:style-name="T36">NAME</text:span></text:p>
                <text:p text:style-name="P29"><text:span text:style-name="T36"><text:s text:c="3"/></text:span><text:span text:style-name="T36">ctype, isdigit, isxdigit, islower, isupper, <text:s/>isalpha, <text:s/>isalnum, <text:s/>isspace, iscntrl, ispunct, isprint, isgraph, isascii - <text:s/>character handling</text:span></text:p>
                <text:p text:style-name="P33"><text:span text:style-name="T36"/></text:p>
                <text:p text:style-name="P33"><text:span text:style-name="T36">SYNOPSIS</text:span></text:p>
                <text:p text:style-name="P33"><text:span text:style-name="T36"><text:s text:c="5"/></text:span><text:span text:style-name="T36">#include &lt;ctype.h&gt;</text:span></text:p>
                <text:p text:style-name="P33"><text:span text:style-name="T36"><text:s text:c="5"/></text:span><text:span text:style-name="T36">int isalpha(int c);</text:span></text:p>
                <text:p text:style-name="P33"><text:span text:style-name="T36"><text:s text:c="5"/></text:span><text:span text:style-name="T36">int isupper(int c);</text:span></text:p>
                <text:p text:style-name="P33"><text:span text:style-name="T36"><text:s text:c="5"/></text:span><text:span text:style-name="T36">int islower(int c);</text:span></text:p>
                <text:p text:style-name="P33"><text:span text:style-name="T36"><text:s text:c="5"/></text:span><text:span text:style-name="T36">int isdigit(int c);</text:span></text:p>
                <text:p text:style-name="P33"><text:span text:style-name="T36"><text:s text:c="5"/></text:span><text:span text:style-name="T36">int isalnum(int c);</text:span></text:p>
                <text:p text:style-name="P33"><text:span text:style-name="T36"><text:s text:c="5"/></text:span><text:span text:style-name="T36">int isspace(int c);</text:span></text:p>
                <text:p text:style-name="P33"><text:span text:style-name="T36"><text:s text:c="5"/></text:span><text:span text:style-name="T36">int ispunct(int c);</text:span></text:p>
                <text:p text:style-name="P33"><text:span text:style-name="T36"><text:s text:c="5"/></text:span><text:span text:style-name="T36">int isprint(int c);</text:span></text:p>
                <text:p text:style-name="P33"><text:span text:style-name="T36"><text:s text:c="5"/></text:span><text:span text:style-name="T36">int isgraph(int c);</text:span></text:p>
                <text:p text:style-name="P33"><text:span text:style-name="T36"><text:s text:c="5"/></text:span><text:span text:style-name="T36">int iscntrl(int c);</text:span></text:p>
                <text:p text:style-name="P33"><text:span text:style-name="T36"><text:s text:c="5"/></text:span><text:span text:style-name="T36">int toupper(int c);</text:span></text:p>
                <text:p text:style-name="P33"><text:span text:style-name="T36"><text:s text:c="5"/></text:span><text:span text:style-name="T36">int tolower(int c);</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İyileştirme: hazır kütüphane</text:p>
              </text:list-header>
            </text:list>
          </draw:text-box>
        </draw:frame>
        <draw:custom-shape draw:style-name="gr15" draw:text-style-name="P2" draw:layer="layout" svg:width="10.16cm" svg:height="1.27cm" svg:x="11.43cm" svg:y="7.197cm">
          <text:p/>
          <draw:enhanced-geometry svg:viewBox="0 0 21600 21600" draw:type="mso-spt202" draw:enhanced-path="M 0 0 L 21600 0 21600 21600 0 21600 0 0 Z N"/>
        </draw:custom-shape>
        <draw:custom-shape draw:style-name="gr12" draw:text-style-name="P2" draw:layer="layout" svg:width="10.583cm" svg:height="8.666cm" svg:x="11.642cm" svg:y="8.678cm">
          <text:list text:style-name="L4">
            <text:list-header>
              <text:p text:style-name="P35"><text:span text:style-name="T36">DESCRIPTION</text:span></text:p>
              <text:p text:style-name="P36"><text:span text:style-name="T36"><text:s text:c="5"/></text:span><text:span text:style-name="T36">These macros classify character-coded integer <text:s/>values. <text:s/>Each is a predicate returning non-zero for true, 0 for false...</text:span></text:p>
              <text:p text:style-name="P36"><text:span text:style-name="T36"><text:s text:c="3"/></text:span><text:span text:style-name="T36">The toupper() function has as a domain a type int, the value of <text:s/>which <text:s/>is representable as an unsigned char or the value of EOF.... If <text:s/>the <text:s/>argument <text:s/>of <text:s/>toupper() represents <text:s/>a <text:s/>lower-case <text:s/>letter ... the result is <text:s/>the <text:s/>corresponding <text:s/>upper-case <text:s/>letter. <text:s/>All other arguments in the domain are returned unchanged.</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7" presentation:class="page"/>
          <draw:frame presentation:style-name="pr2" draw:layer="layout" svg:width="14.75cm" svg:height="11.798cm" svg:x="2.752cm" svg:y="12.775cm" presentation:class="notes" presentation:placeholder="true">
            <draw:text-box/>
          </draw:frame>
        </presentation:notes>
      </draw:page>
      <draw:page draw:name="page18" draw:style-name="dp1" draw:master-page-name="Varsayılan" presentation:presentation-page-layout-name="AL3T19">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5">ctype kütüphanesini kullan</text:span></text:p>
              </text:list-header>
            </text:list>
          </draw:text-box>
        </draw:frame>
        <draw:frame presentation:style-name="pr4" draw:text-style-name="P2" draw:layer="layout" svg:width="23.495cm" svg:height="15.24cm" svg:x="1.269cm" svg:y="3.598cm" presentation:class="outline" presentation:user-transformed="true">
          <draw:text-box>
            <text:list text:style-name="L5">
              <text:list-header>
                <text:p text:style-name="P37"><text:span text:style-name="T7">#include &lt;stdio.h&gt;</text:span></text:p>
                <text:p text:style-name="P22"><text:span text:style-name="T7">#include &lt;ctype.h&gt;</text:span></text:p>
                <text:p text:style-name="P22"><text:span text:style-name="T7">int main(void) {</text:span></text:p>
                <text:p text:style-name="P22"><text:span text:style-name="T7"><text:s text:c="2"/></text:span><text:span text:style-name="T7">int c;</text:span></text:p>
                <text:p text:style-name="P22"><text:span text:style-name="T7"><text:s text:c="2"/></text:span><text:span text:style-name="T7">for ( ; ; ) {</text:span></text:p>
                <text:p text:style-name="P23"><text:span text:style-name="T7"><text:s text:c="3"/></text:span><text:span text:style-name="T7"><text:tab/></text:span><text:span text:style-name="T7">c = getchar();</text:span></text:p>
                <text:p text:style-name="P23"><text:span text:style-name="T7"><text:tab/></text:span><text:span text:style-name="T7"><text:tab/></text:span><text:span text:style-name="T7">if (c == EOF) break;</text:span></text:p>
                <text:p text:style-name="P23"><text:span text:style-name="T7"><text:tab/></text:span><text:span text:style-name="T7"><text:tab/></text:span><text:span text:style-name="T7">if (</text:span><text:span text:style-name="T12">islower(c)</text:span><text:span text:style-name="T7">)</text:span></text:p>
                <text:p text:style-name="P23"><text:span text:style-name="T7"><text:tab/></text:span><text:span text:style-name="T7"><text:tab/></text:span><text:span text:style-name="T7"> <text:s text:c="2"/></text:span><text:span text:style-name="T7">c = </text:span><text:span text:style-name="T12">toupper(c)</text:span><text:span text:style-name="T7">;</text:span></text:p>
                <text:p text:style-name="P22"><text:span text:style-name="T7"><text:s text:c="5"/></text:span><text:span text:style-name="T7">putchar(c);</text:span></text:p>
                <text:p text:style-name="P22"><text:span text:style-name="T7"><text:s text:c="2"/></text:span><text:span text:style-name="T7">}</text:span></text:p>
                <text:p text:style-name="P22"><text:span text:style-name="T7"><text:s text:c="2"/></text:span><text:span text:style-name="T7">return 0;</text:span></text:p>
                <text:p text:style-name="P22"><text:span text:style-name="T7">}</text:span></text:p>
              </text:list-header>
            </text:list>
          </draw:text-box>
        </draw:frame>
        <draw:g draw:id="id8">
          <draw:line draw:style-name="gr16" draw:text-style-name="P9" draw:layer="layout" svg:x1="16.086cm" svg:y1="10.795cm" svg:x2="11.641cm" svg:y2="12.065cm">
            <text:p/>
          </draw:line>
          <draw:custom-shape draw:style-name="gr4" draw:text-style-name="P2" draw:layer="layout" svg:width="6.437cm" svg:height="3.309cm" svg:x="17.345cm" svg:y="9.851cm">
            <text:list text:style-name="L8">
              <text:list-header>
                <text:p text:style-name="P3"><text:span text:style-name="T19">Karakter “a”-”z” </text:span></text:p>
              </text:list-header>
              <text:list-item>
                <text:p text:style-name="P3"><text:span text:style-name="T19">Arasındaysa</text:span></text:p>
              </text:list-item>
              <text:list-item>
                <text:p text:style-name="P3"><text:span text:style-name="T19">true döndürür</text:span></text:p>
              </text:list-item>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3.428cm" svg:height="10.072cm" svg:x="3.545cm" svg:y="1.967cm" draw:page-number="18" presentation:class="page"/>
          <draw:frame presentation:style-name="pr2" draw:layer="layout" svg:width="14.75cm" svg:height="11.798cm" svg:x="2.752cm" svg:y="12.775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custom-shape draw:style-name="gr2" draw:text-style-name="P2" draw:layer="layout" svg:width="9.525cm" svg:height="1.27cm" svg:x="2.54cm" svg:y="6.562cm">
          <text:p/>
          <draw:enhanced-geometry svg:viewBox="0 0 21600 21600" draw:type="rectangle" draw:enhanced-path="M 0 0 L 21600 0 21600 21600 0 21600 0 0 Z N"/>
        </draw:custom-shape>
        <draw:custom-shape draw:style-name="gr2" draw:text-style-name="P2" draw:layer="layout" svg:width="3.387cm" svg:height="1.27cm" svg:x="2.54cm" svg:y="11.007cm">
          <text:p/>
          <draw:enhanced-geometry svg:viewBox="0 0 21600 21600" draw:type="rectangle" draw:enhanced-path="M 0 0 L 21600 0 21600 21600 0 21600 0 0 Z N"/>
        </draw:custom-shape>
        <draw:frame presentation:style-name="pr4" draw:text-style-name="P2" draw:layer="layout" svg:width="23.495cm" svg:height="15.24cm" svg:x="1.269cm" svg:y="3.387cm" presentation:class="outline" presentation:user-transformed="true">
          <draw:text-box>
            <text:list text:style-name="L10">
              <text:list-header>
                <text:p text:style-name="P38"><text:span text:style-name="T37">% ls</text:span></text:p>
                <text:p text:style-name="P38"><text:span text:style-name="T38">get-upper.c</text:span></text:p>
                <text:p text:style-name="P38"><text:span text:style-name="T37">% gcc get-upper.c</text:span></text:p>
                <text:p text:style-name="P38"><text:span text:style-name="T37">% ls</text:span></text:p>
                <text:p text:style-name="P38"><text:span text:style-name="T38">a.out get-upper.c</text:span></text:p>
                <text:p text:style-name="P38"><text:span text:style-name="T37">% a.out</text:span></text:p>
                <text:p text:style-name="P38"><text:span text:style-name="T37">We’ll be on time today!</text:span></text:p>
                <text:p text:style-name="P38"><text:span text:style-name="T38">WE’LL BE ON TIME TODAY!</text:span></text:p>
                <text:p text:style-name="P38"><text:span text:style-name="T39">^D</text:span></text:p>
                <text:p text:style-name="P38"><text:span text:style-name="T37">%</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Derle – çalıştır </text:p>
              </text:list-header>
            </text:list>
          </draw:text-box>
        </draw:frame>
        <presentation:notes draw:style-name="dp2">
          <draw:page-thumbnail draw:style-name="gr1" draw:layer="layout" svg:width="13.428cm" svg:height="10.072cm" svg:x="3.545cm" svg:y="1.967cm" draw:page-number="19" presentation:class="page"/>
          <draw:frame presentation:style-name="pr2" draw:layer="layout" svg:width="14.75cm" svg:height="11.798cm" svg:x="2.752cm" svg:y="12.775cm" presentation:class="notes" presentation:placeholder="true">
            <draw:text-box/>
          </draw:frame>
        </presentation:notes>
      </draw:page>
      <draw:page draw:name="page20" draw:style-name="dp1"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10">
              <text:list-header>
                <text:p text:style-name="P38"><text:span text:style-name="T37">% a.out &lt; get-upper.c</text:span></text:p>
                <text:p text:style-name="P39"><text:span text:style-name="T38">#INCLUDE &lt;STDIO.H&gt;</text:span></text:p>
                <text:p text:style-name="P40"><text:span text:style-name="T38">#INCLUDE &lt;CTYPE.H&gt;</text:span></text:p>
                <text:p text:style-name="P40"><text:span text:style-name="T38">INT MAIN(VOID) {</text:span></text:p>
                <text:p text:style-name="P40"><text:span text:style-name="T38"><text:s text:c="2"/></text:span><text:span text:style-name="T38">INT C;</text:span></text:p>
                <text:p text:style-name="P40"><text:span text:style-name="T38"><text:s text:c="2"/></text:span><text:span text:style-name="T38">FOR ( ; ; ) {</text:span></text:p>
                <text:p text:style-name="P41"><text:span text:style-name="T38"><text:s text:c="3"/></text:span><text:span text:style-name="T38"><text:tab/></text:span><text:span text:style-name="T38">C = GETCHAR();</text:span></text:p>
                <text:p text:style-name="P41"><text:span text:style-name="T38"><text:tab/></text:span><text:span text:style-name="T38"><text:tab/></text:span><text:span text:style-name="T38">IF (C == EOF) BREAK;</text:span></text:p>
                <text:p text:style-name="P41"><text:span text:style-name="T38"><text:tab/></text:span><text:span text:style-name="T38"><text:tab/></text:span><text:span text:style-name="T38">IF (ISLOWER(C))</text:span></text:p>
                <text:p text:style-name="P41"><text:span text:style-name="T38"><text:tab/></text:span><text:span text:style-name="T38"><text:tab/></text:span><text:span text:style-name="T38"><text:tab/></text:span><text:span text:style-name="T38">C = TOUPPER(C);</text:span></text:p>
                <text:p text:style-name="P40"><text:span text:style-name="T38"><text:s text:c="5"/></text:span><text:span text:style-name="T38">PUTCHAR(C);</text:span></text:p>
                <text:p text:style-name="P40"><text:span text:style-name="T38"><text:s text:c="2"/></text:span><text:span text:style-name="T38">}</text:span></text:p>
                <text:p text:style-name="P40"><text:span text:style-name="T38"><text:s text:c="2"/></text:span><text:span text:style-name="T38">RETURN 0;</text:span></text:p>
                <text:p text:style-name="P40"><text:span text:style-name="T38">}</text:span></text:p>
                <text:p text:style-name="P40"><text:span text:style-name="T38"/></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Kodun kendisiyle çalıştır</text:p>
              </text:list-header>
            </text:list>
          </draw:text-box>
        </draw:frame>
        <presentation:notes draw:style-name="dp2">
          <draw:page-thumbnail draw:style-name="gr1" draw:layer="layout" svg:width="13.428cm" svg:height="10.072cm" svg:x="3.545cm" svg:y="1.967cm" draw:page-number="20" presentation:class="page"/>
          <draw:frame presentation:style-name="pr2" draw:layer="layout" svg:width="14.75cm" svg:height="11.798cm" svg:x="2.752cm" svg:y="12.775cm" presentation:class="notes" presentation:placeholder="true">
            <draw:text-box/>
          </draw:frame>
        </presentation:notes>
      </draw:page>
      <draw:page draw:name="page21" draw:style-name="dp1"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10">
              <text:list-header>
                <text:p text:style-name="P38"><text:span text:style-name="T37">% a.out &lt; get-upper.c <text:s/>&gt; test.c</text:span></text:p>
                <text:p text:style-name="P38"><text:span text:style-name="T37">% gcc test.c</text:span></text:p>
                <text:p text:style-name="P42"><text:span text:style-name="T40">test.c:1:2: invalid preprocessing directive #INCLUDE</text:span></text:p>
                <text:p text:style-name="P42"><text:span text:style-name="T40">test.c:2:2: invalid preprocessing directive #INCLUDE</text:span></text:p>
                <text:p text:style-name="P42"><text:span text:style-name="T40">test.c:3: syntax error before "MAIN"</text:span></text:p>
                <text:p text:style-name="P42"><text:span text:style-name="T40">etc...</text:span></text:p>
                <text:p text:style-name="P42"><text:span text:style-name="T40"/></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Çıkışı yönlendir</text:p>
              </text:list-header>
            </text:list>
          </draw:text-box>
        </draw:frame>
        <presentation:notes draw:style-name="dp2">
          <draw:page-thumbnail draw:style-name="gr1" draw:layer="layout" svg:width="13.428cm" svg:height="10.072cm" svg:x="3.545cm" svg:y="1.967cm" draw:page-number="21" presentation:class="page"/>
          <draw:frame presentation:style-name="pr2" draw:layer="layout" svg:width="14.75cm" svg:height="11.798cm" svg:x="2.752cm" svg:y="12.775cm" presentation:class="notes" presentation:placeholder="true">
            <draw:text-box/>
          </draw:frame>
        </presentation:notes>
      </draw:page>
      <draw:page draw:name="page22"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Örnek #2: yorum</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Karakterleri temsil etmek</text:span></text:p>
              </text:list-item>
            </text:list>
            <text:list text:style-name="L3">
              <text:list-item>
                <text:list>
                  <text:list-item>
                    <text:p text:style-name="P5"><text:span text:style-name="T3">ASCII karakter kümesi</text:span></text:p>
                  </text:list-item>
                  <text:list-item>
                    <text:p text:style-name="P5"><text:span text:style-name="T3">Karakter sabitler (‘A’, 'a’)</text:span></text:p>
                  </text:list-item>
                </text:list>
              </text:list-item>
            </text:list>
            <text:list text:style-name="L2">
              <text:list-item>
                <text:p text:style-name="P4"><text:span text:style-name="T2">Karakterleri işlemek</text:span></text:p>
              </text:list-item>
            </text:list>
            <text:list text:style-name="L3">
              <text:list-item>
                <text:list>
                  <text:list-item>
                    <text:p text:style-name="P5"><text:span text:style-name="T3">Karakterler üzerinde aritmetik işlemler</text:span></text:p>
                  </text:list-item>
                  <text:list-item>
                    <text:p text:style-name="P5"><text:span text:style-name="T9">islower()</text:span><text:span text:style-name="T3"> ve </text:span><text:span text:style-name="T9">toupper() </text:span><text:span text:style-name="T41">benzeri işlevler</text:span></text:p>
                  </text:list-item>
                </text:list>
              </text:list-item>
            </text:list>
            <text:list text:style-name="L2">
              <text:list-item>
                <text:p text:style-name="P4"><text:span text:style-name="T2">C kodunu derleme ve çalıştırma</text:span></text:p>
              </text:list-item>
            </text:list>
            <text:list text:style-name="L3">
              <text:list-item>
                <text:list>
                  <text:list-item>
                    <text:p text:style-name="P5"><text:span text:style-name="T3">a.out üretilir</text:span></text:p>
                  </text:list-item>
                  <text:list-item>
                    <text:p text:style-name="P5"><text:span text:style-name="T3">a.out çalıştırılır</text:span></text:p>
                  </text:list-item>
                  <text:list-item>
                    <text:p text:style-name="P5"><text:span text:style-name="T3">stdin, stdin/stdout yönlendirilebilir</text:span></text:p>
                    <text:p text:style-name="P5"><text:span text:style-name="T3"/></text:p>
                  </text:list-item>
                </text:list>
              </text:list-item>
            </text:list>
          </draw:text-box>
        </draw:frame>
        <presentation:notes draw:style-name="dp2">
          <draw:page-thumbnail draw:style-name="gr1" draw:layer="layout" svg:width="13.428cm" svg:height="10.072cm" svg:x="3.545cm" svg:y="1.967cm" draw:page-number="22" presentation:class="page"/>
          <draw:frame presentation:style-name="pr2"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Örnek #3: ilk harfler büyük</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Kelimelerin ilk harfleri büyük</text:span></text:p>
              </text:list-item>
            </text:list>
            <text:list text:style-name="L11">
              <text:list-item>
                <text:list>
                  <text:list-item>
                    <text:p text:style-name="P5"><text:span text:style-name="T42">“</text:span><text:span text:style-name="T42">cos 217 rocks” </text:span><text:span text:style-name="T43"></text:span><text:span text:style-name="T42"> “Cos 217 Rocks”</text:span></text:p>
                  </text:list-item>
                </text:list>
              </text:list-item>
            </text:list>
            <text:list text:style-name="L2">
              <text:list-item>
                <text:p text:style-name="P4"><text:span text:style-name="T2">Dizgide karakter be karakter ilerle</text:span></text:p>
              </text:list-item>
            </text:list>
            <text:list text:style-name="L12">
              <text:list-item>
                <text:list>
                  <text:list-item>
                    <text:p text:style-name="P5"><text:span text:style-name="T44">Ya karakteri ya da büyük karakter karşılığını bas</text:span></text:p>
                  </text:list-item>
                </text:list>
              </text:list-item>
            </text:list>
            <text:list text:style-name="L2">
              <text:list-item>
                <text:p text:style-name="P4"><text:span text:style-name="T2">Sorun: bulunduğunuz yeri hatırlamak</text:span></text:p>
              </text:list-item>
            </text:list>
            <text:list text:style-name="L3">
              <text:list-item>
                <text:list>
                  <text:list-item>
                    <text:p text:style-name="P5"><text:span text:style-name="T3">“</text:span><text:span text:style-name="T3">cos” daki “c” yi büyük, fakat “cos” daki “o” veya “rocks” daki “c” ye dokunma</text:span></text:p>
                  </text:list-item>
                </text:list>
              </text:list-item>
            </text:list>
            <text:list text:style-name="L2">
              <text:list-item>
                <text:p text:style-name="P4"><text:span text:style-name="T2">Çözüm: ekstra bilgi tut</text:span></text:p>
              </text:list-item>
            </text:list>
            <text:list text:style-name="L3">
              <text:list-item>
                <text:list>
                  <text:list-item>
                    <text:p text:style-name="P5"><text:span text:style-name="T3">Kelimedeki ilk karakterle karşılaştın mı?</text:span></text:p>
                  </text:list-item>
                </text:list>
              </text:list-item>
            </text:list>
          </draw:text-box>
        </draw:frame>
        <presentation:notes draw:style-name="dp2">
          <draw:page-thumbnail draw:style-name="gr1" draw:layer="layout" svg:width="13.428cm" svg:height="10.072cm" svg:x="3.545cm" svg:y="1.967cm" draw:page-number="23" presentation:class="page"/>
          <draw:frame presentation:style-name="pr2" draw:layer="layout" svg:width="14.75cm" svg:height="11.798cm" svg:x="2.752cm" svg:y="12.775cm" presentation:class="notes" presentation:placeholder="true">
            <draw:text-box/>
          </draw:frame>
        </presentation:notes>
      </draw:page>
      <draw:page draw:name="page24"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Deterministik Sonlu Otomata</text:p>
              </text:list-header>
            </text:list>
          </draw:text-box>
        </draw:frame>
        <draw:frame presentation:style-name="pr4" draw:text-style-name="P2" draw:layer="layout" svg:width="23.495cm" svg:height="15.24cm" svg:x="1.269cm" svg:y="3.387cm" presentation:class="outline" presentation:user-transformed="true">
          <draw:text-box>
            <text:list text:style-name="L10">
              <text:list-header>
                <text:p text:style-name="P28">Deterministic Finite Automaton <text:s/>(DFA)</text:p>
              </text:list-header>
            </text:list>
          </draw:text-box>
        </draw:frame>
        <draw:custom-shape draw:style-name="gr17" draw:text-style-name="P2" draw:layer="layout" svg:width="2.963cm" svg:height="2.963cm" svg:x="4.445cm" svg:y="8.255cm">
          <text:list text:style-name="L4">
            <text:list-header>
              <text:p text:style-name="P1">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2.964cm" svg:height="2.963cm" svg:x="11.218cm" svg:y="8.255cm">
          <text:list text:style-name="L4">
            <text:list-header>
              <text:p text:style-name="P1">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4.021cm" svg:height="0.706cm" svg:x="7.197cm" svg:y="8.184cm">
          <text:p/>
          <draw:enhanced-geometry svg:viewBox="0 0 912 160" draw:type="non-primitive" draw:enhanced-path="M 0 160 C 132 96 264 32 384 16 504 0 632 40 720 64 808 88 840 104 912 160 N"/>
        </draw:custom-shape>
        <draw:custom-shape draw:style-name="gr19" draw:text-style-name="P2" draw:layer="layout" svg:width="4.021cm" svg:height="0.705cm" draw:transform="rotate (3.1415926535892) translate (11.217cm 11.076cm)">
          <text:p/>
          <draw:enhanced-geometry svg:viewBox="0 0 912 160" draw:type="non-primitive" draw:enhanced-path="M 0 160 C 132 96 264 32 384 16 504 0 632 40 720 64 808 88 840 104 912 160 N"/>
        </draw:custom-shape>
        <draw:custom-shape draw:style-name="gr20" draw:text-style-name="P2" draw:layer="layout" svg:width="2.328cm" svg:height="2.412cm" svg:x="3.387cm" svg:y="6.478cm">
          <text:p/>
          <draw:enhanced-geometry svg:viewBox="0 0 528 547" draw:type="non-primitive" draw:enhanced-path="M 288 547 C 246 526 70 493 35 421 0 349 7 175 76 113 145 51 374 0 449 48 524 96 512 329 528 403 N"/>
        </draw:custom-shape>
        <draw:custom-shape draw:style-name="gr21" draw:text-style-name="P2" draw:layer="layout" svg:width="2.328cm" svg:height="2.412cm" draw:transform="rotate (-1.19729586686907) translate (14.816cm 6.202cm)">
          <text:p/>
          <draw:enhanced-geometry svg:viewBox="0 0 528 547" draw:type="non-primitive" draw:enhanced-path="M 288 547 C 246 526 70 493 35 421 0 349 7 175 76 113 145 51 374 0 449 48 524 96 512 329 528 403 N"/>
        </draw:custom-shape>
        <draw:custom-shape draw:style-name="gr4" draw:text-style-name="P2" draw:layer="layout" svg:width="2.25cm" svg:height="1.277cm" svg:x="7.576cm" svg:y="7.311cm">
          <text:list text:style-name="L4">
            <text:list-header>
              <text:p text:style-name="P3">letter</text:p>
            </text:list-header>
          </text:list>
          <draw:enhanced-geometry svg:viewBox="0 0 21600 21600" draw:type="mso-spt202" draw:enhanced-path="M 0 0 L 21600 0 21600 21600 0 21600 0 0 Z N"/>
        </draw:custom-shape>
        <draw:custom-shape draw:style-name="gr4" draw:text-style-name="P2" draw:layer="layout" svg:width="2.25cm" svg:height="1.277cm" svg:x="13.97cm" svg:y="5.715cm">
          <text:list text:style-name="L4">
            <text:list-header>
              <text:p text:style-name="P3">letter</text:p>
            </text:list-header>
          </text:list>
          <draw:enhanced-geometry svg:viewBox="0 0 21600 21600" draw:type="mso-spt202" draw:enhanced-path="M 0 0 L 21600 0 21600 21600 0 21600 0 0 Z N"/>
        </draw:custom-shape>
        <draw:custom-shape draw:style-name="gr4" draw:text-style-name="P2" draw:layer="layout" svg:width="3.618cm" svg:height="1.277cm" svg:x="7.831cm" svg:y="11.007cm">
          <text:list text:style-name="L4">
            <text:list-header>
              <text:p text:style-name="P3">not-letter</text:p>
            </text:list-header>
          </text:list>
          <draw:enhanced-geometry svg:viewBox="0 0 21600 21600" draw:type="mso-spt202" draw:enhanced-path="M 0 0 L 21600 0 21600 21600 0 21600 0 0 Z N"/>
        </draw:custom-shape>
        <draw:custom-shape draw:style-name="gr4" draw:text-style-name="P2" draw:layer="layout" svg:width="3.618cm" svg:height="1.277cm" svg:x="2.751cm" svg:y="5.503cm">
          <text:list text:style-name="L4">
            <text:list-header>
              <text:p text:style-name="P3">not-letter</text:p>
            </text:list-header>
          </text:list>
          <draw:enhanced-geometry svg:viewBox="0 0 21600 21600" draw:type="mso-spt202" draw:enhanced-path="M 0 0 L 21600 0 21600 21600 0 21600 0 0 Z N"/>
        </draw:custom-shape>
        <draw:line draw:style-name="gr22" draw:text-style-name="P9" draw:layer="layout" svg:x1="2.117cm" svg:y1="11.218cm" svg:x2="4.445cm" svg:y2="10.16cm">
          <text:p/>
        </draw:line>
        <draw:custom-shape draw:style-name="gr4" draw:text-style-name="P2" draw:layer="layout" svg:width="14.184cm" svg:height="5.341cm" svg:x="5.489cm" svg:y="13.123cm">
          <text:list text:style-name="L4">
            <text:list-header>
              <text:p text:style-name="P1"><text:span text:style-name="T5">State #1: before the 1</text:span><text:span text:style-name="T45">st</text:span><text:span text:style-name="T5"> letter of a word</text:span></text:p>
              <text:p text:style-name="P1"><text:span text:style-name="T5">State #2: after the 1</text:span><text:span text:style-name="T45">st</text:span><text:span text:style-name="T5"> letter of a word</text:span></text:p>
              <text:p text:style-name="P1"><text:span text:style-name="T5">Capitalize on transition from state 1 to 2</text:span></text:p>
              <text:p text:style-name="P1"><text:span text:style-name="T5"/></text:p>
            </text:list-header>
          </text:list>
          <text:list text:style-name="L7">
            <text:list-header>
              <text:p text:style-name="P1"><text:span text:style-name="T24">“</text:span><text:span text:style-name="T24">cos 217 rocks” </text:span><text:span text:style-name="T46"></text:span><text:span text:style-name="T24"> “Cos 217 Rocks”</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4" presentation:class="page"/>
          <draw:frame presentation:style-name="pr2" draw:layer="layout" svg:width="14.75cm" svg:height="11.798cm" svg:x="2.752cm" svg:y="12.775cm" presentation:class="notes" presentation:placeholder="true">
            <draw:text-box/>
          </draw:frame>
        </presentation:notes>
      </draw:page>
      <draw:page draw:name="page25" draw:style-name="dp3" draw:master-page-name="Varsayılan" presentation:presentation-page-layout-name="AL2T1">
        <office:forms form:automatic-focus="false" form:apply-design-mode="false"/>
        <draw:frame presentation:style-name="pr4" draw:text-style-name="P2" draw:layer="layout" svg:width="23.495cm" svg:height="15.24cm" svg:x="1.269cm" svg:y="3.387cm" presentation:class="outline" presentation:user-transformed="true">
          <draw:text-box>
            <text:list text:style-name="L5">
              <text:list-header>
                <text:p text:style-name="P43"><text:span text:style-name="T47">#include &lt;stdio.h&gt;</text:span></text:p>
                <text:p text:style-name="P43"><text:span text:style-name="T47">#include &lt;ctype.h&gt;</text:span></text:p>
                <text:p text:style-name="P43"><text:span text:style-name="T47">int main (void) {</text:span></text:p>
                <text:p text:style-name="P43"><text:span text:style-name="T47"><text:s text:c="2"/></text:span><text:span text:style-name="T47">int c;</text:span></text:p>
                <text:p text:style-name="P43"><text:span text:style-name="T47"><text:s text:c="2"/></text:span><text:span text:style-name="T47">for ( ; ; ) {</text:span></text:p>
                <text:p text:style-name="P44"><text:span text:style-name="T47"><text:s text:c="3"/></text:span><text:span text:style-name="T47"><text:tab/></text:span><text:span text:style-name="T47">c = getchar();</text:span></text:p>
                <text:p text:style-name="P44"><text:span text:style-name="T47"><text:tab/></text:span><text:span text:style-name="T47"><text:tab/></text:span><text:span text:style-name="T47">if (c == EOF) break;</text:span></text:p>
                <text:p text:style-name="P44"><text:span text:style-name="T47"><text:tab/></text:span><text:span text:style-name="T47"><text:tab/></text:span><text:span text:style-name="T48">&lt;bir karakteri işle&gt;</text:span></text:p>
                <text:p text:style-name="P43"><text:span text:style-name="T47"><text:s text:c="2"/></text:span><text:span text:style-name="T47">}</text:span></text:p>
                <text:p text:style-name="P43"><text:span text:style-name="T47"><text:s text:c="2"/></text:span><text:span text:style-name="T47">return 0;</text:span></text:p>
                <text:p text:style-name="P43"><text:span text:style-name="T47">}</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İskelet inşaası</text:p>
              </text:list-header>
            </text:list>
          </draw:text-box>
        </draw:frame>
        <presentation:notes draw:style-name="dp2">
          <draw:page-thumbnail draw:style-name="gr1" draw:layer="layout" svg:width="13.428cm" svg:height="10.072cm" svg:x="3.545cm" svg:y="1.967cm" draw:page-number="25" presentation:class="page"/>
          <draw:frame presentation:style-name="pr2" draw:layer="layout" svg:width="14.75cm" svg:height="11.798cm" svg:x="2.752cm" svg:y="12.775cm" presentation:class="notes" presentation:placeholder="true">
            <draw:text-box/>
          </draw:frame>
        </presentation:notes>
      </draw:page>
      <draw:page draw:name="page26" draw:style-name="dp4" draw:master-page-name="Varsayılan" presentation:presentation-page-layout-name="AL2T1" draw:id="id9">
        <office:forms form:automatic-focus="false" form:apply-design-mode="false"/>
        <draw:frame presentation:style-name="pr4" draw:text-style-name="P2" draw:layer="layout" svg:width="23.495cm" svg:height="15.24cm" svg:x="1.269cm" svg:y="3.387cm" presentation:class="outline" presentation:user-transformed="true">
          <draw:text-box>
            <text:list text:style-name="L5">
              <text:list-header>
                <text:p text:style-name="P31"><text:span text:style-name="T49"><text:tab/></text:span><text:span text:style-name="T50">&lt;bir karakteri işle&gt; =</text:span></text:p>
                <text:p text:style-name="P30"><text:span text:style-name="T49">switch (state) {</text:span></text:p>
                <text:p text:style-name="P30"><text:span text:style-name="T49"><text:s text:c="2"/></text:span><text:span text:style-name="T49">case 1: </text:span></text:p>
                <text:p text:style-name="P30"><text:span text:style-name="T50"><text:s text:c="8"/></text:span><text:span text:style-name="T50">&lt;durum 1&gt;</text:span></text:p>
                <text:p text:style-name="P30"><text:span text:style-name="T49"><text:s text:c="4"/></text:span><text:span text:style-name="T49">break;</text:span></text:p>
                <text:p text:style-name="P30"><text:span text:style-name="T49"><text:s text:c="2"/></text:span><text:span text:style-name="T49">case 2:</text:span></text:p>
                <text:p text:style-name="P30"><text:span text:style-name="T49"><text:s text:c="4"/></text:span><text:span text:style-name="T50">&lt;durum 2&gt;</text:span></text:p>
                <text:p text:style-name="P30"><text:span text:style-name="T49"><text:s text:c="4"/></text:span><text:span text:style-name="T49">break;</text:span></text:p>
                <text:p text:style-name="P30"><text:span text:style-name="T49"><text:s text:c="2"/></text:span><text:span text:style-name="T49">default:</text:span></text:p>
                <text:p text:style-name="P30"><text:span text:style-name="T50"><text:s text:c="8"/></text:span><text:span text:style-name="T50">&lt;buraya hiç gelmez&gt;</text:span></text:p>
                <text:p text:style-name="P30"><text:span text:style-name="T49">}</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Gerçekleme</text:p>
              </text:list-header>
            </text:list>
          </draw:text-box>
        </draw:frame>
        <draw:custom-shape draw:style-name="gr23" draw:text-style-name="P2" draw:id="id10" draw:layer="layout" svg:width="11.006cm" svg:height="4.868cm" svg:x="12.277cm" svg:y="4.445cm">
          <text:list text:style-name="L4">
            <text:list-header>
              <text:p text:style-name="P45"><text:span text:style-name="T51">if (isalpha(c)) {</text:span></text:p>
              <text:p text:style-name="P45"><text:span text:style-name="T51"><text:s text:c="2"/></text:span><text:span text:style-name="T51">putchar(toupper(c));</text:span></text:p>
              <text:p text:style-name="P45"><text:span text:style-name="T51"><text:s text:c="2"/></text:span><text:span text:style-name="T51">state = 2;</text:span></text:p>
              <text:p text:style-name="P45"><text:span text:style-name="T51">}</text:span></text:p>
              <text:p text:style-name="P45"><text:span text:style-name="T51">else putchar(c);</text:span></text:p>
            </text:list-header>
          </text:list>
          <draw:enhanced-geometry svg:viewBox="0 0 21600 21600" draw:text-areas="800 800 20800 20800" draw:type="round-rectangular-callout" draw:modifiers="-5348 1487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 draw:id="id11" draw:layer="layout" svg:width="8.89cm" svg:height="2.963cm" svg:x="12.277cm" svg:y="10.16cm">
          <text:list text:style-name="L4">
            <text:list-header>
              <text:p text:style-name="P45"><text:span text:style-name="T51">if (!isalpha(c))</text:span></text:p>
              <text:p text:style-name="P45"><text:span text:style-name="T51"><text:s text:c="2"/></text:span><text:span text:style-name="T51">state = 1;</text:span></text:p>
              <text:p text:style-name="P45"><text:span text:style-name="T51">putchar(c);</text:span></text:p>
            </text:list-header>
          </text:list>
          <draw:enhanced-geometry svg:viewBox="0 0 21600 21600" draw:text-areas="800 800 20800 20800" draw:type="round-rectangular-callout" draw:modifiers="-6621 105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7" draw:text-style-name="P2" draw:layer="layout" svg:width="1.023cm" svg:height="1.151cm" svg:x="16.646cm" svg:y="1.522cm">
            <text:list text:style-name="L4">
              <text:list-header>
                <text:p text:style-name="P1"><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1.019cm" svg:height="1.151cm" svg:x="18.983cm" svg:y="1.522cm">
            <text:list text:style-name="L4">
              <text:list-header>
                <text:p text:style-name="P1"><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1.389cm" svg:height="0.274cm" svg:x="17.594cm" svg:y="1.495cm">
            <text:p/>
            <draw:enhanced-geometry svg:viewBox="0 0 912 160" draw:type="non-primitive" draw:enhanced-path="M 0 160 C 132 96 264 32 384 16 504 0 632 40 720 64 808 88 840 104 912 160 N"/>
          </draw:custom-shape>
          <draw:custom-shape draw:style-name="gr25" draw:text-style-name="P2" draw:layer="layout" svg:width="-1.389cm" svg:height="-0.273cm" svg:x="18.982cm" svg:y="2.614cm">
            <text:p/>
            <draw:enhanced-geometry svg:viewBox="0 0 912 160" draw:type="non-primitive" draw:enhanced-path="M 0 160 C 132 96 264 32 384 16 504 0 632 40 720 64 808 88 840 104 912 160 N"/>
          </draw:custom-shape>
          <draw:custom-shape draw:style-name="gr26" draw:text-style-name="P2" draw:layer="layout" svg:width="0.802cm" svg:height="0.935cm" svg:x="16.28cm" svg:y="0.834cm">
            <text:p/>
            <draw:enhanced-geometry svg:viewBox="0 0 528 547" draw:type="non-primitive" draw:enhanced-path="M 288 547 C 246 526 70 493 35 421 0 349 7 175 76 113 145 51 374 0 449 48 524 96 512 329 528 403 N"/>
          </draw:custom-shape>
          <draw:custom-shape draw:style-name="gr27" draw:text-style-name="P2" draw:layer="layout" svg:width="0.9cm" svg:height="0.834cm" draw:transform="rotate (-1.19729586686907) translate (20.206cm 0.748cm)">
            <text:p/>
            <draw:enhanced-geometry svg:viewBox="0 0 528 547" draw:type="non-primitive" draw:enhanced-path="M 288 547 C 246 526 70 493 35 421 0 349 7 175 76 113 145 51 374 0 449 48 524 96 512 329 528 403 N"/>
          </draw:custom-shape>
          <draw:custom-shape draw:style-name="gr4" draw:text-style-name="P2" draw:layer="layout" svg:width="1.658cm" svg:height="0.937cm" svg:x="17.256cm" svg:y="0.944cm">
            <text:list text:style-name="L4">
              <text:list-header>
                <text:p text:style-name="P3"><text:span text:style-name="T52">letter</text:span></text:p>
              </text:list-header>
            </text:list>
            <draw:enhanced-geometry svg:viewBox="0 0 21600 21600" draw:type="mso-spt202" draw:enhanced-path="M 0 0 L 21600 0 21600 21600 0 21600 0 0 Z N"/>
          </draw:custom-shape>
          <draw:custom-shape draw:style-name="gr4" draw:text-style-name="P2" draw:layer="layout" svg:width="1.658cm" svg:height="0.937cm" svg:x="19.461cm" svg:y="0.331cm">
            <text:list text:style-name="L4">
              <text:list-header>
                <text:p text:style-name="P3"><text:span text:style-name="T52">letter</text:span></text:p>
              </text:list-header>
            </text:list>
            <draw:enhanced-geometry svg:viewBox="0 0 21600 21600" draw:type="mso-spt202" draw:enhanced-path="M 0 0 L 21600 0 21600 21600 0 21600 0 0 Z N"/>
          </draw:custom-shape>
          <draw:custom-shape draw:style-name="gr4" draw:text-style-name="P2" draw:layer="layout" svg:width="2.568cm" svg:height="0.937cm" svg:x="17.344cm" svg:y="2.377cm">
            <text:list text:style-name="L4">
              <text:list-header>
                <text:p text:style-name="P3"><text:span text:style-name="T52">not-letter</text:span></text:p>
              </text:list-header>
            </text:list>
            <draw:enhanced-geometry svg:viewBox="0 0 21600 21600" draw:type="mso-spt202" draw:enhanced-path="M 0 0 L 21600 0 21600 21600 0 21600 0 0 Z N"/>
          </draw:custom-shape>
          <draw:custom-shape draw:style-name="gr4" draw:text-style-name="P2" draw:layer="layout" svg:width="2.568cm" svg:height="0.937cm" svg:x="15.593cm" svg:y="0.247cm">
            <text:list text:style-name="L4">
              <text:list-header>
                <text:p text:style-name="P3"><text:span text:style-name="T52">not-letter</text:span></text:p>
              </text:list-header>
            </text:list>
            <draw:enhanced-geometry svg:viewBox="0 0 21600 21600" draw:type="mso-spt202" draw:enhanced-path="M 0 0 L 21600 0 21600 21600 0 21600 0 0 Z N"/>
          </draw:custom-shape>
          <draw:line draw:style-name="gr28" draw:text-style-name="P9" draw:layer="layout" svg:x1="15.843cm" svg:y1="2.673cm" svg:x2="16.646cm" svg:y2="2.263cm">
            <text:p/>
          </draw:line>
        </draw:g>
        <anim:par presentation:node-type="timing-root">
          <anim:par smil:begin="id9.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anim:seq>
        </anim:par>
        <presentation:notes draw:style-name="dp2">
          <draw:page-thumbnail draw:style-name="gr1" draw:layer="layout" svg:width="13.428cm" svg:height="10.072cm" svg:x="3.545cm" svg:y="1.967cm" draw:page-number="26" presentation:class="page"/>
          <draw:frame presentation:style-name="pr2" draw:layer="layout" svg:width="14.75cm" svg:height="11.798cm" svg:x="2.752cm" svg:y="12.775cm" presentation:class="notes" presentation:placeholder="true">
            <draw:text-box/>
          </draw:frame>
        </presentation:notes>
      </draw:page>
      <draw:page draw:name="page27" draw:style-name="dp1" draw:master-page-name="Varsayılan" presentation:presentation-page-layout-name="AL2T1">
        <office:forms form:automatic-focus="false" form:apply-design-mode="false"/>
        <draw:frame presentation:style-name="pr4" draw:text-style-name="P2" draw:layer="layout" svg:width="23.495cm" svg:height="15.24cm" svg:x="1.269cm" svg:y="3.598cm" presentation:class="outline" presentation:user-transformed="true">
          <draw:text-box>
            <text:list text:style-name="L5">
              <text:list-header>
                <text:p text:style-name="P46"><text:span text:style-name="T53">#include &lt;stdio.h&gt;</text:span></text:p>
                <text:p text:style-name="P46"><text:span text:style-name="T53">#include &lt;ctype.h&gt;</text:span></text:p>
                <text:p text:style-name="P47"><text:span text:style-name="T53">int main(void) {</text:span></text:p>
                <text:p text:style-name="P46"><text:span text:style-name="T53"><text:s text:c="2"/></text:span><text:span text:style-name="T53">int c; int state=1;</text:span></text:p>
                <text:p text:style-name="P46"><text:span text:style-name="T53"><text:s text:c="2"/></text:span><text:span text:style-name="T53">for ( ; ; ) {</text:span></text:p>
                <text:p text:style-name="P46"><text:span text:style-name="T53"><text:s text:c="4"/></text:span><text:span text:style-name="T53">c = getchar();</text:span></text:p>
                <text:p text:style-name="P48"><text:span text:style-name="T53"><text:tab/></text:span><text:span text:style-name="T53"> <text:s/></text:span><text:span text:style-name="T53">if (c == EOF) break;</text:span></text:p>
              </text:list-header>
            </text:list>
            <text:list text:style-name="L10">
              <text:list-header>
                <text:p text:style-name="P48"><text:span text:style-name="T54"><text:tab/></text:span><text:span text:style-name="T54"> <text:s/></text:span><text:span text:style-name="T55">switch (state) {</text:span></text:p>
              </text:list-header>
            </text:list>
            <text:list text:style-name="L13">
              <text:list-header>
                <text:p text:style-name="P46"><text:span text:style-name="T55"><text:s text:c="4"/></text:span><text:span text:style-name="T55">case 1: </text:span></text:p>
                <text:p text:style-name="P49"><text:span text:style-name="T56"><text:s text:c="13"/></text:span><text:span text:style-name="T55">if (isalpha(c)) {</text:span></text:p>
                <text:p text:style-name="P50"><text:span text:style-name="T55"><text:s text:c="9"/></text:span><text:span text:style-name="T55">putchar(toupper(c));</text:span></text:p>
                <text:p text:style-name="P51"><text:span text:style-name="T55"><text:s text:c="2"/></text:span><text:span text:style-name="T55"><text:tab/></text:span><text:span text:style-name="T55"> <text:s/></text:span><text:span text:style-name="T55">state = 2;</text:span></text:p>
                <text:p text:style-name="P51"><text:span text:style-name="T55"><text:tab/></text:span><text:span text:style-name="T55"> <text:s text:c="3"/></text:span><text:span text:style-name="T55">} else putchar(c);</text:span></text:p>
                <text:p text:style-name="P51"><text:span text:style-name="T55"><text:tab/></text:span><text:span text:style-name="T55"> <text:s text:c="3"/></text:span><text:span text:style-name="T55">break;</text:span></text:p>
                <text:p text:style-name="P46"><text:span text:style-name="T55"><text:s text:c="4"/></text:span><text:span text:style-name="T55">case 2:</text:span></text:p>
                <text:p text:style-name="P52"><text:span text:style-name="T55"><text:s text:c="6"/></text:span><text:span text:style-name="T55">if (!isalpha(c))</text:span><text:span text:style-name="T55"><text:tab/></text:span><text:span text:style-name="T55"> state = 1;</text:span></text:p>
                <text:p text:style-name="P51"><text:span text:style-name="T55"><text:tab/></text:span><text:span text:style-name="T55"> <text:s text:c="3"/></text:span><text:span text:style-name="T55">putchar(c);</text:span></text:p>
                <text:p text:style-name="P46"><text:span text:style-name="T55"><text:s text:c="6"/></text:span><text:span text:style-name="T55">break;</text:span></text:p>
                <text:p text:style-name="P46"><text:span text:style-name="T55"><text:s text:c="4"/></text:span><text:span text:style-name="T55">}</text:span></text:p>
              </text:list-header>
            </text:list>
            <text:list text:style-name="L5">
              <text:list-header>
                <text:p text:style-name="P53"><text:span text:style-name="T53"><text:s text:c="2"/></text:span><text:span text:style-name="T53">}</text:span></text:p>
                <text:p text:style-name="P53"><text:span text:style-name="T53"><text:s text:c="2"/></text:span><text:span text:style-name="T53">return 0;</text:span></text:p>
                <text:p text:style-name="P53"><text:span text:style-name="T53">}</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Gerçekleme </text:p>
              </text:list-header>
            </text:list>
          </draw:text-box>
        </draw:frame>
        <presentation:notes draw:style-name="dp2">
          <draw:page-thumbnail draw:style-name="gr1" draw:layer="layout" svg:width="13.428cm" svg:height="10.072cm" svg:x="3.545cm" svg:y="1.967cm" draw:page-number="27" presentation:class="page"/>
          <draw:frame presentation:style-name="pr2" draw:layer="layout" svg:width="14.75cm" svg:height="11.798cm" svg:x="2.752cm" svg:y="12.775cm" presentation:class="notes" presentation:placeholder="true">
            <draw:text-box/>
          </draw:frame>
        </presentation:notes>
      </draw:page>
      <draw:page draw:name="page28"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Kodu çalıştır</text:p>
              </text:list-header>
            </text:list>
          </draw:text-box>
        </draw:frame>
        <draw:frame presentation:style-name="pr4" draw:text-style-name="P2" draw:layer="layout" svg:width="23.495cm" svg:height="15.24cm" svg:x="1.269cm" svg:y="3.387cm" presentation:class="outline" presentation:user-transformed="true">
          <draw:text-box>
            <text:list text:style-name="L5">
              <text:list-header>
                <text:p text:style-name="P49"><text:span text:style-name="T53">% gcc upper1.c</text:span></text:p>
                <text:p text:style-name="P49"><text:span text:style-name="T53">% a.out &lt; upper1.c</text:span></text:p>
                <text:p text:style-name="P54"><text:span text:style-name="T57">#Include &lt;Stdio.H&gt;</text:span></text:p>
                <text:p text:style-name="P54"><text:span text:style-name="T57">#Include &lt;Ctype.H&gt;</text:span></text:p>
                <text:p text:style-name="P54"><text:span text:style-name="T57">Int Main(Void) {</text:span></text:p>
                <text:p text:style-name="P54"><text:span text:style-name="T57"><text:s text:c="2"/></text:span><text:span text:style-name="T57">Int C; Int State=1;</text:span></text:p>
                <text:p text:style-name="P54"><text:span text:style-name="T57"><text:s text:c="2"/></text:span><text:span text:style-name="T57">For ( ; ; ) {</text:span></text:p>
                <text:p text:style-name="P54"><text:span text:style-name="T57"><text:s text:c="4"/></text:span><text:span text:style-name="T57">C = Getchar();</text:span></text:p>
                <text:p text:style-name="P55"><text:span text:style-name="T57"><text:tab/></text:span><text:span text:style-name="T57"> <text:s/></text:span><text:span text:style-name="T57">If (C == EOF) Break;</text:span></text:p>
                <text:p text:style-name="P55"><text:span text:style-name="T57"><text:tab/></text:span><text:span text:style-name="T57"> <text:s/></text:span><text:span text:style-name="T57">Switch (State) {</text:span></text:p>
                <text:p text:style-name="P54"><text:span text:style-name="T57"><text:s text:c="4"/></text:span><text:span text:style-name="T57">Case 1: </text:span></text:p>
                <text:p text:style-name="P54"><text:span text:style-name="T57"><text:s text:c="6"/></text:span><text:span text:style-name="T57">If (Isalpha(C)) {</text:span></text:p>
                <text:p text:style-name="P54"><text:span text:style-name="T57"><text:s text:c="9"/></text:span><text:span text:style-name="T57">Putchar(Toupper(C));</text:span></text:p>
                <text:p text:style-name="P55"><text:span text:style-name="T57"><text:s text:c="2"/></text:span><text:span text:style-name="T57"><text:tab/></text:span><text:span text:style-name="T57"> <text:s/></text:span><text:span text:style-name="T57">State = 2;</text:span></text:p>
                <text:p text:style-name="P55"><text:span text:style-name="T57"><text:tab/></text:span><text:span text:style-name="T57"> <text:s text:c="3"/></text:span><text:span text:style-name="T57">} Else Putchar(C);</text:span></text:p>
                <text:p text:style-name="P55"><text:span text:style-name="T57"><text:tab/></text:span><text:span text:style-name="T57"> <text:s text:c="3"/></text:span><text:span text:style-name="T57">Break;</text:span></text:p>
                <text:p text:style-name="P54"><text:span text:style-name="T57"><text:s text:c="4"/></text:span><text:span text:style-name="T57">Case 2:</text:span></text:p>
                <text:p text:style-name="P55"><text:span text:style-name="T57"><text:s text:c="6"/></text:span><text:span text:style-name="T57">If (!Isalpha(C))</text:span><text:span text:style-name="T57"><text:tab/></text:span><text:span text:style-name="T57"> State = 1;</text:span></text:p>
                <text:p text:style-name="P55"><text:span text:style-name="T57"><text:tab/></text:span><text:span text:style-name="T57"> <text:s text:c="3"/></text:span><text:span text:style-name="T57">Putchar(C);</text:span></text:p>
                <text:p text:style-name="P54"><text:span text:style-name="T57"><text:s text:c="6"/></text:span><text:span text:style-name="T57">Break;</text:span></text:p>
                <text:p text:style-name="P54"><text:span text:style-name="T57"><text:s text:c="4"/></text:span><text:span text:style-name="T57">}</text:span></text:p>
                <text:p text:style-name="P53"><text:span text:style-name="T57"><text:s text:c="2"/></text:span><text:span text:style-name="T57">}</text:span></text:p>
                <text:p text:style-name="P53"><text:span text:style-name="T57"><text:s text:c="2"/></text:span><text:span text:style-name="T57">Return 0;</text:span></text:p>
                <text:p text:style-name="P53"><text:span text:style-name="T57">}</text:span></text:p>
              </text:list-header>
            </text:list>
          </draw:text-box>
        </draw:frame>
        <presentation:notes draw:style-name="dp2">
          <draw:page-thumbnail draw:style-name="gr1" draw:layer="layout" svg:width="13.428cm" svg:height="10.072cm" svg:x="3.545cm" svg:y="1.967cm" draw:page-number="28" presentation:class="page"/>
          <draw:frame presentation:style-name="pr2" draw:layer="layout" svg:width="14.75cm" svg:height="11.798cm" svg:x="2.752cm" svg:y="12.775cm" presentation:class="notes" presentation:placeholder="true">
            <draw:text-box/>
          </draw:frame>
        </presentation:notes>
      </draw:page>
      <draw:page draw:name="page29"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amam da ...</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Doğru çalışıyor, fakat</text:p>
              </text:list-item>
            </text:list>
            <text:list text:style-name="L3">
              <text:list-item>
                <text:list>
                  <text:list-item>
                    <text:p text:style-name="P5"><text:span text:style-name="T35">Gizemli/büyülü sayılar var</text:span></text:p>
                  </text:list-item>
                  <text:list-item>
                    <text:p text:style-name="P5"><text:span text:style-name="T35">Modüler değil</text:span></text:p>
                  </text:list-item>
                  <text:list-item>
                    <text:p text:style-name="P5"><text:span text:style-name="T35">Durum 1 ve durum 2 arasında mı karşılaştırılmıyor</text:span></text:p>
                  </text:list-item>
                </text:list>
              </text:list-item>
            </text:list>
            <text:list text:style-name="L2">
              <text:list-header>
                <text:p text:style-name="P6"/>
              </text:list-header>
              <text:list-item>
                <text:p text:style-name="P6">Şimdi ne yapacağız?</text:p>
              </text:list-item>
            </text:list>
            <text:list text:style-name="L3">
              <text:list-item>
                <text:list>
                  <text:list-item>
                    <text:p text:style-name="P14"><text:span text:style-name="T58">Durumlara isim ver</text:span></text:p>
                  </text:list-item>
                  <text:list-item>
                    <text:p text:style-name="P14"><text:span text:style-name="T58">Her bir durumu ayrı işlevde işle</text:span></text:p>
                  </text:list-item>
                  <text:list-item>
                    <text:p text:style-name="P14"><text:span text:style-name="T58">Beklenmeyen değişken değerlerini denetle</text:span></text:p>
                  </text:list-item>
                </text:list>
              </text:list-item>
            </text:list>
          </draw:text-box>
        </draw:frame>
        <presentation:notes draw:style-name="dp2">
          <draw:page-thumbnail draw:style-name="gr1" draw:layer="layout" svg:width="13.428cm" svg:height="10.072cm" svg:x="3.545cm" svg:y="1.967cm" draw:page-number="29" presentation:class="page"/>
          <draw:frame presentation:style-name="pr2" draw:layer="layout" svg:width="14.75cm" svg:height="11.798cm" svg:x="2.752cm" svg:y="12.775cm" presentation:class="notes" presentation:placeholder="true">
            <draw:text-box/>
          </draw:frame>
        </presentation:notes>
      </draw:page>
      <draw:page draw:name="page30"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İyileştirme: durumlara isim ver</text:p>
              </text:list-header>
            </text:list>
          </draw:text-box>
        </draw:frame>
        <draw:frame presentation:style-name="pr4" draw:text-style-name="P2" draw:layer="layout" svg:width="23.495cm" svg:height="15.24cm" svg:x="1.269cm" svg:y="3.387cm" presentation:class="outline" presentation:user-transformed="true">
          <draw:text-box>
            <text:list text:style-name="L2">
              <text:list-header>
                <text:p text:style-name="P6"><text:span text:style-name="T5"/></text:p>
              </text:list-header>
              <text:list-item>
                <text:p text:style-name="P6"><text:span text:style-name="T5">Kendi isimli sabitlerinizi tanımlayın</text:span></text:p>
              </text:list-item>
            </text:list>
            <text:list text:style-name="L3">
              <text:list-item>
                <text:list>
                  <text:list-item>
                    <text:p text:style-name="P7"><text:span text:style-name="T5">Enumeration: öğeler listesi</text:span></text:p>
                  </text:list-item>
                  <text:list-item>
                    <text:p text:style-name="P8"><text:span text:style-name="T6">enum Statetype {NORMAL,INWORD};</text:span></text:p>
                  </text:list-item>
                  <text:list-item>
                    <text:p text:style-name="P7"><text:span text:style-name="T5">Bu türden bir değişken deklare et</text:span></text:p>
                  </text:list-item>
                  <text:list-item>
                    <text:p text:style-name="P8"><text:span text:style-name="T6">enum Statetype state;</text:span></text:p>
                    <text:p text:style-name="P8"><text:span text:style-name="T6"/></text:p>
                  </text:list-item>
                </text:list>
              </text:list-item>
            </text:list>
          </draw:text-box>
        </draw:frame>
        <presentation:notes draw:style-name="dp2">
          <draw:page-thumbnail draw:style-name="gr1" draw:layer="layout" svg:width="13.428cm" svg:height="10.072cm" svg:x="3.545cm" svg:y="1.967cm" draw:page-number="30" presentation:class="page"/>
          <draw:frame presentation:style-name="pr2" draw:layer="layout" svg:width="14.75cm" svg:height="11.798cm" svg:x="2.752cm" svg:y="12.775cm" presentation:class="notes" presentation:placeholder="true">
            <draw:text-box/>
          </draw:frame>
        </presentation:notes>
      </draw:page>
      <draw:page draw:name="page31" draw:style-name="dp1" draw:master-page-name="Varsayılan" presentation:presentation-page-layout-name="AL2T1">
        <office:forms form:automatic-focus="false" form:apply-design-mode="false"/>
        <draw:frame presentation:style-name="pr4" draw:text-style-name="P2" draw:layer="layout" svg:width="23.495cm" svg:height="15.24cm" svg:x="1.269cm" svg:y="3.598cm" presentation:class="outline" presentation:user-transformed="true">
          <draw:text-box>
            <text:list text:style-name="L5">
              <text:list-header>
                <text:p text:style-name="P46"><text:span text:style-name="T53">#include &lt;stdio.h&gt;</text:span></text:p>
                <text:p text:style-name="P46"><text:span text:style-name="T53">#include &lt;ctype.h&gt;</text:span></text:p>
                <text:p text:style-name="P46"><text:span text:style-name="T53"/></text:p>
                <text:p text:style-name="P47"><text:span text:style-name="T53">int main(void) {</text:span></text:p>
                <text:p text:style-name="P46"><text:span text:style-name="T53"><text:s text:c="2"/></text:span><text:span text:style-name="T53">int c; int state=1;</text:span></text:p>
                <text:p text:style-name="P46"><text:span text:style-name="T53"><text:s text:c="2"/></text:span><text:span text:style-name="T53">for ( ; ; ) {</text:span></text:p>
                <text:p text:style-name="P46"><text:span text:style-name="T53"><text:s text:c="4"/></text:span><text:span text:style-name="T53">c = getchar();</text:span></text:p>
                <text:p text:style-name="P48"><text:span text:style-name="T53"><text:tab/></text:span><text:span text:style-name="T53"> <text:s/></text:span><text:span text:style-name="T53">if (c == EOF) break;</text:span></text:p>
                <text:p text:style-name="P48"><text:span text:style-name="T53"><text:tab/></text:span><text:span text:style-name="T53"> <text:s/></text:span><text:span text:style-name="T53">switch (state) {</text:span></text:p>
                <text:p text:style-name="P46"><text:span text:style-name="T53"><text:s text:c="4"/></text:span><text:span text:style-name="T53">case 1: </text:span></text:p>
                <text:p text:style-name="P49"><text:span text:style-name="T59"><text:s text:c="13"/></text:span><text:span text:style-name="T53">if (isalpha(c)) {</text:span></text:p>
                <text:p text:style-name="P50"><text:span text:style-name="T53"><text:s text:c="9"/></text:span><text:span text:style-name="T53">putchar(toupper(c));</text:span></text:p>
                <text:p text:style-name="P51"><text:span text:style-name="T53"><text:s text:c="2"/></text:span><text:span text:style-name="T53"><text:tab/></text:span><text:span text:style-name="T53"> <text:s/></text:span><text:span text:style-name="T53">state = 2;</text:span></text:p>
                <text:p text:style-name="P51"><text:span text:style-name="T53"><text:tab/></text:span><text:span text:style-name="T53"> <text:s text:c="3"/></text:span><text:span text:style-name="T53">} else putchar(c);</text:span></text:p>
                <text:p text:style-name="P51"><text:span text:style-name="T53"><text:tab/></text:span><text:span text:style-name="T53"> <text:s text:c="3"/></text:span><text:span text:style-name="T53">break;</text:span></text:p>
                <text:p text:style-name="P46"><text:span text:style-name="T53"><text:s text:c="4"/></text:span><text:span text:style-name="T53">case 2:</text:span></text:p>
                <text:p text:style-name="P52"><text:span text:style-name="T53"><text:s text:c="6"/></text:span><text:span text:style-name="T53">if (!isalpha(c))</text:span><text:span text:style-name="T53"><text:tab/></text:span><text:span text:style-name="T53"> state = 1;</text:span></text:p>
                <text:p text:style-name="P51"><text:span text:style-name="T53"><text:tab/></text:span><text:span text:style-name="T53"> <text:s text:c="3"/></text:span><text:span text:style-name="T53">putchar(c);</text:span></text:p>
                <text:p text:style-name="P46"><text:span text:style-name="T53"><text:s text:c="6"/></text:span><text:span text:style-name="T53">break;</text:span></text:p>
                <text:p text:style-name="P46"><text:span text:style-name="T53"><text:s text:c="4"/></text:span><text:span text:style-name="T53">}</text:span></text:p>
                <text:p text:style-name="P53"><text:span text:style-name="T53"><text:s text:c="2"/></text:span><text:span text:style-name="T53">}</text:span></text:p>
                <text:p text:style-name="P53"><text:span text:style-name="T53"><text:s text:c="2"/></text:span><text:span text:style-name="T53">return 0;</text:span></text:p>
                <text:p text:style-name="P53"><text:span text:style-name="T53">}</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gerçekleme</text:p>
              </text:list-header>
            </text:list>
          </draw:text-box>
        </draw:frame>
        <presentation:notes draw:style-name="dp2">
          <draw:page-thumbnail draw:style-name="gr1" draw:layer="layout" svg:width="13.428cm" svg:height="10.072cm" svg:x="3.545cm" svg:y="1.967cm" draw:page-number="31" presentation:class="page"/>
          <draw:frame presentation:style-name="pr2" draw:layer="layout" svg:width="14.75cm" svg:height="11.798cm" svg:x="2.752cm" svg:y="12.775cm" presentation:class="notes" presentation:placeholder="true">
            <draw:text-box/>
          </draw:frame>
        </presentation:notes>
      </draw:page>
      <draw:page draw:name="page32" draw:style-name="dp1" draw:master-page-name="Varsayılan" presentation:presentation-page-layout-name="AL2T1">
        <office:forms form:automatic-focus="false" form:apply-design-mode="false"/>
        <draw:frame presentation:style-name="pr4" draw:text-style-name="P2" draw:layer="layout" svg:width="23.495cm" svg:height="15.24cm" svg:x="1.269cm" svg:y="3.598cm" presentation:class="outline" presentation:user-transformed="true">
          <draw:text-box>
            <text:list text:style-name="L5">
              <text:list-header>
                <text:p text:style-name="P46"><text:span text:style-name="T53">#include &lt;stdio.h&gt;</text:span></text:p>
                <text:p text:style-name="P46"><text:span text:style-name="T53">#include &lt;ctype.h&gt;</text:span></text:p>
              </text:list-header>
            </text:list>
            <text:list text:style-name="L13">
              <text:list-header>
                <text:p text:style-name="P47"><text:span text:style-name="T55">enum Statetype {NORMAL,INWORD};</text:span><text:span text:style-name="T53"> </text:span></text:p>
              </text:list-header>
            </text:list>
            <text:list text:style-name="L5">
              <text:list-header>
                <text:p text:style-name="P47"><text:span text:style-name="T53">int main(void) {</text:span></text:p>
                <text:p text:style-name="P46"><text:span text:style-name="T53"><text:s text:c="2"/></text:span><text:span text:style-name="T53">int c; </text:span><text:span text:style-name="T55">enum Statetype</text:span><text:span text:style-name="T53"> state = </text:span><text:span text:style-name="T55">NORMAL</text:span><text:span text:style-name="T53">;</text:span></text:p>
                <text:p text:style-name="P46"><text:span text:style-name="T53"><text:s text:c="2"/></text:span><text:span text:style-name="T53">for ( ; ; ) {</text:span></text:p>
                <text:p text:style-name="P46"><text:span text:style-name="T53"><text:s text:c="4"/></text:span><text:span text:style-name="T53">c = getchar();</text:span></text:p>
                <text:p text:style-name="P48"><text:span text:style-name="T53"><text:tab/></text:span><text:span text:style-name="T53"> <text:s/></text:span><text:span text:style-name="T53">if (c == EOF) break;</text:span></text:p>
                <text:p text:style-name="P48"><text:span text:style-name="T53"><text:tab/></text:span><text:span text:style-name="T53"> <text:s/></text:span><text:span text:style-name="T53">switch (state) {</text:span></text:p>
                <text:p text:style-name="P46"><text:span text:style-name="T53"><text:s text:c="4"/></text:span><text:span text:style-name="T53">case </text:span><text:span text:style-name="T55">NORMAL</text:span><text:span text:style-name="T53">: </text:span></text:p>
                <text:p text:style-name="P49"><text:span text:style-name="T59"><text:s text:c="13"/></text:span><text:span text:style-name="T53">if (isalpha(c)) {</text:span></text:p>
                <text:p text:style-name="P50"><text:span text:style-name="T53"><text:s text:c="9"/></text:span><text:span text:style-name="T53">putchar(toupper(c));</text:span></text:p>
                <text:p text:style-name="P50"><text:span text:style-name="T53"><text:s text:c="9"/></text:span><text:span text:style-name="T53">state = </text:span><text:span text:style-name="T55">INWORD</text:span><text:span text:style-name="T53">;</text:span></text:p>
                <text:p text:style-name="P51"><text:span text:style-name="T53"><text:tab/></text:span><text:span text:style-name="T53"> <text:s text:c="3"/></text:span><text:span text:style-name="T53">} else putchar(c);</text:span></text:p>
                <text:p text:style-name="P51"><text:span text:style-name="T53"><text:tab/></text:span><text:span text:style-name="T53"> <text:s text:c="3"/></text:span><text:span text:style-name="T53">break;</text:span></text:p>
                <text:p text:style-name="P46"><text:span text:style-name="T53"><text:s text:c="4"/></text:span><text:span text:style-name="T53">case </text:span><text:span text:style-name="T55">INWORD</text:span><text:span text:style-name="T53">:</text:span></text:p>
                <text:p text:style-name="P46"><text:span text:style-name="T53"><text:s text:c="6"/></text:span><text:span text:style-name="T53">if (!isalpha(c)) state = </text:span><text:span text:style-name="T55">NORMAL</text:span><text:span text:style-name="T53">;</text:span></text:p>
                <text:p text:style-name="P51"><text:span text:style-name="T53"><text:tab/></text:span><text:span text:style-name="T53"> <text:s text:c="3"/></text:span><text:span text:style-name="T53">putchar(c);</text:span></text:p>
                <text:p text:style-name="P46"><text:span text:style-name="T53"><text:s text:c="6"/></text:span><text:span text:style-name="T53">break;</text:span></text:p>
                <text:p text:style-name="P46"><text:span text:style-name="T53"><text:s text:c="4"/></text:span><text:span text:style-name="T53">}</text:span></text:p>
                <text:p text:style-name="P53"><text:span text:style-name="T53"><text:s text:c="2"/></text:span><text:span text:style-name="T53">}</text:span></text:p>
                <text:p text:style-name="P53"><text:span text:style-name="T53"><text:s text:c="2"/></text:span><text:span text:style-name="T53">return 0;</text:span></text:p>
                <text:p text:style-name="P53"><text:span text:style-name="T53">}</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İyileştirme: durumlara isim ver</text:p>
              </text:list-header>
            </text:list>
          </draw:text-box>
        </draw:frame>
        <presentation:notes draw:style-name="dp2">
          <draw:page-thumbnail draw:style-name="gr1" draw:layer="layout" svg:width="13.428cm" svg:height="10.072cm" svg:x="3.545cm" svg:y="1.967cm" draw:page-number="32" presentation:class="page"/>
          <draw:frame presentation:style-name="pr2" draw:layer="layout" svg:width="14.75cm" svg:height="11.798cm" svg:x="2.752cm" svg:y="12.775cm" presentation:class="notes" presentation:placeholder="true">
            <draw:text-box/>
          </draw:frame>
        </presentation:notes>
      </draw:page>
      <draw:page draw:name="page33" draw:style-name="dp1" draw:master-page-name="Varsayılan" presentation:presentation-page-layout-name="AL3T19">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İyileştirme: modülarite</text:p>
              </text:list-header>
            </text:list>
          </draw:text-box>
        </draw:frame>
        <draw:custom-shape draw:style-name="gr29" draw:text-style-name="P2" draw:layer="layout" svg:width="23.706cm" svg:height="13.97cm" svg:x="1.482cm" svg:y="3.598cm">
          <text:list text:style-name="L4">
            <text:list-header>
              <text:p text:style-name="P56"><text:span text:style-name="T54">#include &lt;stdio.h&gt;</text:span></text:p>
              <text:p text:style-name="P56"><text:span text:style-name="T54">#include &lt;ctype.h&gt;</text:span></text:p>
              <text:p text:style-name="P56"><text:span text:style-name="T54">enum Statetype {NORMAL,INWORD};</text:span></text:p>
            </text:list-header>
          </text:list>
          <text:list text:style-name="L7">
            <text:list-header>
              <text:p text:style-name="P56"><text:span text:style-name="T55">enum Statetype handleNormalState(int c) {...}</text:span></text:p>
              <text:p text:style-name="P56"><text:span text:style-name="T55">enum Statetype handleInwordState(int c) {...}</text:span></text:p>
            </text:list-header>
          </text:list>
          <text:list text:style-name="L4">
            <text:list-header>
              <text:p text:style-name="P57"><text:span text:style-name="T54">int main(void) {</text:span></text:p>
              <text:p text:style-name="P56"><text:span text:style-name="T54"><text:s text:c="2"/></text:span><text:span text:style-name="T54">int c;</text:span></text:p>
              <text:p text:style-name="P56"><text:span text:style-name="T54"><text:s text:c="2"/></text:span><text:span text:style-name="T54">enum Statetype state = NORMAL; <text:s/></text:span></text:p>
              <text:p text:style-name="P56"><text:span text:style-name="T54"><text:s text:c="2"/></text:span><text:span text:style-name="T54">for ( ; ; ) { <text:s text:c="3"/></text:span></text:p>
              <text:p text:style-name="P56"><text:span text:style-name="T54"><text:s text:c="4"/></text:span><text:span text:style-name="T54">c = getchar();</text:span></text:p>
              <text:p text:style-name="P56"><text:span text:style-name="T54"><text:s text:c="4"/></text:span><text:span text:style-name="T54">if (c == EOF) break;</text:span></text:p>
              <text:p text:style-name="P56"><text:span text:style-name="T54"><text:s text:c="4"/></text:span><text:span text:style-name="T54">switch (state) {</text:span></text:p>
              <text:p text:style-name="P56"><text:span text:style-name="T54"><text:s text:c="4"/></text:span><text:span text:style-name="T54">case NORMAL: </text:span></text:p>
              <text:p text:style-name="P56"><text:span text:style-name="T54"><text:s text:c="6"/></text:span><text:span text:style-name="T55">state = handleNormalState(c);</text:span></text:p>
              <text:p text:style-name="P56"><text:span text:style-name="T54"><text:s text:c="6"/></text:span><text:span text:style-name="T54">break;</text:span></text:p>
              <text:p text:style-name="P56"><text:span text:style-name="T54"><text:s text:c="4"/></text:span><text:span text:style-name="T54">case INWORD:</text:span></text:p>
              <text:p text:style-name="P56"><text:span text:style-name="T54"><text:s text:c="6"/></text:span><text:span text:style-name="T55">state = handleInwordState(c);</text:span></text:p>
              <text:p text:style-name="P56"><text:span text:style-name="T54"><text:s text:c="6"/></text:span><text:span text:style-name="T54">break;</text:span></text:p>
              <text:p text:style-name="P56"><text:span text:style-name="T54"><text:s text:c="4"/></text:span><text:span text:style-name="T54">}</text:span></text:p>
              <text:p text:style-name="P58"><text:span text:style-name="T54"><text:s text:c="2"/></text:span><text:span text:style-name="T54">}</text:span></text:p>
              <text:p text:style-name="P58"><text:span text:style-name="T54"><text:s text:c="2"/></text:span><text:span text:style-name="T54">return 0;</text:span></text:p>
              <text:p text:style-name="P58"><text:span text:style-name="T54">}</text:span></text:p>
            </text:list-header>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33" presentation:class="page"/>
          <draw:frame presentation:style-name="pr2" draw:layer="layout" svg:width="14.75cm" svg:height="11.798cm" svg:x="2.752cm" svg:y="12.775cm" presentation:class="notes" presentation:placeholder="true">
            <draw:text-box/>
          </draw:frame>
        </presentation:notes>
      </draw:page>
      <draw:page draw:name="page34"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İyileştirme: modülarite</text:p>
              </text:list-header>
            </text:list>
          </draw:text-box>
        </draw:frame>
        <draw:frame presentation:style-name="pr7" draw:text-style-name="P2" draw:layer="layout" svg:width="23.495cm" svg:height="15.24cm" svg:x="1.269cm" svg:y="3.387cm" presentation:class="outline" presentation:user-transformed="true">
          <draw:text-box>
            <text:list text:style-name="L10">
              <text:list-header>
                <text:p text:style-name="P47"><text:span text:style-name="T54"><text:s/></text:span></text:p>
              </text:list-header>
            </text:list>
            <text:list text:style-name="L13">
              <text:list-header>
                <text:p text:style-name="P47"><text:span text:style-name="T55">enum Statetype handleNormalState(int c) {</text:span></text:p>
                <text:p text:style-name="P47"><text:span text:style-name="T55"><text:s text:c="2"/></text:span><text:span text:style-name="T55">enum Statetype state;</text:span></text:p>
                <text:p text:style-name="P47"><text:span text:style-name="T55"><text:s text:c="2"/></text:span><text:span text:style-name="T55">if (isalpha(c)) {</text:span></text:p>
                <text:p text:style-name="P47"><text:span text:style-name="T55"><text:s text:c="4"/></text:span><text:span text:style-name="T55">putchar(toupper(c));</text:span></text:p>
                <text:p text:style-name="P47"><text:span text:style-name="T55"><text:s text:c="4"/></text:span><text:span text:style-name="T55">state = INWORD;</text:span></text:p>
                <text:p text:style-name="P47"><text:span text:style-name="T55"><text:s text:c="2"/></text:span><text:span text:style-name="T55">} </text:span></text:p>
                <text:p text:style-name="P47"><text:span text:style-name="T55"><text:s text:c="2"/></text:span><text:span text:style-name="T55">else { </text:span></text:p>
                <text:p text:style-name="P47"><text:span text:style-name="T55"><text:s text:c="4"/></text:span><text:span text:style-name="T55">putchar(c);</text:span></text:p>
                <text:p text:style-name="P47"><text:span text:style-name="T55"><text:s text:c="4"/></text:span><text:span text:style-name="T55">state = NORMAL;</text:span></text:p>
                <text:p text:style-name="P47"><text:span text:style-name="T55"><text:s text:c="2"/></text:span><text:span text:style-name="T55">}</text:span></text:p>
                <text:p text:style-name="P47"><text:span text:style-name="T55"><text:s text:c="2"/></text:span><text:span text:style-name="T55">return state;</text:span></text:p>
                <text:p text:style-name="P47"><text:span text:style-name="T55">}</text:span></text:p>
                <text:p text:style-name="P47"><text:span text:style-name="T55"/></text:p>
              </text:list-header>
            </text:list>
          </draw:text-box>
        </draw:frame>
        <presentation:notes draw:style-name="dp2">
          <draw:page-thumbnail draw:style-name="gr1" draw:layer="layout" svg:width="13.428cm" svg:height="10.072cm" svg:x="3.545cm" svg:y="1.967cm" draw:page-number="34" presentation:class="page"/>
          <draw:frame presentation:style-name="pr2" draw:layer="layout" svg:width="14.75cm" svg:height="11.798cm" svg:x="2.752cm" svg:y="12.775cm" presentation:class="notes" presentation:placeholder="true">
            <draw:text-box/>
          </draw:frame>
        </presentation:notes>
      </draw:page>
      <draw:page draw:name="page35"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İyileştirme: modülarite</text:p>
              </text:list-header>
            </text:list>
          </draw:text-box>
        </draw:frame>
        <draw:frame presentation:style-name="pr7" draw:text-style-name="P2" draw:layer="layout" svg:width="23.495cm" svg:height="15.24cm" svg:x="1.269cm" svg:y="3.387cm" presentation:class="outline" presentation:user-transformed="true">
          <draw:text-box>
            <text:list text:style-name="L10">
              <text:list-header>
                <text:p text:style-name="P47"><text:span text:style-name="T54"><text:s/></text:span></text:p>
              </text:list-header>
            </text:list>
            <text:list text:style-name="L13">
              <text:list-header>
                <text:p text:style-name="P47"><text:span text:style-name="T55">enum Statetype handleInwordState(int c) {</text:span></text:p>
                <text:p text:style-name="P47"><text:span text:style-name="T55"><text:s text:c="2"/></text:span><text:span text:style-name="T55">enum Statetype state;</text:span></text:p>
                <text:p text:style-name="P47"><text:span text:style-name="T55"><text:s text:c="2"/></text:span><text:span text:style-name="T55">putchar(c);</text:span></text:p>
                <text:p text:style-name="P47"><text:span text:style-name="T55"><text:s text:c="2"/></text:span><text:span text:style-name="T55">if (!isalpha(c))</text:span></text:p>
                <text:p text:style-name="P47"><text:span text:style-name="T55"><text:s text:c="4"/></text:span><text:span text:style-name="T55">state = NORMAL;</text:span></text:p>
                <text:p text:style-name="P59"><text:span text:style-name="T55"><text:tab/></text:span><text:span text:style-name="T55">else</text:span></text:p>
                <text:p text:style-name="P47"><text:span text:style-name="T55"><text:s text:c="4"/></text:span><text:span text:style-name="T55">state = INWORD;</text:span></text:p>
                <text:p text:style-name="P47"><text:span text:style-name="T55"><text:s text:c="2"/></text:span><text:span text:style-name="T55">return state;</text:span></text:p>
                <text:p text:style-name="P47"><text:span text:style-name="T55">}</text:span></text:p>
                <text:p text:style-name="P47"><text:span text:style-name="T55"/></text:p>
              </text:list-header>
            </text:list>
          </draw:text-box>
        </draw:frame>
        <presentation:notes draw:style-name="dp2">
          <draw:page-thumbnail draw:style-name="gr1" draw:layer="layout" svg:width="13.428cm" svg:height="10.072cm" svg:x="3.545cm" svg:y="1.967cm" draw:page-number="35" presentation:class="page"/>
          <draw:frame presentation:style-name="pr2" draw:layer="layout" svg:width="14.75cm" svg:height="11.798cm" svg:x="2.752cm" svg:y="12.775cm" presentation:class="notes" presentation:placeholder="true">
            <draw:text-box/>
          </draw:frame>
        </presentation:notes>
      </draw:page>
      <draw:page draw:name="page36"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text:span text:style-name="T60">İyileştirme: defansif programlama</text:span></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6"><text:span text:style-name="T5">Tanı için assertion</text:span></text:p>
              </text:list-item>
            </text:list>
            <text:list text:style-name="L3">
              <text:list-item>
                <text:list>
                  <text:list-item>
                    <text:p text:style-name="P7"><text:span text:style-name="T5">Beklenmeyen durumları denetle</text:span></text:p>
                  </text:list-item>
                  <text:list-item>
                    <text:p text:style-name="P7"><text:span text:style-name="T5">Ifade false olduğunda stderr e mesaj yaz</text:span></text:p>
                  </text:list-item>
                  <text:list-item>
                    <text:p text:style-name="P7"><text:span text:style-name="T5">E.g., </text:span><text:span text:style-name="T6">assert(</text:span><text:span text:style-name="T61">expression</text:span><text:span text:style-name="T6">);</text:span></text:p>
                  </text:list-item>
                  <text:list-item>
                    <text:p text:style-name="P7"><text:span text:style-name="T5">Okuması ve debug etmesi daha kolay programlar</text:span></text:p>
                    <text:p text:style-name="P7"><text:span text:style-name="T5"/></text:p>
                  </text:list-item>
                </text:list>
              </text:list-item>
            </text:list>
          </draw:text-box>
        </draw:frame>
        <draw:custom-shape draw:style-name="gr5" draw:text-style-name="P2" draw:layer="layout" svg:width="15.24cm" svg:height="9.948cm" svg:x="1.482cm" svg:y="9.102cm">
          <text:list text:style-name="L4">
            <text:list-header>
              <text:p text:style-name="P60"><text:span text:style-name="T62"><text:s text:c="2"/></text:span><text:span text:style-name="T62">switch (state) {</text:span></text:p>
              <text:p text:style-name="P61"><text:span text:style-name="T62"><text:s text:c="4"/></text:span><text:span text:style-name="T62">case NORMAL: </text:span></text:p>
              <text:p text:style-name="P62"><text:span text:style-name="T62"><text:s text:c="6"/>…</text:span></text:p>
              <text:p text:style-name="P50"><text:span text:style-name="T62"><text:s text:c="6"/></text:span><text:span text:style-name="T62">break;</text:span></text:p>
              <text:p text:style-name="P61"><text:span text:style-name="T62"><text:s text:c="4"/></text:span><text:span text:style-name="T62">case INWORD:</text:span></text:p>
              <text:p text:style-name="P61"><text:span text:style-name="T62"><text:s text:c="6"/>…</text:span></text:p>
              <text:p text:style-name="P63"><text:span text:style-name="T62"><text:tab/></text:span><text:span text:style-name="T62"> <text:s text:c="3"/></text:span><text:span text:style-name="T62">break;</text:span></text:p>
              <text:p text:style-name="P61"><text:span text:style-name="T62"><text:s text:c="4"/></text:span><text:span text:style-name="T63">default:</text:span><text:span text:style-name="T62"> </text:span></text:p>
              <text:p text:style-name="P61"><text:span text:style-name="T62"><text:s text:c="5"/></text:span><text:span text:style-name="T63">assert(0);</text:span></text:p>
              <text:p text:style-name="P64"><text:span text:style-name="T64"><text:s text:c="2"/></text:span><text:span text:style-name="T62">}</text:span></text:p>
            </text:list-header>
          </text:list>
          <draw:enhanced-geometry svg:viewBox="0 0 21600 21600" draw:type="rectangle" draw:enhanced-path="M 0 0 L 21600 0 21600 21600 0 21600 0 0 Z N"/>
        </draw:custom-shape>
        <draw:g>
          <draw:line draw:style-name="gr30" draw:text-style-name="P9" draw:layer="layout" svg:x1="17.144cm" svg:y1="14.913cm" svg:x2="7.831cm" svg:y2="15.971cm">
            <text:p/>
          </draw:line>
          <draw:custom-shape draw:style-name="gr4" draw:text-style-name="P2" draw:layer="layout" svg:width="9.18cm" svg:height="2.293cm" svg:x="15.654cm" svg:y="13.758cm">
            <text:list text:style-name="L8">
              <text:list-header>
                <text:p text:style-name="P1"><text:span text:style-name="T19">Asla burada olmamalısın,</text:span></text:p>
              </text:list-header>
              <text:list-item>
                <text:p text:style-name="P1"><text:span text:style-name="T19">Olduysan...</text:span></text:p>
              </text:list-item>
            </text:list>
            <draw:enhanced-geometry svg:viewBox="0 0 21600 21600" draw:type="mso-spt202" draw:enhanced-path="M 0 0 L 21600 0 21600 21600 0 21600 0 0 Z N"/>
          </draw:custom-shape>
        </draw:g>
        <presentation:notes draw:style-name="dp2">
          <draw:page-thumbnail draw:style-name="gr1" draw:layer="layout" svg:width="13.428cm" svg:height="10.072cm" svg:x="3.545cm" svg:y="1.967cm" draw:page-number="36" presentation:class="page"/>
          <draw:frame presentation:style-name="pr2" draw:layer="layout" svg:width="14.75cm" svg:height="11.798cm" svg:x="2.752cm" svg:y="12.775cm" presentation:class="notes" presentation:placeholder="true">
            <draw:text-box/>
          </draw:frame>
        </presentation:notes>
      </draw:page>
      <draw:page draw:name="page37" draw:style-name="dp1" draw:master-page-name="Varsayılan" presentation:presentation-page-layout-name="AL2T1">
        <office:forms form:automatic-focus="false" form:apply-design-mode="false"/>
        <draw:frame presentation:style-name="pr4" draw:text-style-name="P2" draw:layer="layout" svg:width="23.495cm" svg:height="15.24cm" svg:x="1.481cm" svg:y="3.387cm" presentation:class="outline" presentation:user-transformed="true">
          <draw:text-box>
            <text:list text:style-name="L5">
              <text:list-header>
                <text:p text:style-name="P47"><text:span text:style-name="T53">#include &lt;stdio.h&gt;</text:span></text:p>
                <text:p text:style-name="P47"><text:span text:style-name="T53">#include &lt;ctype.h&gt;</text:span></text:p>
                <text:p text:style-name="P47"><text:span text:style-name="T53"/></text:p>
                <text:p text:style-name="P47"><text:span text:style-name="T53">enum Statetype {NORMAL,INWORD};</text:span></text:p>
                <text:p text:style-name="P47"><text:span text:style-name="T53"/></text:p>
                <text:p text:style-name="P47"><text:span text:style-name="T53">enum Statetype handleNormalState(int c) {</text:span></text:p>
                <text:p text:style-name="P47"><text:span text:style-name="T53"><text:s text:c="2"/></text:span><text:span text:style-name="T53">enum Statetype state;</text:span></text:p>
                <text:p text:style-name="P47"><text:span text:style-name="T53"><text:s text:c="2"/></text:span><text:span text:style-name="T53">if (isalpha(c)) {</text:span></text:p>
                <text:p text:style-name="P47"><text:span text:style-name="T53"><text:s text:c="4"/></text:span><text:span text:style-name="T53">putchar(toupper(c));</text:span></text:p>
                <text:p text:style-name="P47"><text:span text:style-name="T53"><text:s text:c="4"/></text:span><text:span text:style-name="T53">state = INWORD;</text:span></text:p>
                <text:p text:style-name="P47"><text:span text:style-name="T53"><text:s text:c="2"/></text:span><text:span text:style-name="T53">} </text:span></text:p>
                <text:p text:style-name="P47"><text:span text:style-name="T53"><text:s text:c="2"/></text:span><text:span text:style-name="T53">else { </text:span></text:p>
                <text:p text:style-name="P47"><text:span text:style-name="T53"><text:s text:c="4"/></text:span><text:span text:style-name="T53">putchar(c);</text:span></text:p>
                <text:p text:style-name="P47"><text:span text:style-name="T53"><text:s text:c="4"/></text:span><text:span text:style-name="T53">state = NORMAL;</text:span></text:p>
                <text:p text:style-name="P47"><text:span text:style-name="T53"><text:s text:c="2"/></text:span><text:span text:style-name="T53">}</text:span></text:p>
                <text:p text:style-name="P47"><text:span text:style-name="T53"><text:s text:c="2"/></text:span><text:span text:style-name="T53">return state;</text:span></text:p>
                <text:p text:style-name="P47"><text:span text:style-name="T53">}</text:span></text:p>
                <text:p text:style-name="P47"><text:span text:style-name="T53"/></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Hepsi bir arada</text:p>
              </text:list-header>
            </text:list>
          </draw:text-box>
        </draw:frame>
        <presentation:notes draw:style-name="dp2">
          <draw:page-thumbnail draw:style-name="gr1" draw:layer="layout" svg:width="13.428cm" svg:height="10.072cm" svg:x="3.545cm" svg:y="1.967cm" draw:page-number="37" presentation:class="page"/>
          <draw:frame presentation:style-name="pr2" draw:layer="layout" svg:width="14.75cm" svg:height="11.798cm" svg:x="2.752cm" svg:y="12.775cm" presentation:class="notes" presentation:placeholder="true">
            <draw:text-box/>
          </draw:frame>
        </presentation:notes>
      </draw:page>
      <draw:page draw:name="page38" draw:style-name="dp1" draw:master-page-name="Varsayılan" presentation:presentation-page-layout-name="AL2T1">
        <office:forms form:automatic-focus="false" form:apply-design-mode="false"/>
        <draw:frame presentation:style-name="pr4" draw:text-style-name="P2" draw:layer="layout" svg:width="23.495cm" svg:height="15.24cm" svg:x="1.481cm" svg:y="3.387cm" presentation:class="outline" presentation:user-transformed="true">
          <draw:text-box>
            <text:list text:style-name="L5">
              <text:list-header>
                <text:p text:style-name="P29"><text:span text:style-name="T53"/></text:p>
                <text:p text:style-name="P29"><text:span text:style-name="T53">enum Statetype handleInwordState(int c) {</text:span></text:p>
                <text:p text:style-name="P29"><text:span text:style-name="T53"><text:s text:c="2"/></text:span><text:span text:style-name="T53">enum Statetype state;</text:span></text:p>
                <text:p text:style-name="P29"><text:span text:style-name="T53"><text:s text:c="2"/></text:span><text:span text:style-name="T53">putchar(c);</text:span></text:p>
                <text:p text:style-name="P29"><text:span text:style-name="T53"><text:s text:c="2"/></text:span><text:span text:style-name="T53">if (!isalpha(c))</text:span></text:p>
                <text:p text:style-name="P29"><text:span text:style-name="T53"><text:s text:c="4"/></text:span><text:span text:style-name="T53">state = NORMAL;</text:span></text:p>
                <text:p text:style-name="P65"><text:span text:style-name="T53"><text:tab/></text:span><text:span text:style-name="T53">else</text:span></text:p>
                <text:p text:style-name="P29"><text:span text:style-name="T53"><text:s text:c="4"/></text:span><text:span text:style-name="T53">state = INWORD;</text:span></text:p>
                <text:p text:style-name="P29"><text:span text:style-name="T53"><text:s text:c="2"/></text:span><text:span text:style-name="T53">return state;</text:span></text:p>
                <text:p text:style-name="P29"><text:span text:style-name="T53">}</text:span></text:p>
                <text:p text:style-name="P29"><text:span text:style-name="T53"/></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Hepsi bir arada</text:p>
              </text:list-header>
            </text:list>
          </draw:text-box>
        </draw:frame>
        <presentation:notes draw:style-name="dp2">
          <draw:page-thumbnail draw:style-name="gr1" draw:layer="layout" svg:width="13.428cm" svg:height="10.072cm" svg:x="3.545cm" svg:y="1.967cm" draw:page-number="38" presentation:class="page"/>
          <draw:frame presentation:style-name="pr2" draw:layer="layout" svg:width="14.75cm" svg:height="11.798cm" svg:x="2.752cm" svg:y="12.775cm" presentation:class="notes" presentation:placeholder="true">
            <draw:text-box/>
          </draw:frame>
        </presentation:notes>
      </draw:page>
      <draw:page draw:name="page39" draw:style-name="dp1" draw:master-page-name="Varsayılan" presentation:presentation-page-layout-name="AL2T1">
        <office:forms form:automatic-focus="false" form:apply-design-mode="false"/>
        <draw:frame presentation:style-name="pr4" draw:text-style-name="P2" draw:layer="layout" svg:width="23.495cm" svg:height="15.24cm" svg:x="1.481cm" svg:y="3.387cm" presentation:class="outline" presentation:user-transformed="true">
          <draw:text-box>
            <text:list text:style-name="L5">
              <text:list-header>
                <text:p text:style-name="P47"><text:span text:style-name="T53">int main(void) {</text:span></text:p>
                <text:p text:style-name="P47"><text:span text:style-name="T53"><text:s text:c="2"/></text:span><text:span text:style-name="T53">int c;</text:span></text:p>
                <text:p text:style-name="P47"><text:span text:style-name="T53"><text:s text:c="2"/></text:span><text:span text:style-name="T53">enum Statetype state = NORMAL; <text:s/></text:span></text:p>
                <text:p text:style-name="P47"><text:span text:style-name="T53"><text:s text:c="2"/></text:span><text:span text:style-name="T53">for ( ; ; ) { <text:s text:c="3"/></text:span></text:p>
                <text:p text:style-name="P47"><text:span text:style-name="T53"><text:s text:c="4"/></text:span><text:span text:style-name="T53">c = getchar();</text:span></text:p>
                <text:p text:style-name="P47"><text:span text:style-name="T53"><text:s text:c="4"/></text:span><text:span text:style-name="T53">if (c == EOF) break;</text:span></text:p>
                <text:p text:style-name="P47"><text:span text:style-name="T53"><text:s text:c="4"/></text:span><text:span text:style-name="T53">switch (state) {</text:span></text:p>
                <text:p text:style-name="P47"><text:span text:style-name="T53"><text:s text:c="4"/></text:span><text:span text:style-name="T53">case NORMAL: </text:span></text:p>
                <text:p text:style-name="P47"><text:span text:style-name="T53"><text:s text:c="6"/></text:span><text:span text:style-name="T53">state = handleNormalState(c);</text:span></text:p>
                <text:p text:style-name="P47"><text:span text:style-name="T53"><text:s text:c="6"/></text:span><text:span text:style-name="T53">break;</text:span></text:p>
                <text:p text:style-name="P47"><text:span text:style-name="T53"><text:s text:c="4"/></text:span><text:span text:style-name="T53">case INWORD:</text:span></text:p>
                <text:p text:style-name="P47"><text:span text:style-name="T53"><text:s text:c="6"/></text:span><text:span text:style-name="T53">state = handleInwordState(c);</text:span></text:p>
                <text:p text:style-name="P47"><text:span text:style-name="T53"><text:s text:c="6"/></text:span><text:span text:style-name="T53">break;</text:span></text:p>
                <text:p text:style-name="P47"><text:span text:style-name="T53"><text:s text:c="4"/></text:span><text:span text:style-name="T53">}</text:span></text:p>
                <text:p text:style-name="P47"><text:span text:style-name="T53"><text:s text:c="2"/></text:span><text:span text:style-name="T53">}</text:span></text:p>
                <text:p text:style-name="P47"><text:span text:style-name="T53"><text:s text:c="2"/></text:span><text:span text:style-name="T53">return 0;</text:span></text:p>
                <text:p text:style-name="P47"><text:span text:style-name="T53">}</text:span></text:p>
              </text:list-header>
            </text:list>
          </draw:text-box>
        </draw:frame>
        <draw:frame presentation:style-name="pr3" draw:text-style-name="P2" draw:layer="layout" svg:width="23.706cm" svg:height="1.906cm" svg:x="0.847cm" svg:y="1.057cm" presentation:class="title" presentation:user-transformed="true">
          <draw:text-box>
            <text:list text:style-name="L1">
              <text:list-header>
                <text:p text:style-name="P3">Hepsi bir arada</text:p>
              </text:list-header>
            </text:list>
          </draw:text-box>
        </draw:frame>
        <presentation:notes draw:style-name="dp2">
          <draw:page-thumbnail draw:style-name="gr1" draw:layer="layout" svg:width="13.428cm" svg:height="10.072cm" svg:x="3.545cm" svg:y="1.967cm" draw:page-number="39" presentation:class="page"/>
          <draw:frame presentation:style-name="pr2" draw:layer="layout" svg:width="14.75cm" svg:height="11.798cm" svg:x="2.752cm" svg:y="12.775cm" presentation:class="notes" presentation:placeholder="true">
            <draw:text-box/>
          </draw:frame>
        </presentation:notes>
      </draw:page>
      <draw:page draw:name="page40"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Örnek #3: yorum</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34">Deterministik sonlu otomata</text:span></text:p>
              </text:list-item>
            </text:list>
            <text:list text:style-name="L3">
              <text:list-item>
                <text:list>
                  <text:list-item>
                    <text:p text:style-name="P5"><text:span text:style-name="T35">İki ya da fazla durum</text:span></text:p>
                  </text:list-item>
                  <text:list-item>
                    <text:p text:style-name="P5"><text:span text:style-name="T35">Her bir durumda veya geçişte işlev çağrısı</text:span></text:p>
                  </text:list-item>
                  <text:list-item>
                    <text:p text:style-name="P5"><text:span text:style-name="T35">Durumlar arası geçiş için şartlar</text:span></text:p>
                  </text:list-item>
                </text:list>
              </text:list-item>
            </text:list>
            <text:list text:style-name="L2">
              <text:list-item>
                <text:p text:style-name="P4"><text:span text:style-name="T34">tasarımlarınızda</text:span></text:p>
              </text:list-item>
            </text:list>
            <text:list text:style-name="L3">
              <text:list-item>
                <text:list>
                  <text:list-item>
                    <text:p text:style-name="P5"><text:span text:style-name="T35">Modülariteye (bağımsız işlevlere bölmek)</text:span></text:p>
                  </text:list-item>
                  <text:list-item>
                    <text:p text:style-name="P5"><text:span text:style-name="T35">Okunurluk (değişken ve değerler için anlamlı isimler)</text:span></text:p>
                  </text:list-item>
                  <text:list-item>
                    <text:p text:style-name="P5"><text:span text:style-name="T35">tanı (hataları yakalamak için assertion)</text:span></text:p>
                  </text:list-item>
                </text:list>
              </text:list-item>
            </text:list>
            <text:list text:style-name="L14">
              <text:list-item>
                <text:list>
                  <text:list-header>
                    <text:p text:style-name="P66"><text:span text:style-name="T35"/></text:p>
                  </text:list-header>
                </text:list>
              </text:list-item>
            </text:list>
          </draw:text-box>
        </draw:frame>
        <presentation:notes draw:style-name="dp2">
          <draw:page-thumbnail draw:style-name="gr1" draw:layer="layout" svg:width="13.428cm" svg:height="10.072cm" svg:x="3.545cm" svg:y="1.967cm" draw:page-number="40" presentation:class="page"/>
          <draw:frame presentation:style-name="pr2" draw:layer="layout" svg:width="14.75cm" svg:height="11.798cm" svg:x="2.752cm" svg:y="12.775cm" presentation:class="notes" presentation:placeholder="true">
            <draw:text-box/>
          </draw:frame>
        </presentation:notes>
      </draw:page>
      <draw:page draw:name="page41" draw:style-name="dp1" draw:master-page-name="Varsayılan" presentation:presentation-page-layout-name="AL2T1">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Başka bir DFA</text:p>
              </text:list-header>
            </text:list>
          </draw:text-box>
        </draw:frame>
        <draw:frame presentation:style-name="pr4" draw:text-style-name="P2" draw:layer="layout" svg:width="23.495cm" svg:height="15.24cm" svg:x="1.269cm" svg:y="3.387cm" presentation:class="outline" presentation:user-transformed="true">
          <draw:text-box>
            <text:list text:style-name="L2">
              <text:list-item>
                <text:p text:style-name="P4"><text:span text:style-name="T2">“</text:span><text:span text:style-name="T2">nano” var mı?</text:span></text:p>
              </text:list-item>
            </text:list>
            <text:list text:style-name="L3">
              <text:list-item>
                <text:list>
                  <text:list-item>
                    <text:p text:style-name="P5"><text:span text:style-name="T3">“</text:span><text:span text:style-name="T3">banano” </text:span><text:span text:style-name="T65"></text:span><text:span text:style-name="T3"> evet</text:span></text:p>
                  </text:list-item>
                  <text:list-item>
                    <text:p text:style-name="P5"><text:span text:style-name="T3">“</text:span><text:span text:style-name="T3">nnnnnnnanofff” </text:span><text:span text:style-name="T65"></text:span><text:span text:style-name="T3"> evet</text:span></text:p>
                  </text:list-item>
                  <text:list-item>
                    <text:p text:style-name="P5"><text:span text:style-name="T3">“</text:span><text:span text:style-name="T3">banananonano” </text:span><text:span text:style-name="T65"></text:span><text:span text:style-name="T3"> evet</text:span></text:p>
                  </text:list-item>
                  <text:list-item>
                    <text:p text:style-name="P5"><text:span text:style-name="T3">“</text:span><text:span text:style-name="T3">bananananashanana” </text:span><text:span text:style-name="T65"></text:span><text:span text:style-name="T3"> hayır</text:span></text:p>
                  </text:list-item>
                </text:list>
              </text:list-item>
            </text:list>
          </draw:text-box>
        </draw:frame>
        <draw:custom-shape draw:style-name="gr17" draw:text-style-name="P2" draw:layer="layout" svg:width="1.697cm" svg:height="1.901cm" svg:x="7.047cm" svg:y="12.334cm">
          <text:list text:style-name="L4">
            <text:list-header>
              <text:p text:style-name="P1"><text:span text:style-name="T52">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1.336cm" svg:height="1.544cm" svg:x="6.438cm" svg:y="11.196cm">
          <text:p/>
          <draw:enhanced-geometry svg:viewBox="0 0 528 547" draw:type="non-primitive" draw:enhanced-path="M 288 547 C 246 526 70 493 35 421 0 349 7 175 76 113 145 51 374 0 449 48 524 96 512 329 528 403 N"/>
        </draw:custom-shape>
        <draw:line draw:style-name="gr32" draw:text-style-name="P9" draw:layer="layout" svg:x1="5.715cm" svg:y1="14.234cm" svg:x2="7.047cm" svg:y2="13.559cm">
          <text:p/>
        </draw:line>
        <draw:custom-shape draw:style-name="gr17" draw:text-style-name="P2" draw:layer="layout" svg:width="1.693cm" svg:height="1.905cm" svg:x="14.495cm" svg:y="12.325cm">
          <text:list text:style-name="L4">
            <text:list-header>
              <text:p text:style-name="P1"><text:span text:style-name="T52">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1.689cm" svg:height="1.905cm" svg:x="18.362cm" svg:y="12.325cm">
          <text:list text:style-name="L4">
            <text:list-header>
              <text:p text:style-name="P1"><text:span text:style-name="T52">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88cm" svg:height="1.277cm" svg:x="9.107cm" svg:y="12.065cm">
          <text:list text:style-name="L4">
            <text:list-header>
              <text:p text:style-name="P3">‘n’</text:p>
            </text:list-header>
          </text:list>
          <draw:enhanced-geometry svg:viewBox="0 0 21600 21600" draw:type="mso-spt202" draw:enhanced-path="M 0 0 L 21600 0 21600 21600 0 21600 0 0 Z N"/>
        </draw:custom-shape>
        <draw:custom-shape draw:style-name="gr4" draw:text-style-name="P2" draw:layer="layout" svg:width="1.488cm" svg:height="1.277cm" svg:x="10.994cm" svg:y="10.16cm">
          <text:list text:style-name="L4">
            <text:list-header>
              <text:p text:style-name="P3">‘n’</text:p>
            </text:list-header>
          </text:list>
          <draw:enhanced-geometry svg:viewBox="0 0 21600 21600" draw:type="mso-spt202" draw:enhanced-path="M 0 0 L 21600 0 21600 21600 0 21600 0 0 Z N"/>
        </draw:custom-shape>
        <draw:custom-shape draw:style-name="gr33" draw:text-style-name="P2" draw:layer="layout" svg:width="1.332cm" svg:height="1.547cm" svg:x="10.914cm" svg:y="11.276cm">
          <text:p/>
          <draw:enhanced-geometry svg:viewBox="0 0 528 547" draw:type="non-primitive" draw:enhanced-path="M 288 547 C 246 526 70 493 35 421 0 349 7 175 76 113 145 51 374 0 449 48 524 96 512 329 528 403 N"/>
        </draw:custom-shape>
        <draw:custom-shape draw:style-name="gr17" draw:text-style-name="P2" draw:layer="layout" svg:width="1.694cm" svg:height="1.901cm" svg:x="10.927cm" svg:y="12.334cm">
          <text:list text:style-name="L4">
            <text:list-header>
              <text:p text:style-name="P1"><text:span text:style-name="T5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41cm" svg:height="1.277cm" svg:x="12.705cm" svg:y="12.065cm">
          <text:list text:style-name="L4">
            <text:list-header>
              <text:p text:style-name="P3">‘a’</text:p>
            </text:list-header>
          </text:list>
          <draw:enhanced-geometry svg:viewBox="0 0 21600 21600" draw:type="mso-spt202" draw:enhanced-path="M 0 0 L 21600 0 21600 21600 0 21600 0 0 Z N"/>
        </draw:custom-shape>
        <draw:custom-shape draw:style-name="gr4" draw:text-style-name="P2" draw:layer="layout" svg:width="1.488cm" svg:height="1.277cm" svg:x="16.513cm" svg:y="12.065cm">
          <text:list text:style-name="L4">
            <text:list-header>
              <text:p text:style-name="P3">‘n’</text:p>
            </text:list-header>
          </text:list>
          <draw:enhanced-geometry svg:viewBox="0 0 21600 21600" draw:type="mso-spt202" draw:enhanced-path="M 0 0 L 21600 0 21600 21600 0 21600 0 0 Z N"/>
        </draw:custom-shape>
        <draw:custom-shape draw:style-name="gr4" draw:text-style-name="P2" draw:layer="layout" svg:width="1.488cm" svg:height="1.277cm" svg:x="20.325cm" svg:y="12.065cm">
          <text:list text:style-name="L4">
            <text:list-header>
              <text:p text:style-name="P3">‘o’</text:p>
            </text:list-header>
          </text:list>
          <draw:enhanced-geometry svg:viewBox="0 0 21600 21600" draw:type="mso-spt202" draw:enhanced-path="M 0 0 L 21600 0 21600 21600 0 21600 0 0 Z N"/>
        </draw:custom-shape>
        <draw:custom-shape draw:style-name="gr34" draw:text-style-name="P2" draw:layer="layout" svg:width="1.336cm" svg:height="1.547cm" svg:x="22.159cm" svg:y="11.276cm">
          <text:p/>
          <draw:enhanced-geometry svg:viewBox="0 0 528 547" draw:type="non-primitive" draw:enhanced-path="M 288 547 C 246 526 70 493 35 421 0 349 7 175 76 113 145 51 374 0 449 48 524 96 512 329 528 403 N"/>
        </draw:custom-shape>
        <draw:custom-shape draw:style-name="gr17" draw:text-style-name="P2" draw:layer="layout" svg:width="1.693cm" svg:height="1.905cm" svg:x="22.225cm" svg:y="12.325cm">
          <text:list text:style-name="L4">
            <text:list-header>
              <text:p text:style-name="P1"><text:span text:style-name="T52">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2.306cm" svg:height="0.45cm" draw:transform="rotate (3.1415926535892) translate (18.296cm 14.177cm)">
          <text:p/>
          <draw:enhanced-geometry svg:viewBox="0 0 912 160" draw:type="non-primitive" draw:enhanced-path="M 0 160 C 132 96 264 32 384 16 504 0 632 40 720 64 808 88 840 104 912 160 N"/>
        </draw:custom-shape>
        <draw:custom-shape draw:style-name="gr4" draw:text-style-name="P2" draw:layer="layout" svg:width="1.441cm" svg:height="1.277cm" svg:x="16.548cm" svg:y="13.974cm">
          <text:list text:style-name="L4">
            <text:list-header>
              <text:p text:style-name="P3">‘a’</text:p>
            </text:list-header>
          </text:list>
          <draw:enhanced-geometry svg:viewBox="0 0 21600 21600" draw:type="mso-spt202" draw:enhanced-path="M 0 0 L 21600 0 21600 21600 0 21600 0 0 Z N"/>
        </draw:custom-shape>
        <draw:custom-shape draw:style-name="gr36" draw:text-style-name="P2" draw:layer="layout" svg:width="7.029cm" svg:height="2.451cm" draw:transform="rotate (3.1415926535892) translate (19.472cm 12.481cm)">
          <text:p/>
          <draw:enhanced-geometry svg:viewBox="0 0 912 160" draw:mirror-vertical="true" draw:type="non-primitive" draw:enhanced-path="M 0 160 C 132 96 264 32 384 16 504 0 632 40 720 64 808 88 840 104 912 160 N"/>
        </draw:custom-shape>
        <draw:custom-shape draw:style-name="gr4" draw:text-style-name="P2" draw:layer="layout" svg:width="1.488cm" svg:height="1.277cm" svg:x="16.092cm" svg:y="9.102cm">
          <text:list text:style-name="L4">
            <text:list-header>
              <text:p text:style-name="P3">‘n’</text:p>
            </text:list-header>
          </text:list>
          <draw:enhanced-geometry svg:viewBox="0 0 21600 21600" draw:type="mso-spt202" draw:enhanced-path="M 0 0 L 21600 0 21600 21600 0 21600 0 0 Z N"/>
        </draw:custom-shape>
        <draw:line draw:style-name="gr37" draw:text-style-name="P9" draw:layer="layout" svg:x1="8.678cm" svg:y1="13.163cm" svg:x2="11.007cm" svg:y2="13.123cm">
          <text:p/>
        </draw:line>
        <draw:line draw:style-name="gr38" draw:text-style-name="P9" draw:layer="layout" svg:x1="12.488cm" svg:y1="13.163cm" svg:x2="14.393cm" svg:y2="13.123cm">
          <text:p/>
        </draw:line>
        <draw:line draw:style-name="gr39" draw:text-style-name="P9" draw:layer="layout" svg:x1="16.087cm" svg:y1="13.163cm" svg:x2="18.415cm" svg:y2="13.123cm">
          <text:p/>
        </draw:line>
        <draw:line draw:style-name="gr40" draw:text-style-name="P9" draw:layer="layout" svg:x1="19.897cm" svg:y1="13.163cm" svg:x2="22.225cm" svg:y2="13.123cm">
          <text:p/>
        </draw:line>
        <draw:custom-shape draw:style-name="gr41" draw:text-style-name="P2" draw:layer="layout" svg:width="6.999cm" svg:height="2.346cm" draw:transform="rotate (3.1415926535892) translate (15.451cm 16.528cm)">
          <text:p/>
          <draw:enhanced-geometry svg:viewBox="0 0 912 160" draw:type="non-primitive" draw:enhanced-path="M 0 160 C 132 96 264 32 384 16 504 0 632 40 720 64 808 88 840 104 912 160 N"/>
        </draw:custom-shape>
        <draw:custom-shape draw:style-name="gr42" draw:text-style-name="P2" draw:layer="layout" svg:width="11.598cm" svg:height="4.551cm" draw:transform="rotate (3.1415926535892) translate (19.35cm 18.626cm)">
          <text:p/>
          <draw:enhanced-geometry svg:viewBox="0 0 912 160" draw:type="non-primitive" draw:enhanced-path="M 0 160 C 132 96 264 32 384 16 504 0 632 40 720 64 808 88 840 104 912 160 N"/>
        </draw:custom-shape>
        <draw:custom-shape draw:style-name="gr43" draw:text-style-name="P2" draw:layer="layout" svg:width="2.306cm" svg:height="0.454cm" draw:transform="rotate (3.1415926535892) translate (10.927cm 14.142cm)">
          <text:p/>
          <draw:enhanced-geometry svg:viewBox="0 0 912 160" draw:type="non-primitive" draw:enhanced-path="M 0 160 C 132 96 264 32 384 16 504 0 632 40 720 64 808 88 840 104 912 160 N"/>
        </draw:custom-shape>
        <presentation:notes draw:style-name="dp5">
          <draw:page-thumbnail draw:style-name="gr1" draw:layer="layout" svg:width="13.428cm" svg:height="10.073cm" svg:x="3.545cm" svg:y="1.967cm" draw:page-number="41" presentation:class="page"/>
          <draw:frame presentation:style-name="pr8" draw:layer="layout" svg:width="14.75cm" svg:height="11.798cm" svg:x="2.752cm" svg:y="12.775cm" presentation:class="notes" presentation:placeholder="true">
            <draw:text-box/>
          </draw:frame>
        </presentation:notes>
      </draw:page>
      <draw:page draw:name="page42" draw:style-name="dp1" draw:master-page-name="Varsayılan" presentation:presentation-page-layout-name="AL4T3">
        <office:forms form:automatic-focus="false" form:apply-design-mode="false"/>
        <draw:frame presentation:style-name="pr3" draw:text-style-name="P2" draw:layer="layout" svg:width="23.706cm" svg:height="1.906cm" svg:x="0.847cm" svg:y="1.057cm" presentation:class="title" presentation:user-transformed="true">
          <draw:text-box>
            <text:list text:style-name="L1">
              <text:list-header>
                <text:p text:style-name="P3">Başka bir DFA</text:p>
              </text:list-header>
            </text:list>
          </draw:text-box>
        </draw:frame>
        <draw:frame presentation:style-name="pr9" draw:text-style-name="P2" draw:layer="layout" svg:width="11.536cm" svg:height="10.583cm" svg:x="1.27cm" svg:y="6.349cm" presentation:class="outline" presentation:user-transformed="true">
          <draw:text-box>
            <text:list text:style-name="L2">
              <text:list-item>
                <text:p text:style-name="P4"><text:span text:style-name="T66">geçerli</text:span></text:p>
              </text:list-item>
            </text:list>
            <text:list text:style-name="L3">
              <text:list-item>
                <text:list>
                  <text:list-item>
                    <text:p text:style-name="P5"><text:span text:style-name="T67">“</text:span><text:span text:style-name="T67">-34”</text:span></text:p>
                  </text:list-item>
                  <text:list-item>
                    <text:p text:style-name="P5"><text:span text:style-name="T67">“</text:span><text:span text:style-name="T67">78.1”</text:span></text:p>
                  </text:list-item>
                  <text:list-item>
                    <text:p text:style-name="P5"><text:span text:style-name="T67">“</text:span><text:span text:style-name="T67">+298.3”</text:span></text:p>
                  </text:list-item>
                  <text:list-item>
                    <text:p text:style-name="P5"><text:span text:style-name="T67">“</text:span><text:span text:style-name="T67">-34.7e-1”</text:span></text:p>
                  </text:list-item>
                  <text:list-item>
                    <text:p text:style-name="P5"><text:span text:style-name="T67">“</text:span><text:span text:style-name="T67">34.7E-1”</text:span></text:p>
                  </text:list-item>
                  <text:list-item>
                    <text:p text:style-name="P5"><text:span text:style-name="T67">“</text:span><text:span text:style-name="T67">7.”</text:span></text:p>
                  </text:list-item>
                  <text:list-item>
                    <text:p text:style-name="P5"><text:span text:style-name="T67">“</text:span><text:span text:style-name="T67">.7”</text:span></text:p>
                  </text:list-item>
                  <text:list-item>
                    <text:p text:style-name="P7"><text:span text:style-name="T67">“</text:span><text:span text:style-name="T67">999.99e99”</text:span><text:span text:style-name="T68"> </text:span></text:p>
                  </text:list-item>
                </text:list>
              </text:list-item>
            </text:list>
          </draw:text-box>
        </draw:frame>
        <draw:frame presentation:style-name="pr9" draw:text-style-name="P2" draw:layer="layout" svg:width="11.536cm" svg:height="10.583cm" svg:x="13.229cm" svg:y="6.349cm" presentation:class="outline" presentation:user-transformed="true">
          <draw:text-box>
            <text:list text:style-name="L2">
              <text:list-item>
                <text:p text:style-name="P4"><text:span text:style-name="T69">geçersiz</text:span></text:p>
              </text:list-item>
            </text:list>
            <text:list text:style-name="L3">
              <text:list-item>
                <text:list>
                  <text:list-item>
                    <text:p text:style-name="P5"><text:span text:style-name="T70">“</text:span><text:span text:style-name="T70">abc”</text:span></text:p>
                  </text:list-item>
                  <text:list-item>
                    <text:p text:style-name="P5"><text:span text:style-name="T70">“</text:span><text:span text:style-name="T70">-e9”</text:span></text:p>
                  </text:list-item>
                  <text:list-item>
                    <text:p text:style-name="P5"><text:span text:style-name="T70">“</text:span><text:span text:style-name="T70">1e”</text:span></text:p>
                  </text:list-item>
                  <text:list-item>
                    <text:p text:style-name="P5"><text:span text:style-name="T70">“</text:span><text:span text:style-name="T70">+”</text:span></text:p>
                  </text:list-item>
                  <text:list-item>
                    <text:p text:style-name="P5"><text:span text:style-name="T70">“</text:span><text:span text:style-name="T70">17.9A”</text:span></text:p>
                  </text:list-item>
                  <text:list-item>
                    <text:p text:style-name="P5"><text:span text:style-name="T70">“</text:span><text:span text:style-name="T70">0.38+”</text:span></text:p>
                  </text:list-item>
                  <text:list-item>
                    <text:p text:style-name="P5"><text:span text:style-name="T70">“</text:span><text:span text:style-name="T70">.”</text:span></text:p>
                  </text:list-item>
                  <text:list-item>
                    <text:p text:style-name="P5"><text:span text:style-name="T70">“</text:span><text:span text:style-name="T70">38.38f9” </text:span></text:p>
                  </text:list-item>
                </text:list>
              </text:list-item>
            </text:list>
          </draw:text-box>
        </draw:frame>
        <draw:custom-shape draw:style-name="gr4" draw:text-style-name="P2" draw:layer="layout" svg:width="11.212cm" svg:height="3.309cm" svg:x="7.395cm" svg:y="3.387cm">
          <text:list text:style-name="L6">
            <text:list-header>
              <text:p text:style-name="P1"><text:span text:style-name="T71">Soru</text:span></text:p>
            </text:list-header>
          </text:list>
          <text:list text:style-name="L15">
            <text:list-item>
              <text:list>
                <text:list-header>
                  <text:p text:style-name="P67"><text:span text:style-name="T72">dizgi kayar noktalı sayı mı?</text:span></text:p>
                </text:list-header>
              </text:list>
            </text:list-item>
          </text:list>
          <text:list text:style-name="L16">
            <text:list-header>
              <text:p text:style-name="P1"><text:span text:style-name="T73"/></text:p>
            </text:list-header>
          </text:list>
          <draw:enhanced-geometry svg:viewBox="0 0 21600 21600" draw:type="mso-spt202" draw:enhanced-path="M 0 0 L 21600 0 21600 21600 0 21600 0 0 Z N"/>
        </draw:custom-shape>
        <presentation:notes draw:style-name="dp5">
          <draw:page-thumbnail draw:style-name="gr1" draw:layer="layout" svg:width="13.428cm" svg:height="10.073cm" svg:x="3.545cm" svg:y="1.967cm" draw:page-number="42" presentation:class="page"/>
          <draw:frame presentation:style-name="pr8"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37 237" svg:d="m119 0 118 237h-237z"/>
    <draw:marker draw:name="msArrowEnd_20_9" draw:display-name="msArrowEnd 9" svg:viewBox="0 0 355 355" svg:d="m178 0 177 355h-355z"/>
    <draw:marker draw:name="Çizgi_20_ucu_20_1" draw:display-name="Çizgi ucu 1" svg:viewBox="0 0 350 350" svg:d="m175 0 175 350h-350z"/>
    <draw:marker draw:name="Çizgi_20_ucu_20_10" draw:display-name="Çizgi ucu 10" svg:viewBox="0 0 350 350" svg:d="m175 0 175 350h-350z"/>
    <draw:marker draw:name="Çizgi_20_ucu_20_11" draw:display-name="Çizgi ucu 11" svg:viewBox="0 0 350 350" svg:d="m175 0 175 350h-350z"/>
    <draw:marker draw:name="Çizgi_20_ucu_20_12" draw:display-name="Çizgi ucu 12" svg:viewBox="0 0 350 350" svg:d="m175 0 175 350h-350z"/>
    <draw:marker draw:name="Çizgi_20_ucu_20_13" draw:display-name="Çizgi ucu 13" svg:viewBox="0 0 350 350" svg:d="m175 0 175 350h-350z"/>
    <draw:marker draw:name="Çizgi_20_ucu_20_14" draw:display-name="Çizgi ucu 14" svg:viewBox="0 0 350 350" svg:d="m175 0 175 350h-350z"/>
    <draw:marker draw:name="Çizgi_20_ucu_20_15" draw:display-name="Çizgi ucu 15" svg:viewBox="0 0 350 350" svg:d="m175 0 175 350h-350z"/>
    <draw:marker draw:name="Çizgi_20_ucu_20_16" draw:display-name="Çizgi ucu 16" svg:viewBox="0 0 350 350" svg:d="m175 0 175 350h-350z"/>
    <draw:marker draw:name="Çizgi_20_ucu_20_17" draw:display-name="Çizgi ucu 17" svg:viewBox="0 0 350 350" svg:d="m175 0 175 350h-350z"/>
    <draw:marker draw:name="Çizgi_20_ucu_20_18" draw:display-name="Çizgi ucu 18" svg:viewBox="0 0 350 350" svg:d="m175 0 175 350h-350z"/>
    <draw:marker draw:name="Çizgi_20_ucu_20_19" draw:display-name="Çizgi ucu 19" svg:viewBox="0 0 350 350" svg:d="m175 0 175 350h-350z"/>
    <draw:marker draw:name="Çizgi_20_ucu_20_2" draw:display-name="Çizgi ucu 2" svg:viewBox="0 0 350 350" svg:d="m175 0 175 350h-350z"/>
    <draw:marker draw:name="Çizgi_20_ucu_20_20" draw:display-name="Çizgi ucu 20" svg:viewBox="0 0 350 350" svg:d="m175 0 175 350h-350z"/>
    <draw:marker draw:name="Çizgi_20_ucu_20_21" draw:display-name="Çizgi ucu 21" svg:viewBox="0 0 350 350" svg:d="m175 0 175 350h-350z"/>
    <draw:marker draw:name="Çizgi_20_ucu_20_22" draw:display-name="Çizgi ucu 22" svg:viewBox="0 0 350 350" svg:d="m175 0 175 350h-350z"/>
    <draw:marker draw:name="Çizgi_20_ucu_20_23" draw:display-name="Çizgi ucu 23" svg:viewBox="0 0 350 350" svg:d="m175 0 175 350h-350z"/>
    <draw:marker draw:name="Çizgi_20_ucu_20_24" draw:display-name="Çizgi ucu 24" svg:viewBox="0 0 350 350" svg:d="m175 0 175 350h-350z"/>
    <draw:marker draw:name="Çizgi_20_ucu_20_25" draw:display-name="Çizgi ucu 25" svg:viewBox="0 0 350 350" svg:d="m175 0 175 350h-350z"/>
    <draw:marker draw:name="Çizgi_20_ucu_20_26" draw:display-name="Çizgi ucu 26" svg:viewBox="0 0 350 350" svg:d="m175 0 175 350h-350z"/>
    <draw:marker draw:name="Çizgi_20_ucu_20_27" draw:display-name="Çizgi ucu 27" svg:viewBox="0 0 350 350" svg:d="m175 0 175 350h-350z"/>
    <draw:marker draw:name="Çizgi_20_ucu_20_3" draw:display-name="Çizgi ucu 3" svg:viewBox="0 0 350 350" svg:d="m175 0 175 350h-350z"/>
    <draw:marker draw:name="Çizgi_20_ucu_20_4" draw:display-name="Çizgi ucu 4" svg:viewBox="0 0 350 350" svg:d="m175 0 175 350h-350z"/>
    <draw:marker draw:name="Çizgi_20_ucu_20_5" draw:display-name="Çizgi ucu 5" svg:viewBox="0 0 350 350" svg:d="m175 0 175 350h-350z"/>
    <draw:marker draw:name="Çizgi_20_ucu_20_6" draw:display-name="Çizgi ucu 6" svg:viewBox="0 0 350 350" svg:d="m175 0 175 350h-350z"/>
    <draw:marker draw:name="Çizgi_20_ucu_20_7" draw:display-name="Çizgi ucu 7" svg:viewBox="0 0 350 350" svg:d="m175 0 175 350h-350z"/>
    <draw:marker draw:name="Çizgi_20_ucu_20_8" draw:display-name="Çizgi ucu 8" svg:viewBox="0 0 350 350" svg:d="m175 0 175 350h-350z"/>
    <draw:marker draw:name="Çizgi_20_ucu_20_9" draw:display-name="Çizgi ucu 9" svg:viewBox="0 0 350 350" svg:d="m175 0 175 350h-35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66"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ff" fo:font-size="100%"/>
          </text:list-level-style-number>
          <text:list-level-style-bullet text:level="2" text:bullet-char="">
            <style:list-level-properties text:space-before="0.943cm"/>
            <style:text-properties fo:font-family="'MT Extra'" style:font-family-generic="roman" style:font-pitch="variable" style:font-charset="x-symbol" fo:color="#000066"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3"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5"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2.573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presentation:style-name="Mpr2"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3"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presentation:style-name="Mpr4"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5"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seyyah </dc:creator>
    <dc:date>2010-09-28T07:00:27</dc:date>
    <meta:editing-cycles>374</meta:editing-cycles>
    <meta:editing-duration>PT352H01M03S</meta:editing-duration>
    <meta:generator>OpenOffice.org/3.2$Linux OpenOffice.org_project/320m19$Build-9505</meta:generator>
    <meta:document-statistic meta:object-count="295"/>
  </office:meta>
</office:document-meta>
</file>